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0.198cm" fo:margin-left="0.039cm" fo:margin-right="16.764cm" table:align="margins"/>
    </style:style>
    <style:style style:name="Table1.A" style:family="table-column">
      <style:table-column-properties style:column-width="0.198cm" style:rel-column-width="112*"/>
    </style:style>
    <style:style style:name="Table1.A1" style:family="table-cell">
      <style:table-cell-properties fo:padding="0.097cm" fo:border="0.05pt solid #000000"/>
    </style:style>
    <style:style style:name="P1" style:family="paragraph" style:parent-style-name="Standard">
      <style:text-properties officeooo:rsid="000b07a3" officeooo:paragraph-rsid="000b07a3"/>
    </style:style>
    <style:style style:name="P2" style:family="paragraph" style:parent-style-name="Standard">
      <style:text-properties officeooo:rsid="000b07a3" officeooo:paragraph-rsid="002e6b20"/>
    </style:style>
    <style:style style:name="P3" style:family="paragraph" style:parent-style-name="Standard">
      <style:text-properties fo:font-size="16pt" style:text-underline-style="solid" style:text-underline-width="auto" style:text-underline-color="font-color" officeooo:rsid="000b07a3" officeooo:paragraph-rsid="000b07a3" style:font-size-asian="16pt" style:font-size-complex="16pt"/>
    </style:style>
    <style:style style:name="P4" style:family="paragraph" style:parent-style-name="Standard">
      <style:text-properties fo:font-size="16pt" style:text-underline-style="solid" style:text-underline-width="auto" style:text-underline-color="font-color" officeooo:rsid="000b07a3" officeooo:paragraph-rsid="002e6b20" style:font-size-asian="16pt" style:font-size-complex="16pt"/>
    </style:style>
    <style:style style:name="P5" style:family="paragraph" style:parent-style-name="Standard">
      <style:text-properties fo:font-size="16pt" style:text-underline-style="solid" style:text-underline-width="auto" style:text-underline-color="font-color" officeooo:rsid="000dc864" officeooo:paragraph-rsid="000dc864" style:font-size-asian="16pt" style:font-size-complex="16pt"/>
    </style:style>
    <style:style style:name="P6" style:family="paragraph" style:parent-style-name="Standard">
      <style:text-properties fo:font-size="16pt" style:text-underline-style="solid" style:text-underline-width="auto" style:text-underline-color="font-color" officeooo:rsid="00217cbc" officeooo:paragraph-rsid="00217cbc" style:font-size-asian="16pt" style:font-size-complex="16pt"/>
    </style:style>
    <style:style style:name="P7" style:family="paragraph" style:parent-style-name="Standard">
      <style:text-properties officeooo:rsid="000cdf3f" officeooo:paragraph-rsid="002e6b20"/>
    </style:style>
    <style:style style:name="P8" style:family="paragraph" style:parent-style-name="Standard">
      <style:text-properties officeooo:rsid="000dc864" officeooo:paragraph-rsid="000dc864"/>
    </style:style>
    <style:style style:name="P9" style:family="paragraph" style:parent-style-name="Standard">
      <style:text-properties officeooo:rsid="000e0bcd" officeooo:paragraph-rsid="000e0bcd"/>
    </style:style>
    <style:style style:name="P10" style:family="paragraph" style:parent-style-name="Standard">
      <style:text-properties officeooo:rsid="000f3ceb" officeooo:paragraph-rsid="000f3ceb"/>
    </style:style>
    <style:style style:name="P11" style:family="paragraph" style:parent-style-name="Standard">
      <style:text-properties officeooo:rsid="00125c6e" officeooo:paragraph-rsid="002e6b20"/>
    </style:style>
    <style:style style:name="P12" style:family="paragraph" style:parent-style-name="Standard">
      <style:text-properties officeooo:rsid="001467ee" officeooo:paragraph-rsid="001467ee"/>
    </style:style>
    <style:style style:name="P13" style:family="paragraph" style:parent-style-name="Standard">
      <style:text-properties officeooo:rsid="0017d533" officeooo:paragraph-rsid="00162239"/>
    </style:style>
    <style:style style:name="P14" style:family="paragraph" style:parent-style-name="Standard">
      <style:text-properties officeooo:rsid="0017d533" officeooo:paragraph-rsid="0017d533"/>
    </style:style>
    <style:style style:name="P15" style:family="paragraph" style:parent-style-name="Standard">
      <style:text-properties officeooo:rsid="0019af07" officeooo:paragraph-rsid="0019af07"/>
    </style:style>
    <style:style style:name="P16" style:family="paragraph" style:parent-style-name="Standard">
      <style:text-properties officeooo:rsid="001ad0ad" officeooo:paragraph-rsid="001ad0ad"/>
    </style:style>
    <style:style style:name="P17" style:family="paragraph" style:parent-style-name="Standard">
      <style:text-properties officeooo:rsid="001c3033" officeooo:paragraph-rsid="001c3033"/>
    </style:style>
    <style:style style:name="P18" style:family="paragraph" style:parent-style-name="Standard">
      <style:text-properties officeooo:rsid="001d5022" officeooo:paragraph-rsid="001d5022"/>
    </style:style>
    <style:style style:name="P19" style:family="paragraph" style:parent-style-name="Standard">
      <style:text-properties officeooo:rsid="001d5022" officeooo:paragraph-rsid="001e79c7"/>
    </style:style>
    <style:style style:name="P20" style:family="paragraph" style:parent-style-name="Standard">
      <style:text-properties officeooo:rsid="0020447d" officeooo:paragraph-rsid="0020447d"/>
    </style:style>
    <style:style style:name="P21" style:family="paragraph" style:parent-style-name="Standard">
      <style:text-properties officeooo:rsid="0020cb04" officeooo:paragraph-rsid="0020cb04"/>
    </style:style>
    <style:style style:name="P22" style:family="paragraph" style:parent-style-name="Standard">
      <style:text-properties officeooo:rsid="00217cbc" officeooo:paragraph-rsid="00217cbc"/>
    </style:style>
    <style:style style:name="P23" style:family="paragraph" style:parent-style-name="Standard">
      <style:text-properties officeooo:rsid="00217cbc" officeooo:paragraph-rsid="0023f705"/>
    </style:style>
    <style:style style:name="P24" style:family="paragraph" style:parent-style-name="Standard">
      <style:text-properties officeooo:rsid="000eb800" officeooo:paragraph-rsid="002e6b20"/>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officeooo:rsid="001e79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ux Device Driver Interview Questions</text:p>
      <text:p text:style-name="P3"/>
      <text:p text:style-name="P1">Linux Device Model (LDM)</text:p>
      <text:p text:style-name="P1">Explain about the Linux Device Model (LDM)?</text:p>
      <text:p text:style-name="P1">Explain about about ksets, kobjects and ktypes. How are they related?</text:p>
      <text:p text:style-name="P3">Questions about sysfs.</text:p>
      <text:p text:style-name="P3"/>
      <text:p text:style-name="P1">Linux Boot Sequence</text:p>
      <text:p text:style-name="P1">Explain about the Linux boot sequence in case of ARM architecture?</text:p>
      <text:p text:style-name="P1">How are the command line arguments passed to Linux kernel by the u-boot (bootloader)?</text:p>
      <text:p text:style-name="P1">Explain about ATAGS?</text:p>
      <text:p text:style-name="P1">Explain about command line arguments that are passed to linux kernel and how/where they are</text:p>
      <text:p text:style-name="P1">parsed in kernel code?</text:p>
      <text:p text:style-name="P1">Explain about device tree.</text:p>
      <text:p text:style-name="P3">Interrupts in Linux</text:p>
      <text:p text:style-name="P3"/>
      <text:p text:style-name="P1">Explain about the interrupt mechanims in linux?</text:p>
      <text:p text:style-name="P1">What are the APIs that are used to register an interrupt handler?</text:p>
      <text:p text:style-name="P1">How do you register an interrupt handler on a shared IRQ line?</text:p>
      <text:p text:style-name="P1">Explain about the flags that are passed to request_irq().</text:p>
      <text:p text:style-name="P1">Explain about the internals of Interrupt handling in case of Linux running on ARM.</text:p>
      <text:p text:style-name="P1">What are the precautions to be taken while writing an interrupt handler?</text:p>
      <text:p text:style-name="P1">Explain interrupt sequence in detail starting from ARM to registered interrupt handler.</text:p>
      <text:p text:style-name="P1">What is bottom half and top half.</text:p>
      <text:p text:style-name="P1">What is request_threaded_irq()</text:p>
      <text:p text:style-name="P1">If same interrupts occurs in two cpu how are they handled?</text:p>
      <text:p text:style-name="P1">How to synchronize data between 'two interrupts' and 'interrupts and process'.</text:p>
      <text:p text:style-name="P1">How are nested interrupts handled?</text:p>
      <text:p text:style-name="P1">How is task context saved during interrupt.Bottom-half Mechanisms in Linux</text:p>
      <text:p text:style-name="P1">What are the different bottom-half mechanisms in Linux?</text:p>
      <text:p text:style-name="P1">Softirq, Tasklet and Workqueues</text:p>
      <text:p text:style-name="P1">What are the differences between Softirq/Tasklet and Workqueue? Given an example what you</text:p>
      <text:p text:style-name="P1">prefer to use?</text:p>
      <text:p text:style-name="P1"/>
      <text:p text:style-name="P1">What are the differences between softirqs and tasklets?</text:p>
      <text:p text:style-name="P1">• Softirq is guaranteed to run on the CPU it was scheduled on, where as tasklets don’t have</text:p>
      <text:p text:style-name="P1">that guarantee.</text:p>
      <text:p text:style-name="P1">• The same tasklet can't run on two separate CPUs at the same time, where as a softirq can.</text:p>
      <text:p text:style-name="P1">When are these bottom halfs executed?</text:p>
      <text:p text:style-name="P1"/>
      <text:p text:style-name="P1">Explain about the internal implementation of softirqs?</text:p>
      <text:p text:style-name="P1"><text:a xlink:type="simple" xlink:href="http://linuxblore.blogspot.com/2013/02/bottom-halves-in-linux-part-1-softirqs.html" text:style-name="Internet_20_link" text:visited-style-name="Visited_20_Internet_20_Link">http://linuxblore.blogspot.com/2013/02/bottom-halves-in-linux-part-1-softirqs.html</text:a></text:p>
      <text:p text:style-name="P1"/>
      <text:p text:style-name="P1">Explain about the internal implementation of tasklets?</text:p>
      <text:p text:style-name="P1"><text:a xlink:type="simple" xlink:href="http://linuxblore.blogspot.com/2013/02/bottom-halves-in-linux-part-2-tasklets.html" text:style-name="Internet_20_link" text:visited-style-name="Visited_20_Internet_20_Link">http://linuxblore.blogspot.com/2013/02/bottom-halves-in-linux-part-2-tasklets.html</text:a></text:p>
      <text:p text:style-name="P1"/>
      <text:p text:style-name="P1">Explain about the internal implementation of workqueues?</text:p>
      <text:p text:style-name="P1"><text:a xlink:type="simple" xlink:href="http://linuxblore.blogspot.in/2013/01/workqueues-in-linux.html" text:style-name="Internet_20_link" text:visited-style-name="Visited_20_Internet_20_Link">http://linuxblore.blogspot.in/2013/01/workqueues-in-linux.html</text:a></text:p>
      <text:p text:style-name="P1"/>
      <text:p text:style-name="P1"/>
      <text:p text:style-name="P1"><text:soft-page-break/>Explain about the concurrent work queues.</text:p>
      <text:p text:style-name="P3">Linux Memory Management</text:p>
      <text:p text:style-name="P3"/>
      <text:p text:style-name="P1">What are the differences between vmalloc and kmalloc? Which is preferred to use in device drivers?</text:p>
      <text:p text:style-name="P1">What are the differences between slab allocator and slub allocator?</text:p>
      <text:p text:style-name="P1">What is boot memory allocator?</text:p>
      <text:p text:style-name="P1">How do you reserve block of memory?</text:p>
      <text:p text:style-name="P1">What is virtual memory and what are the advanatages of using virtual memory?</text:p>
      <text:p text:style-name="P1">What's paging and swapping?</text:p>
      <text:p text:style-name="P1">Is it better to enable swapping in embedded systems? and why?</text:p>
      <text:p text:style-name="P1">What is the page size in Linux kernel in case of 32-bit ARM architecture?</text:p>
      <text:p text:style-name="P1">What is page frame?</text:p>
      <text:p text:style-name="P1">What are the different memory zones and why does different zones exist?</text:p>
      <text:p text:style-name="P1">What is high memory and when is it needed?</text:p>
      <text:p text:style-name="P1">Why is high memory zone not needed in case of 64-bit machine?</text:p>
      <text:p text:style-name="P1">How to allocate a page frame from high memory?In ARM, an abort exception if generated, if the page table doesn't contain a virtual to physical map</text:p>
      <text:p text:style-name="P1">for a particular page. How exactly does the MMU know that a virtual to physical map is present in</text:p>
      <text:p text:style-name="P1">the pagetable or not?</text:p>
      <text:p text:style-name="P1">A Level-1 page table entry can be one of four possible types. The 1st type is given below:</text:p>
      <text:p text:style-name="P1">• A fault entry that generates an abort exception. This can be either a prefetch or data abort,</text:p>
      <text:p text:style-name="P1">depending on the type of access. This effectively indicates virtual addresses that are</text:p>
      <text:p text:style-name="P1">unmapped.</text:p>
      <text:p text:style-name="P1">In this case the bit [0] and [1] are set to 0. This is how the MMU identifies that it's a fault entry.</text:p>
      <text:p text:style-name="P1">Same is the case with Level-2 page table entry.</text:p>
      <text:p text:style-name="P1">Does the Translation Table Base Address (TTBR) register, Level 1 page table and Level 2 page</text:p>
      <text:p text:style-name="P1">table contain Physical addresses or Virtual addresses?</text:p>
      <text:p text:style-name="P1">TTBR: Contain physical address of the pgd base</text:p>
      <text:p text:style-name="P1">Level 1 page table (pgd): Physical address pointing to the pte base</text:p>
      <text:p text:style-name="P1">Level 2 page table (pte): Physical address pointing to the physical page frame</text:p>
      <text:p text:style-name="P1">Since page tables are in kernel space and kernel virtual memory is mapped directly to RAM. Using</text:p>
      <text:p text:style-name="P1">just an easy macro like __virt_to_phys(), we can get the physical address for the pgd base or pte</text:p>
      <text:p text:style-name="P1">base or pte entry.</text:p>
      <text:p text:style-name="P3">Kernel Synchronization</text:p>
      <text:p text:style-name="P3"/>
      <text:p text:style-name="P1">Why do we need synchronization mechanisms in Linux kernel?</text:p>
      <text:p text:style-name="P1">What are the different synchonization mechanisms present in Linux kernel?</text:p>
      <text:p text:style-name="P1">What are the differences between spinlock and mutex?</text:p>
      <text:p text:style-name="P1">What is lockdep?</text:p>
      <text:p text:style-name="P1">Which synchronization mechanism is safe to use in interrupt context and why?</text:p>
      <text:p text:style-name="P1">Explain about the implementation of spinlock in case of ARM architecture.</text:p>
      <text:p text:style-name="P1">Explain about the implementation of mutex in case of ARM architecture.</text:p>
      <text:p text:style-name="P1">Explain about the notifier chains.</text:p>
      <text:p text:style-name="P1">Explain about RCU locks and when are they used?</text:p>
      <text:p text:style-name="P1">Explain about RW spinlocks locks and when are they used?</text:p>
      <text:p text:style-name="P1">Which are the synchronization technoques you use 'between processes', 'between processe and</text:p>
      <text:p text:style-name="P1">interrupt' and 'between interrupts'; why and how ?</text:p>
      <text:p text:style-name="P1">What are the differences between semaphores and spinlocks?</text:p>
      <text:p text:style-name="P1"/>
      <text:p text:style-name="P1"/>
      <text:p text:style-name="P1"/>
      <text:p text:style-name="P3"><text:soft-page-break/>Process Management and Process Scheduling</text:p>
      <text:p text:style-name="P3"/>
      <text:p text:style-name="P1">What are the different schedulers class present in the linux kernel?</text:p>
      <text:p text:style-name="P1">How to create a new process?What is the difference between fork( ) and vfork( )?</text:p>
      <text:p text:style-name="P1">Which is the first task what is spawned in linux kernel?</text:p>
      <text:p text:style-name="P1">What are the processes with PID 0 and PID 1?</text:p>
      <text:p text:style-name="P1">PID 0 - idle task</text:p>
      <text:p text:style-name="P1">PID 1 - init</text:p>
      <text:p text:style-name="P1">How to extract task_struct of a particular process if the stack pointer is given?</text:p>
      <text:p text:style-name="P1">How does scheduler picks particular task?</text:p>
      <text:p text:style-name="P1">When does scheduler picks a task?</text:p>
      <text:p text:style-name="P1">How is timeout managed?</text:p>
      <text:p text:style-name="P1">How does load balancing happens?</text:p>
      <text:p text:style-name="P1">Explain about any scheduler class?</text:p>
      <text:p text:style-name="P1">Explain about wait queues and how they implemented? Where and how are they used?</text:p>
      <text:p text:style-name="P1">What is process kernel stack and process user stack? What is the size of each and how are they</text:p>
      <text:p text:style-name="P1">allocated?</text:p>
      <text:p text:style-name="P1">Why do we need seperate kernel stack for each process?</text:p>
      <text:p text:style-name="P1">What all happens during context switch?</text:p>
      <text:p text:style-name="P1">What is thread_info? Why is it stored at the end of kernel stack?</text:p>
      <text:p text:style-name="P1">What is the use of preempt_count variable?</text:p>
      <text:p text:style-name="P1">What is the difference between interruptible and uninterruptible task states?</text:p>
      <text:p text:style-name="P1">How processes and threads are created? (from user level till kernel level)</text:p>
      <text:p text:style-name="P1">How is virtual run time (vruntime) calculated?</text:p>
      <text:p text:style-name="P1">Timers and Time Management</text:p>
      <text:p text:style-name="P1">What are jiffies and HZ?</text:p>
      <text:p text:style-name="P1">What is the initial value of jiffies when the system has started?</text:p>
      <text:p text:style-name="P1">Explain about HR timers and normal timers?</text:p>
      <text:p text:style-name="P1">On what hardware timers, does the HR timers are based on?</text:p>
      <text:p text:style-name="P1">How to declare that a specific hardware timers is used for kernel periodic timer interrupt used by</text:p>
      <text:p text:style-name="P1">the scheduler?</text:p>
      <text:p text:style-name="P1">How software timers are implemented?Power Management in Linux</text:p>
      <text:p text:style-name="P1">Explain about cpuidle framework.</text:p>
      <text:p text:style-name="P1">Explain about cpufreq framework.</text:p>
      <text:p text:style-name="P1">Explain about clock framework.</text:p>
      <text:p text:style-name="P1">Explain about regulator framework.</text:p>
      <text:p text:style-name="P1">Explain about suspened and resume framwork.</text:p>
      <text:p text:style-name="P1">Explain about early suspend and late resume.</text:p>
      <text:p text:style-name="P1">Explain about wakelocks.</text:p>
      <text:p text:style-name="P1">Linux Kernel Modules</text:p>
      <text:p text:style-name="P1">How to make a module as loadable module?</text:p>
      <text:p text:style-name="P1">How to make a module as in-built module?</text:p>
      <text:p text:style-name="P1">Explain about Kconfig build system?</text:p>
      <text:p text:style-name="P1">Explain about the init call mechanism.</text:p>
      <text:p text:style-name="P1">What is the difference between early init and late init?</text:p>
      <text:p text:style-name="P1">Early init:</text:p>
      <text:p text:style-name="P1">• Early init functions are called when only the boot processor is online.</text:p>
      <text:p text:style-name="P1">• Run before initializing SMP.</text:p>
      <text:p text:style-name="P1">• Only for built-in code, not modules.</text:p>
      <text:p text:style-name="P1">Late init:</text:p>
      <text:p text:style-name="P1">•</text:p>
      <text:p text:style-name="P1">Late init functions are called _after_ all the CPUs are online.</text:p>
      <text:p text:style-name="P3"><text:soft-page-break/>Linux Kernel Debugging</text:p>
      <text:p text:style-name="P3"/>
      <text:p text:style-name="P1">What is Oops and kernel panic?</text:p>
      <text:p text:style-name="P1">Does all Oops result in kernel panic?</text:p>
      <text:p text:style-name="P1">What are the tools that you have used for debugging the Linux kernel?</text:p>
      <text:p text:style-name="P1">What are the log levels in printk?</text:p>
      <text:p text:style-name="P1">Can printk's be used in interrupt context?</text:p>
      <text:p text:style-name="P1">How to print a stack trace from a particular function?</text:p>
      <text:p text:style-name="P1">What's the use of early_printk( )?</text:p>
      <text:p text:style-name="P1">Explan about the various gdb commands.</text:p>
      <text:p text:style-name="P1">Miscellaneous</text:p>
      <text:p text:style-name="P1">How are the atomic functions implemented in case of ARM architecture?Solution</text:p>
      <text:p text:style-name="P1">How is container_of( ) macro implemented?</text:p>
      <text:p text:style-name="P1">Explain about system call flow in case of ARM Linux.</text:p>
      <text:p text:style-name="P1">What 's the use of __init and __exit macros?</text:p>
      <text:p text:style-name="P1">How to ensure that init function of a partiuclar driver was called before our driver's init function is</text:p>
      <text:p text:style-name="P1">called (assume that both these drivers are built into the kenrel image)?</text:p>
      <text:p text:style-name="P1">What's a segementation fault and what are the scenarios in which segmentation fault is triggered?</text:p>
      <text:p text:style-name="P1">If the scenarios which triggers the segmentation fault has occured, how the kernel identifies it and</text:p>
      <text:p text:style-name="P1">what are the actions that the kernel takes?</text:p>
      <text:p text:style-name="P1">Operating System Interview Questions</text:p>
      <text:p text:style-name="P1">Kernel Synchronization</text:p>
      <text:p text:style-name="P1">What are the differences between mutex and semaphore?</text:p>
      <text:p text:style-name="P1">What is a race condition?</text:p>
      <text:p text:style-name="P1">How to avoid a race conditon?</text:p>
      <text:p text:style-name="P1">What is a critial region?</text:p>
      <text:p text:style-name="P1">What are atomic operations?</text:p>
      <text:p text:style-name="P1"/>
      <text:p text:style-name="P3">RTOS</text:p>
      <text:p text:style-name="P3"/>
      <text:p text:style-name="P1">What are the differences between general purpose OS and and RTOS?</text:p>
      <text:p text:style-name="P1">What are the characteristics of an RTOS?</text:p>
      <text:p text:style-name="P1">What is the difference between a hard real time system and a soft real time system?</text:p>
      <text:p text:style-name="P1">What is priority inversion and how to solve that problem?</text:p>
      <text:p text:style-name="P1">What is priority inheritence?</text:p>
      <text:p text:style-name="P1">Microprocessor and Embedded Hardware Interview Questions</text:p>
      <text:p text:style-name="P1">Memory Management Unit and Virtual Memory</text:p>
      <text:p text:style-name="P1">What is an MMU and what is it used for?What is TLB and what is it used for?</text:p>
      <text:p text:style-name="P1">What is Virtual Memory?</text:p>
      <text:p text:style-name="P1">What are the advantages of Virtual Memory?</text:p>
      <text:p text:style-name="P1"/>
      <text:p text:style-name="P3">Cache</text:p>
      <text:p text:style-name="P3"/>
      <text:p text:style-name="P1">What is cache and where is it physically located?</text:p>
      <text:p text:style-name="P1">What is cache coherency?</text:p>
      <text:p text:style-name="P1">What is cache hit and cache miss?</text:p>
      <text:p text:style-name="P1">There are two basic writing approaches:</text:p>
      <text:p text:style-name="P1">• Write-through - Write is done synchronously both to the cache and to the backing store.</text:p>
      <text:p text:style-name="P1">• Write-back (or Write-behind) - Initially, writing is done only to the cache. The write to the</text:p>
      <text:p text:style-name="P1">backing store is postponed until the cache blocks containing the data are about to be</text:p>
      <text:p text:style-name="P1"><text:soft-page-break/>modified/replaced by new content.</text:p>
      <text:p text:style-name="P1"/>
      <text:p text:style-name="P1">What is TLB trashing and Cache trashing?</text:p>
      <text:p text:style-name="P1">The term is also used when a small set of faster storage space, intended to be used to speed up</text:p>
      <text:p text:style-name="P1">access to a larger set of slower storage space, is accessed in a way that cancels out any benefits from</text:p>
      <text:p text:style-name="P1">the faster storage.</text:p>
      <text:p text:style-name="P1">An example of this is cache thrashing, where main memory is accessed in a pattern that leads to</text:p>
      <text:p text:style-name="P1">multiple main memory locations competing for the same cache lines, resulting in excessive cache</text:p>
      <text:p text:style-name="P1">misses. This is most problematic for caches that have low associativity.</text:p>
      <text:p text:style-name="P1">Quite similar is TLB thrashing, where the TLB is overrun by more requests than it can handle</text:p>
      <text:p text:style-name="P1">efficiently.</text:p>
      <text:p text:style-name="P1">In a virtual storage system (an operating system that manages its logical storage or memory in units</text:p>
      <text:p text:style-name="P1">called pages), thrashing is a condition in which excessive paging operations are taking place. A</text:p>
      <text:p text:style-name="P1">system that is thrashing can be perceived as either a very slow system or one that has come to a halt.</text:p>
      <text:p text:style-name="P1"/>
      <text:p text:style-name="P1">What is a cache line?</text:p>
      <text:p text:style-name="P1">How much amount of data is transferred at a time from main memory into cache?</text:p>
      <text:p text:style-name="P1">Check out following link for more information:</text:p>
      <text:p text:style-name="P1">http://en.wikipedia.org/wiki/Cache_(computing)</text:p>
      <text:p text:style-name="P1">http://en.wikipedia.org/wiki/CPU_cache</text:p>
      <text:p text:style-name="P1"/>
      <text:p text:style-name="P1">What is associative memory or Content-addressable memory (CAM)?</text:p>
      <text:p text:style-name="P1">Memory that is addressed by content rather than by address; content addressable is often used</text:p>
      <text:p text:style-name="P1">synonymously. An Associative memory permits its users to specify part of a pattern or key and</text:p>
      <text:p text:style-name="P1">retrieve the values associated with that pattern.Unlike standard computer memory (random access memory or RAM) in which the user supplies a</text:p>
      <text:p text:style-name="P1">memory address and the RAM returns the data word stored at that address, a CAM is designed such</text:p>
      <text:p text:style-name="P1">that the user supplies a data word and the CAM searches its entire memory to see if that data word</text:p>
      <text:p text:style-name="P1">is stored anywhere in it. If the data word is found, the CAM returns a list of one or more storage</text:p>
      <text:p text:style-name="P1">addresses where the word was found (and in some architectures, it also returns the data word, or</text:p>
      <text:p text:style-name="P1">other associated pieces of data). Thus, a CAM is the hardware embodiment of what in software</text:p>
      <text:p text:style-name="P1">terms would be called an associative array.</text:p>
      <text:p text:style-name="P1">Content-addressable memory (CAM) is a special type of computer memory used in certain very</text:p>
      <text:p text:style-name="P1">high speed searching applications. It is also known as associative memory, associative storage, or</text:p>
      <text:p text:style-name="P1">associative array, although the last term is more often used for a programming data structure.</text:p>
      <text:p text:style-name="P1">References:</text:p>
      <text:p text:style-name="P1">http://en.wikipedia.org/wiki/Content-addressable_memory</text:p>
      <text:p text:style-name="P1">Explain about write through and write back cache.</text:p>
      <text:p text:style-name="P1"/>
      <text:p text:style-name="P1">What is write back read alloc and write alloc?</text:p>
      <text:p text:style-name="P1">What is cache buffer?</text:p>
      <text:p text:style-name="P1"/>
      <text:p text:style-name="P1">What is set associative cache?</text:p>
      <text:p text:style-name="P1">Explain about cache memory synchronization in a multicore system.</text:p>
      <text:p text:style-name="P1"/>
      <text:p text:style-name="P3">DMA (Direct Memory Access)</text:p>
      <text:p text:style-name="P3"/>
      <text:p text:style-name="P1">What is scatter-gather DMA?</text:p>
      <text:p text:style-name="P1"/>
      <text:p text:style-name="P5">Extra Question :</text:p>
      <text:p text:style-name="P1"/>
      <text:p text:style-name="P8"><text:soft-page-break/>what are the different ways the Linux can swich from User Space to Kernel Space &amp; vice-versa</text:p>
      <text:p text:style-name="P8">There are 2 situations when Linux can switch from user Space</text:p>
      <text:p text:style-name="P8">to Kernel Space:-</text:p>
      <text:p text:style-name="P8">1) by doing System calls</text:p>
      <text:p text:style-name="P8">2) When interrupt comes (to handle interrupt)</text:p>
      <text:p text:style-name="P8">Linux can switch from kernel Space to User space:-</text:p>
      <text:p text:style-name="P8">1) process in kernel mode is preempted.</text:p>
      <text:p text:style-name="P8">2) After completion of Interrupt handler / System call</text:p>
      <text:p text:style-name="P8"/>
      <text:p text:style-name="P8">what is stored at /lib/modules ?</text:p>
      <text:p text:style-name="P8">It contains all the kernel modules that needed to be loaded into kernel (booting etc). there will</text:p>
      <text:p text:style-name="P8">some .map, .dep (dependency files) files present.</text:p>
      <text:p text:style-name="P8">When the kernel needs a feature that is not resident in the kernel, the kernel module daemon kmod[1] execs modprobe to load the module in. You can see what modules are already loaded</text:p>
      <text:p text:style-name="P8">into the kernel by running lsmod, which gets its information by reading the file /proc/modules.</text:p>
      <text:p text:style-name="P8"/>
      <text:p text:style-name="P9">The difference between fork(), vfork(), exec() and clone() ?</text:p>
      <text:p text:style-name="P9"><text:span text:style-name="T1">Fork :</text:span> The fork call basically makes a duplicate of the current process, identical in almost every</text:p>
      <text:p text:style-name="P9">way (not everything is copied over, for example, resource limits in some implementations but the</text:p>
      <text:p text:style-name="P9">idea is to create as close a copy as possible).</text:p>
      <text:p text:style-name="P9">The new process (child) gets a different process ID (PID) and has the the PID of the old process</text:p>
      <text:p text:style-name="P9">(parent) as its parent PID (PPID). Because the two processes are now running exactly the same</text:p>
      <text:p text:style-name="P9">code, they can tell which is which by the return code of fork - the child gets 0, the parent gets the</text:p>
      <text:p text:style-name="P9">PID of the child. This is all, of course, assuming the fork call works - if not, no child is created and</text:p>
      <text:p text:style-name="P9">the parent gets an error code.</text:p>
      <text:p text:style-name="P9"><text:span text:style-name="T1">Vfork : </text:span>The basic difference between vfork and fork is that when a new process is created with</text:p>
      <text:p text:style-name="P9">vfork(), the parent process is temporarily suspended, and the child process might borrow the</text:p>
      <text:p text:style-name="P9">parent's address space. This strange state of affairs continues until the child process either exits, or</text:p>
      <text:p text:style-name="P9">calls execve(), at which point the parent process continues.</text:p>
      <text:p text:style-name="P9">This means that the child process of a vfork() must be careful to avoid unexpectedly modifying</text:p>
      <text:p text:style-name="P9">variables of the parent process. In particular, the child process must not return from the function</text:p>
      <text:p text:style-name="P9">containing the vfork() call, and it must not call exit() (if it needs to exit, it should use _exit();</text:p>
      <text:p text:style-name="P9">actually, this is also true for the child of a normal fork()).</text:p>
      <text:p text:style-name="P9"><text:span text:style-name="T1">Exec : </text:span>The exec call is a way to basically replace the entire current process with a new program. It</text:p>
      <text:p text:style-name="P9">loads the program into the current process space and runs it from the entry point. exec() replaces the</text:p>
      <text:p text:style-name="P9">current process with a the executable pointed by the function. Control never returns to the original</text:p>
      <text:p text:style-name="P9">program unless there is an exec() error.</text:p>
      <text:p text:style-name="P9"><text:span text:style-name="T1">Clone :</text:span> Clone, as fork, creates a new process. Unlike fork, these calls allow the child process to</text:p>
      <text:p text:style-name="P9">share parts of its execution context with the calling process, such as the memory space, the table of</text:p>
      <text:p text:style-name="P9">file descriptors, and the table of signal handlers.</text:p>
      <text:p text:style-name="P9">When the child process is created with clone, it executes the function application fn(arg). (This</text:p>
      <text:p text:style-name="P9">differs from for, where execution continues in the child from the point of the fork call.) The fn</text:p>
      <text:p text:style-name="P9">argument is a pointer to a function that is called by the child process at the beginning of itsexecution. The arg argument is passed to the fn function.</text:p>
      <text:p text:style-name="P9">When the fn(arg) function application returns, the child process terminates. The integer returned by</text:p>
      <text:p text:style-name="P9">fn is the exit code for the child process. The child process may also terminate explicitly by calling</text:p>
      <text:p text:style-name="P9">exit(2) or after receiving a fatal signal.</text:p>
      <text:p text:style-name="P9"/>
      <text:p text:style-name="P10">what kind of information the linux driver modules (.ko ) files has ?</text:p>
      <text:p text:style-name="P10">kernel 2.6 introduces a new file naming convention: kernel modules now have a .ko extension (in place of the old .o extension) which easily distinguishes them from conventional object files. The reason for this is that they contain an additional .modinfo section that where additional information <text:soft-page-break/>about the module is kept. Linux program modpost can be used to convert .o files into .ko files.</text:p>
      <text:p text:style-name="P9"/>
      <text:p text:style-name="P12">what is the difference between user APIs and kernel system calls ?</text:p>
      <text:p text:style-name="P12">Application Programming Interface (API) is a set of functions, objects, protocols or datastructures for the support of application development for developers/programmers. It is actually a kind of</text:p>
      <text:p text:style-name="P12">function definition which specifies how to make available of a specific service of the system/OS. The API's are available from library or from Operating system itself. Whenever a programmer need a specific service from OS, he/she can use appropriate API to do that. Processes in a system are run in different modes, process run in user mode have no access to the privileged instructions. If they want perform any privileged instructions or need of any services they request kernal forthat service through System Calls. System calls are made by way of software interrupt. This is actually a request for the service whereas API is a function description hat can be used by the programmer for his</text:p>
      <text:p text:style-name="P12">programs, its like a tool used to obtain a specific task in his programs.</text:p>
      <text:p text:style-name="P12"/>
      <text:p text:style-name="P13"/>
      <text:p text:style-name="P14">What is kernel panic error? </text:p>
      <text:p text:style-name="P14">How will you recover password and shadow file, in case both got deleted. Explain the steps? </text:p>
      <text:p text:style-name="P14">Explain boot process </text:p>
      <text:p text:style-name="P14"/>
      <text:p text:style-name="P15">How to create swap partition after OS installation?</text:p>
      <text:p text:style-name="P15">A. swap can be created in two ways after the installation,</text:p>
      <text:p text:style-name="P15">1. fdisk command</text:p>
      <text:p text:style-name="P15">2. create a swap file using dd command</text:p>
      <text:p text:style-name="P15">after creating swap file or file system</text:p>
      <text:p text:style-name="P15">#mkswap /dev/sda10</text:p>
      <text:p text:style-name="P15">#swapon /dev/sda10</text:p>
      <text:p text:style-name="P15">#swapon -s #To see the swap devices</text:p>
      <text:p text:style-name="P15">by using dd command</text:p>
      <text:p text:style-name="P15">#dd if=/dev/zero of=/swap bs=1024 count=1</text:p>
      <text:p text:style-name="P15">Which will creates the file size 1024(1GB).</text:p>
      <text:p text:style-name="P15">#mkswap /swap</text:p>
      <text:p text:style-name="P15">#swapon /swap</text:p>
      <text:p text:style-name="P15">#swapon -s #to see the swap devices</text:p>
      <text:p text:style-name="P15"/>
      <text:p text:style-name="P16">How to find out the dependency required for a package?</text:p>
      <text:p text:style-name="P17">Why do we have serial and parallel interface, which one was faster and why and when we</text:p>
      <text:p text:style-name="P17">should go for this interface.Both the interfaces have it own importance, in serial the data is transmitted in sequence i.e is1 bit at a time for one clock cycle so to transfer 8 bits of info</text:p>
      <text:p text:style-name="P17">you need 8 clock cycles in short it takes more time comparatively. where as in parallel 8 bits of transmission is transmitted is in 1 clock cycle.cparallel transmissions normally used for</text:p>
      <text:p text:style-name="P17">tarnsmited data from computer to printer(through LPT port) parallel transmission is faster than serial transmission.</text:p>
      <text:p text:style-name="P17"/>
      <text:p text:style-name="P17">What are the Advantages and disadvantages of script vs compiled program?</text:p>
      <text:p text:style-name="P17">while scripts have the advantages of</text:p>
      <text:p text:style-name="P17">1) flexibility to change the of script</text:p>
      <text:p text:style-name="P17">2) and being more portable.</text:p>
      <text:p text:style-name="P17">compiled executables have the advantages of</text:p>
      <text:p text:style-name="P17">1) less memory footprint</text:p>
      <text:p text:style-name="P17">2) less execution time.</text:p>
      <text:p text:style-name="P17"/>
      <text:p text:style-name="P17">What is the difference between kill and kill -9 commands?</text:p>
      <text:p text:style-name="P17"><text:soft-page-break/>kill &lt;pid&gt; allows to kill the normal process. where askill -9 &lt;pid&gt; to kill normal process and also background process.</text:p>
      <text:p text:style-name="P17"/>
      <text:p text:style-name="P18">what is the difference between socket &amp; port ?</text:p>
      <text:p text:style-name="P18">port : a particular port number on a host</text:p>
      <text:p text:style-name="P19">socket: a host and a port like <text:span text:style-name="T2">or <text:s/>Socket = ip + port, so Socket provides the access to the ip+port</text:span></text:p>
      <text:p text:style-name="P18">-&gt; http port = 80</text:p>
      <text:p text:style-name="P18">-&gt; when you fire up google.com</text:p>
      <text:p text:style-name="P18">the socket on the server side is google.com:80</text:p>
      <text:p text:style-name="P18">this is the server side socket on your local system where you are browsing the socket is</text:p>
      <text:p text:style-name="P18">yourip:port above 1024</text:p>
      <text:p text:style-name="P18"/>
      <text:p text:style-name="P20">What is a context switch?</text:p>
      <text:p text:style-name="P20">a) Kernel switches from executing one process to another.</text:p>
      <text:p text:style-name="P20">Pid of init is 1.</text:p>
      <text:p text:style-name="P20">What is the default maximum number of processes that can exist in Linux?</text:p>
      <text:p text:style-name="P20">32768</text:p>
      <text:p text:style-name="P20"/>
      <text:p text:style-name="P20">Which signal is generated when we press ctrl-Z?</text:p>
      <text:p text:style-name="P20">SIGSTOP</text:p>
      <text:p text:style-name="P20">Which of the following signal cannot be handled or ignored and why?</text:p>
      <text:p text:style-name="P20">Sigkill.</text:p>
      <text:p text:style-name="P20">When real interval timer expires which signal is generated?</text:p>
      <text:p text:style-name="P20">SIGALARM</text:p>
      <text:p text:style-name="P20">Default action of SIGSEGV is core dumped.System V IPC common attributes are</text:p>
      <text:p text:style-name="P20">a) key</text:p>
      <text:p text:style-name="P20">b) id</text:p>
      <text:p text:style-name="P20">c) owner</text:p>
      <text:p text:style-name="P20">d)all ....</text:p>
      <text:p text:style-name="P20">Message queues are created in kernel space and fifo in file system.</text:p>
      <text:p text:style-name="P20">Pipe size is 4kb and named pipe is 64kb.</text:p>
      <text:p text:style-name="P20">Message queue takes size from kernel and size is 8kb.</text:p>
      <text:p text:style-name="P20">With recent kernels (&gt;= 2.6.35), you can change the size of a pipe with</text:p>
      <text:p text:style-name="P20">fcntl(fd, F_SETPIPE_SZ, size)</text:p>
      <text:p text:style-name="P20">where size is a long. The maximum size is in /proc/sys/fs/pipe-max-size.</text:p>
      <text:p text:style-name="P20">And shared memory on ram so maximum size of shared memory may be 4gb -1 by setting</text:p>
      <text:p text:style-name="P20">SHMMAX=(4*1024*1024*1024=4GB)in 32 bit system.</text:p>
      <text:p text:style-name="P20">The size of the shared memory is only 16KB on most Nvidia GPUs</text:p>
      <text:p text:style-name="P20">pmap -d :</text:p>
      <text:p text:style-name="P20">mapped: 206672K</text:p>
      <text:p text:style-name="P20">writeable/private: 4352K</text:p>
      <text:p text:style-name="P20">shared: 128K</text:p>
      <text:p text:style-name="P20">You can see that the shared memory size in pmap is much smaller than top.</text:p>
      <text:p text:style-name="P20">To see all shared memory settings, execute:</text:p>
      <text:p text:style-name="P20">$ ipcs -lm</text:p>
      <text:p text:style-name="P20">ulimit -a use to see limits</text:p>
      <text:p text:style-name="P20">ulimit -s to change stack size</text:p>
      <text:p text:style-name="P20">kmalloc vs vmalloc</text:p>
      <text:p text:style-name="P20">I've googled around and found most people advocating the use of kmalloc, as you're guaranteed to</text:p>
      <text:p text:style-name="P20">get contiguous physical blocks of memory. However, it also seems as though kmalloc can fail if a</text:p>
      <text:p text:style-name="P20">contiguous physical block that you want can't be found.</text:p>
      <text:p text:style-name="P20">What are the advantages of having a contiguous block of memory? Specifically, why would I need</text:p>
      <text:p text:style-name="P20"><text:soft-page-break/>to have a contiguous physical block of memory in a system call? Is there any reason I couldn't just</text:p>
      <text:p text:style-name="P20">use vmalloc?</text:p>
      <text:p text:style-name="P20">Finally, if I were to allocate memory during the handling of a system call, should I specify</text:p>
      <text:p text:style-name="P20">GFP_ATOMIC? Is a system call executed in an atomic context?</text:p>
      <text:p text:style-name="P20">GFP_ATOMIC</text:p>
      <text:p text:style-name="P20">The allocation is high-priority and does not sleep. This is the flag to use in interrupt</text:p>
      <text:p text:style-name="P20">handlers, bottom halves and other situations where you cannot sleep.</text:p>
      <text:p text:style-name="P20">GFP_KERNEL This is a normal allocation and might block. This is the flag to use in</text:p>
      <text:p text:style-name="P20">process context code when it is safe to sleep.</text:p>
      <text:p text:style-name="P20">Vmalloc provide contagious virtual address but physical address could be differant.</text:p>
      <text:p text:style-name="P20">max size of a single kmalloc is up to 4 MB.</text:p>
      <text:p text:style-name="P20">Kmalloc is limited in size so for larger memory use vmalloc.</text:p>
      <text:p text:style-name="P20"/>
      <text:p text:style-name="P21">Difference between system calls and Library functions</text:p>
      <text:p text:style-name="P21">As a user perspective both system calls and library functions are almost similar. In implementation</text:p>
      <text:p text:style-name="P21">point of view it’s different. For instance the malloc() library function calls the sbrk() system call</text:p>
      <text:p text:style-name="P21">functions in C program to allocate the memory. If we want to have the better handling of memory</text:p>
      <text:p text:style-name="P21">functions we can use the sbrk system call function to write our own library functions. Library</text:p>
      <text:p text:style-name="P21">function lies in user process and system calls lies in kernel, so whenever we use the library function</text:p>
      <text:p text:style-name="P21">it calls the system function to perform the action. In other words system calls can’t be changed but</text:p>
      <text:p text:style-name="P21">the library functions can be re-written based on our convenience. The other major distinction is</text:p>
      <text:p text:style-name="P21">system calls lies in kernel level and library functions lies in user level. So whenever we invoke the</text:p>
      <text:p text:style-name="P21">library functions, this will internally call the functions which reside in the kernel level.</text:p>
      <text:p text:style-name="P21"/>
      <text:p text:style-name="P22">library functions, this will internally call the functions which reside in the kernel level.</text:p>
      <text:p text:style-name="P22"/>
      <text:p text:style-name="P6">Qualcoum interview question.</text:p>
      <text:p text:style-name="P6"/>
      <text:p text:style-name="P22">1.As kernel can access user space memory, why should copy_from_user is needed?</text:p>
      <text:p text:style-name="P22">copy_from_user does not page fault unlike other kernel or user code sections when an attempt</text:p>
      <text:p text:style-name="P22">happens to access memory addresses passed by userspace. This allows it to gracefully handle</text:p>
      <text:p text:style-name="P22">exception instead of kernel panic.</text:p>
      <text:p text:style-name="P22">If kernel directly accesses the user data structure, system will panic if it's not a valid address( eg</text:p>
      <text:p text:style-name="P22">NULL pointer). To avoid this situation, copy_from_user(..) is used. This function will fail, if proper</text:p>
      <text:p text:style-name="P22">user address is not provided and does not bring down the system.</text:p>
      <text:p text:style-name="P22"/>
      <text:p text:style-name="P22">2.what are the best synchronization techniques used in linux kernel?</text:p>
      <text:p text:style-name="P22">for simple counter variables or for bitwise -------&gt;atomic operations are best methods.</text:p>
      <text:p text:style-name="P22">atomic_t count=ATOMIC_INIT(0); or atomic_set(&amp;count,0);</text:p>
      <text:p text:style-name="P22">atomic_read(&amp;count);</text:p>
      <text:p text:style-name="P22">atomic_inc(&amp;count);</text:p>
      <text:p text:style-name="P22">atomic_dec(&amp;count);</text:p>
      <text:p text:style-name="P22">atomic_add(&amp;count,10);</text:p>
      <text:p text:style-name="P22">atomic_sub(&amp;count,10);</text:p>
      <text:p text:style-name="P22">spinlocks are used to hold critical section for short time and can use from interrupt context and</text:p>
      <text:p text:style-name="P22">locks can not sleep,also called busy wait loops.</text:p>
      <text:p text:style-name="P22">fully spinlocks and reader/writer spin locks are available.</text:p>
      <text:p text:style-name="P22">spinlock_t my_spinlock;</text:p>
      <text:p text:style-name="P22">spin_lock_init( &amp;my_spinlock );</text:p>
      <text:p text:style-name="P22">spin_lock( &amp;my_spinlock );</text:p>
      <text:p text:style-name="P22">// critical section</text:p>
      <text:p text:style-name="P22">spin_unlock( &amp;my_spinlock );Spinlock variant with local CPU interrupt disable</text:p>
      <text:p text:style-name="P22"><text:soft-page-break/>spin_lock_irqsave( &amp;my_spinlock, flags );</text:p>
      <text:p text:style-name="P22">// critical section</text:p>
      <text:p text:style-name="P22">spin_unlock_irqrestore( &amp;my_spinlock, flags );</text:p>
      <text:p text:style-name="P22">if your kernel thread shares data with a bottom half,</text:p>
      <text:p text:style-name="P22">spin_lock_bh( &amp;my_spinlock );</text:p>
      <text:p text:style-name="P22">// critical section</text:p>
      <text:p text:style-name="P22">spin_unlock_bh( &amp;my_spinlock );</text:p>
      <text:p text:style-name="P22">if you have more readers than writers for your shared resource</text:p>
      <text:p text:style-name="P22">Reader/writer spinlock can be used</text:p>
      <text:p text:style-name="P22">rwlock_t my_rwlock;</text:p>
      <text:p text:style-name="P22">rwlock_init( &amp;my_rwlock );</text:p>
      <text:p text:style-name="P22">write_lock( &amp;my_rwlock );</text:p>
      <text:p text:style-name="P22">// critical section -- can read and write</text:p>
      <text:p text:style-name="P22">write_unlock( &amp;my_rwlock );</text:p>
      <text:p text:style-name="P22">read_lock( &amp;my_rwlock );</text:p>
      <text:p text:style-name="P22">// critical section -- can read only</text:p>
      <text:p text:style-name="P22">read_unlock( &amp;my_rwlock );</text:p>
      <text:p text:style-name="P22">mutexs are used when you hold lock for longer time and if you use from process context.</text:p>
      <text:p text:style-name="P22">DEFINE_MUTEX( my_mutex );</text:p>
      <text:p text:style-name="P22">mutex_lock( &amp;my_mutex );</text:p>
      <text:p text:style-name="P22">mutex_unlock( &amp;my_mutex );</text:p>
      <text:p text:style-name="P22">the 2 main ones are spinlock (looping until we get the resource) and mutex (sleeping untill we get</text:p>
      <text:p text:style-name="P22">the resource)</text:p>
      <text:p text:style-name="P22">but there are implicit ways too:</text:p>
      <text:p text:style-name="P22">- putting the synchronization code in interrupt and calling it</text:p>
      <text:p text:style-name="P22">- putting the synchronization code in kernel and calling it</text:p>
      <text:p text:style-name="P22">- using a queue or pipes (which are themselves syncronized)</text:p>
      <text:p text:style-name="P22"/>
      <text:p text:style-name="P22">3.how function pointers are shared across different processes? using which iPCs?</text:p>
      <text:p text:style-name="P22">two processes can not share function pointers.</text:p>
      <text:p text:style-name="P22">Both process has a different virtual address space. If you send address of a function from process A</text:p>
      <text:p text:style-name="P22">to process B, in process B address from A does not make any sense. The memory mapping in</text:p>
      <text:p text:style-name="P22">process A will be different from that in process B. If you want to do so u need to know the memory</text:p>
      <text:p text:style-name="P22">mapping of process A and according to that you need to deference the memory in process B.</text:p>
      <text:p text:style-name="P22">if you want to use functions in two processes make library for that functionsand use that library in your processes.</text:p>
      <text:p text:style-name="P22"/>
      <text:p text:style-name="P22">4.is linux kernel a process / thread/ something else?</text:p>
      <text:p text:style-name="P22">Linux Kernel is a passive component of the OS. It does not execute, neither it is a process/thread. It</text:p>
      <text:p text:style-name="P22">itself has many subsystem and could be called with system cal API/Interrupt that helps in executing</text:p>
      <text:p text:style-name="P22">the user space process in system space for more privileged access, either to I/O or any subsystem.</text:p>
      <text:p text:style-name="P22">A kernel is the lowest level of easily replaceable software that interfaces with the hardware in your</text:p>
      <text:p text:style-name="P22">computer. It is responsible for interfacing all of your applications that are running in “user mode”</text:p>
      <text:p text:style-name="P22">down to the physical hardware, and allowing processes, known as servers, to get information from</text:p>
      <text:p text:style-name="P22">each other using inter-process communication (IPC).</text:p>
      <text:p text:style-name="P22"/>
      <text:p text:style-name="P22">5.write a program with 2 threads. one thread should print even and other should print odd numbers</text:p>
      <text:p text:style-name="P22">in sequence. how would you make it SMP safe?</text:p>
      <text:p text:style-name="P22">#include &lt;pthread.h&gt;</text:p>
      <text:p text:style-name="P22">#include &lt;stdio.h&gt;</text:p>
      <text:p text:style-name="P22">#include &lt;stdlib.h&gt;</text:p>
      <text:p text:style-name="P22">#include &lt;semaphore.h&gt;</text:p>
      <text:p text:style-name="P22"><text:soft-page-break/>int glob = 0;</text:p>
      <text:p text:style-name="P22">sem_t mutex1;</text:p>
      <text:p text:style-name="P22">sem_t mutex2;</text:p>
      <text:p text:style-name="P22">void function1(void)</text:p>
      <text:p text:style-name="P22">{</text:p>
      <text:p text:style-name="P22">static int count1 = 0;</text:p>
      <text:p text:style-name="P22">while(count1 &lt; 100){</text:p>
      <text:p text:style-name="P22">sem_wait(&amp;mutex1);</text:p>
      <text:p text:style-name="P22">glob ++;</text:p>
      <text:p text:style-name="P22">printf("%d \n", glob);</text:p>
      <text:p text:style-name="P22">sem_post(&amp;mutex2);</text:p>
      <text:p text:style-name="P22">count1++;</text:p>
      <text:p text:style-name="P22">}</text:p>
      <text:p text:style-name="P22">}</text:p>
      <text:p text:style-name="P22">void function2(void)</text:p>
      <text:p text:style-name="P22">{</text:p>
      <text:p text:style-name="P22">static int count1 = 0;</text:p>
      <text:p text:style-name="P22">while(count1 &lt; 100){</text:p>
      <text:p text:style-name="P22">sem_wait(&amp;mutex2);</text:p>
      <text:p text:style-name="P22">glob ++;</text:p>
      <text:p text:style-name="P22">printf("%d \n", glob);</text:p>
      <text:p text:style-name="P22">sem_post(&amp;mutex1);</text:p>
      <text:p text:style-name="P22">count1++;</text:p>
      <text:p text:style-name="P22">}</text:p>
      <text:p text:style-name="P22">}</text:p>
      <text:p text:style-name="P22">main()</text:p>
      <text:p text:style-name="P22">{</text:p>
      <text:p text:style-name="P22">int rc1, rc2;pthread_t thread1, thread2;</text:p>
      <text:p text:style-name="P22">sem_init(&amp;mutex1, 0, 1);</text:p>
      <text:p text:style-name="P22">sem_init(&amp;mutex2, 0, 0);</text:p>
      <text:p text:style-name="P22">/* Create independent threads each of which will execute functionC */</text:p>
      <text:p text:style-name="P22">if( (rc1=pthread_create( &amp;thread1, NULL, &amp;function1, NULL)) )</text:p>
      <text:p text:style-name="P22">{</text:p>
      <text:p text:style-name="P22">printf("Thread creation failed: %d\n", rc1);</text:p>
      <text:p text:style-name="P22">}</text:p>
      <text:p text:style-name="P22">if( (rc2=pthread_create( &amp;thread2, NULL, &amp;function2, NULL)) )</text:p>
      <text:p text:style-name="P22">{</text:p>
      <text:p text:style-name="P22">printf("Thread creation failed: %d\n", rc2);</text:p>
      <text:p text:style-name="P22">}</text:p>
      <text:p text:style-name="P22">/* Wait till threads are complete before main continues. Unless we */</text:p>
      <text:p text:style-name="P22">/* wait we run the risk of executing an exit which will terminate */</text:p>
      <text:p text:style-name="P22">/* the process and all threads before the threads have completed. */</text:p>
      <text:p text:style-name="P22">pthread_join( thread1, NULL);</text:p>
      <text:p text:style-name="P22">pthread_join( thread2, NULL);</text:p>
      <text:p text:style-name="P22">exit(0);</text:p>
      <text:p text:style-name="P22">}</text:p>
      <text:p text:style-name="P22"/>
      <text:p text:style-name="P22">7.how a function from one user process can be called in other user process?</text:p>
      <text:p text:style-name="P22">shared memory</text:p>
      <text:p text:style-name="P22">8.explain device tree concepts in linux.</text:p>
      <text:p text:style-name="P22">Device tree is a data structure that describes the hardware and is passed to the kernel at boot time.</text:p>
      <text:p text:style-name="P22">In order to remove same code across different board the device trees are used. These are structure</text:p>
      <text:p text:style-name="P22"><text:soft-page-break/>that define the available devices on a platform. These are created from a board definationts file to a</text:p>
      <text:p text:style-name="P22">binary file which is loaded in memory by the bootloader. The kernel populates the device tree</text:p>
      <text:p text:style-name="P22">structure based on this binary. Thus different boards can be supported without recompiling the</text:p>
      <text:p text:style-name="P22">kernel just explain sysfs that is enough.</text:p>
      <text:p text:style-name="P22"/>
      <text:p text:style-name="P22">9.what is diffarence between semop and semctl?</text:p>
      <text:p text:style-name="P22">we can change the semaphores using both apis?what is the diffarence?</text:p>
      <text:p text:style-name="P22">To use semaphore for locking and unlocking semop api will be used. To control(delete, info, etc)</text:p>
      <text:p text:style-name="P22">semaphore semctl api will be used.</text:p>
      <text:p text:style-name="P22"/>
      <text:p text:style-name="P22">10.how to manage memory in linux kernel?</text:p>
      <text:p text:style-name="P22">linux kernel divides memory into two are ways.</text:p>
      <text:p text:style-name="P22">1.physical memory management.</text:p>
      <text:p text:style-name="P22">2.virtual memory management.</text:p>
      <text:p text:style-name="P22">buddy system manages physical memory</text:p>
      <text:p text:style-name="P23">virtual memory is managed by process address space.</text:p>
      <text:p text:style-name="P23"/>
      <text:p text:style-name="P23">11.what is bus error? common causes of bus errors?</text:p>
      <text:p text:style-name="P22">The first thing that needs to be addressed is: What is a bus? A bus is a communication unit that</text:p>
      <text:p text:style-name="P22">allows the CPU to interact with peripherals, there are different type of buses such as PCI, I2C,</text:p>
      <text:p text:style-name="P22">MDIO, Memory Buses, etc. Normally each bus would have its own protocol for transmitting data</text:p>
      <text:p text:style-name="P22">across devices, for example in the case of PCI you can have timeout errors or windows errors (data</text:p>
      <text:p text:style-name="P22">is directed to unknown addresses/devices). In memory, bus errors would refer to alignment but other</text:p>
      <text:p text:style-name="P22">errors could be attributed to physical HW problems such as faulty connections. Other type of bus</text:p>
      <text:p text:style-name="P22">errors could be single and multiple bit errors, this could be addressed by using ECC memory.</text:p>
      <text:p text:style-name="P22">Adding to the above, bus error can also be generated while accessing some register memory whose</text:p>
      <text:p text:style-name="P22">access is disabled. For example AHB-lite (Advanced High performance Bus) feature for arm</text:p>
      <text:p text:style-name="P22"/>
      <text:p text:style-name="P22">12.what is memory leak ?</text:p>
      <text:p text:style-name="P22">When Dynamically allocated memory is not freed after its use, it leads to memory leak.</text:p>
      <text:p text:style-name="P22">It is a very sensitive issue in embedded programming</text:p>
      <text:p text:style-name="P22">Char *ptr1= malloc(sizeof(5));</text:p>
      <text:p text:style-name="P22">Char *ptr2= malloc(sizeof(6));</text:p>
      <text:p text:style-name="P22">ptr1=ptr2;</text:p>
      <text:p text:style-name="P22">free (ptr1); /* now it frees the ptr2 allocation */</text:p>
      <text:p text:style-name="P22">here the 5 allocated is memory leak which can be freed as we dont have the pointer of that memory</text:p>
      <text:p text:style-name="P22">location.</text:p>
      <text:p text:style-name="P22"/>
      <text:p text:style-name="P22">13.which process / directory is responsible for the kernel is decompresed during boot up ?</text:p>
      <text:p text:style-name="P22">/boot/vmlinuz</text:p>
      <text:p text:style-name="P22">or</text:p>
      <text:p text:style-name="P22">The decompressing of kernel may depend on architecture. For example in x86, the bootloader</text:p>
      <text:p text:style-name="P22">usually does the decompressing of kernel, whereas in arm architecture, there are several assembly</text:p>
      <text:p text:style-name="P22">scripts (like head.S, start.S etc) causes calling to decompress_kernel()</text:p>
      <text:p text:style-name="P22">(arch/arm/boot/compressed/misc.c) function which in turn calls do_decompress(), which is specific</text:p>
      <text:p text:style-name="P22">to the machine type.</text:p>
      <text:p text:style-name="P22"/>
      <text:p text:style-name="P22">14.given a pid, how will you distinguish if it is a process or a thread ?</text:p>
      <text:p text:style-name="P22">Do ps -AL | grep pid</text:p>
      <text:p text:style-name="P22">1st column is parent id and the second column is thread (LWP) id. if both are same then its a</text:p>
      <text:p text:style-name="P22">process id otherwise thread.</text:p>
      <text:p text:style-name="P22">In kernel context, we should loop (although not recommended) through task_struct list and check</text:p>
      <text:p text:style-name="P22"><text:soft-page-break/>whose pid matches and then check the flags of it. If its CLONE_VM | CLONE_FS | CLONE_FILE |</text:p>
      <text:p text:style-name="P22">CLONE_SIGHNDL - it means these resources are shared, so that is a thread. Else, if its only</text:p>
      <text:p text:style-name="P22">SIGCHLD, its a process.</text:p>
      <text:p text:style-name="P22">check in task_struct:: if pid and tgid are same then its a process else its a thread.</text:p>
      <text:p text:style-name="P22"/>
      <text:p text:style-name="P22">15.What is the difference between kill-6 and kill -9</text:p>
      <text:p text:style-name="P22">SIGKILL and SIGABRT are two type of signals that are sent to process to terminate it.</text:p>
      <text:p text:style-name="P22">SIGKILL is equivalent of "kill -9" and is used to kill zombie processes, processes that are already</text:p>
      <text:p text:style-name="P22">dead and waiting for their parent processes to reap them.</text:p>
      <text:p text:style-name="P22">SIGABRT is equivalent of "kill -6" and is used to terminate/abort running processes.SIGKILL signal cannot be caught or ignored and the receiving process cannot perform any clean-</text:p>
      <text:p text:style-name="P22">up upon receiving this signal.</text:p>
      <text:p text:style-name="P22">SIGABRT signal can be caught, but it cannot be blocked.</text:p>
      <text:p text:style-name="P22"/>
      <text:p text:style-name="P22">16.how we can modify the default behaviour of setsockopt() parameters</text:p>
      <text:p text:style-name="P22">by preloading a .so with modifed setsockopt()</text:p>
      <text:p text:style-name="P22"/>
      <text:p text:style-name="P22">17.describe the steps to add a new global sysctl() or fnctl() paramater</text:p>
      <text:p text:style-name="P22">sysctl is used to modify kernel parameters at runtime. The parameters are listed under /proc/sys/.</text:p>
      <text:p text:style-name="P22">Procfs is required for sysctl support in Linux. You can use sysctl to both read and write sysctl data.</text:p>
      <text:p text:style-name="P22">You must login as the root user to use any one of the following command.</text:p>
      <text:p text:style-name="P22">Method # 1: Setting value via procfs</text:p>
      <text:p text:style-name="P22">You can use standard echo command to write data to variables:</text:p>
      <text:p text:style-name="P22"># echo "value" &gt; /proc/sys/location/variable</text:p>
      <text:p text:style-name="P22">Method # 2: Temporary on the command line</text:p>
      <text:p text:style-name="P22">Use sysctl command with -w option when you want to change a sysctl setting:</text:p>
      <text:p text:style-name="P22">sysctl -w variable=value</text:p>
      <text:p text:style-name="P22">Method # 3: Configuration file /etc/sysctl.conf</text:p>
      <text:p text:style-name="P22">This is recommended way. First open /etc/sysctl.conf file</text:p>
      <text:p text:style-name="P22"># vi /etc/sysctl.conf</text:p>
      <text:p text:style-name="P22">Now add value:</text:p>
      <text:p text:style-name="P22">variable = value</text:p>
      <text:p text:style-name="P22">Close and save the changes. Type the following command to load sysctl settings from the file</text:p>
      <text:p text:style-name="P22">/etc/sysctl.conf file:</text:p>
      <text:p text:style-name="P22"># sysctl -p</text:p>
      <text:p text:style-name="P22">Set the socket to non-blocking mode using:- fcntl(sockfd, F_SETFL, flags | O_NONBLOCK)</text:p>
      <text:p text:style-name="P22">To unset the O_NONBLOCK flag:- fcntl(sockfd, F_SETFL, fcntl(sockfd, F_GETFL) &amp;</text:p>
      <text:p text:style-name="P22">~O_NONBLOCK);</text:p>
      <text:p text:style-name="P22"/>
      <text:p text:style-name="P22">18.How can make Mutex global to All CPUs in your Board? Because spinlock is global to all CPUs</text:p>
      <text:p text:style-name="P22">in SMP system. Just make Mutex work like spinlock?</text:p>
      <text:p text:style-name="P22">Well a mutex may sleep and spinlock cannot, so u need to first do some magic to make a process</text:p>
      <text:p text:style-name="P22">trying to acquire a mutex not sleep and spin</text:p>
      <text:p text:style-name="P22">Inside spinlock implementation, first it disables kernel preemption only when ur kernel built with</text:p>
      <text:p text:style-name="P22">kernel preemption. (I Read).</text:p>
      <text:p text:style-name="P22"/>
      <text:p text:style-name="P22">19.What are upper half and bottom half in device drivers.Why are they used?</text:p>
      <text:p text:style-name="P22">upper half and lower half are the terms related to interrupt handler and hardware devices only via</text:p>
      <text:p text:style-name="P22">drivers raise interrupts in this context , they asked u in form of device driver. Each device has to</text:p>
      <text:p text:style-name="P22">register its interrupt handler (which is the part of device driver. Now for devices which raise</text:p>
      <text:p text:style-name="P22">interrupt frequently or in case when same interrupt handler is used via devices so to increase the</text:p>
      <text:p text:style-name="P22"><text:soft-page-break/>service performance driver designers design the handlers in such a way that whenever an interrupt</text:p>
      <text:p text:style-name="P22">occurs the OS does the most important part of handler "upper half" to respond to interrupt,create a</text:p>
      <text:p text:style-name="P22">data structure containing device specific data called "lower half" for later processing when CPU</text:p>
      <text:p text:style-name="P22">becomes available. This way interrupt handlers can be used in case when the interrupt raise</text:p>
      <text:p text:style-name="P22">frequency is high.</text:p>
      <text:p text:style-name="P22">In real time most of work is done in upperhalf for deterministic behaviour and in gpos this was</text:p>
      <text:p text:style-name="P22">dome in bottom half . upperhalf are written in ISR and bottom half is via tasklets or kernel thread,workques .</text:p>
      <text:p text:style-name="P22">hardware devices interact with kernel through sending signals to kernel.this is called interrupt.after</text:p>
      <text:p text:style-name="P22">receiving interrupt kernel must do corresponding actions by interrupt handlers called interrupt</text:p>
      <text:p text:style-name="P22">service routines.(ISR).</text:p>
      <text:p text:style-name="P22">if ISR not preemtable and interrupts on the current processor or on all processors are disabled. now</text:p>
      <text:p text:style-name="P22">if ISR takes longer time to finish its work,system's interactive response will be degraded.</text:p>
      <text:p text:style-name="P22">So to improve this ,total work is divided into two parts/halves.</text:p>
      <text:p text:style-name="P22">1.top half-interrupt handler</text:p>
      <text:p text:style-name="P22">2.bottom half-softirq,tasklet,workqueue.</text:p>
      <text:p text:style-name="P22">In the top half , ISR will do most important time critical work like receiving data from network</text:p>
      <text:p text:style-name="P22">device or sending data to network device .</text:p>
      <text:p text:style-name="P22">In the bottom half ,remaining data processing work like passing data to upper layers of newnetwork</text:p>
      <text:p text:style-name="P22">protocols by one of these like softirqs or tasklets or workqueues.</text:p>
      <text:p text:style-name="P22">for most device drivers tasklets are good choice.</text:p>
      <text:p text:style-name="P22">for very very time critical works, like network data or blocl data softirqs are used.</text:p>
      <text:p text:style-name="P22">in the process context workqueues are used.</text:p>
      <text:p text:style-name="P22"/>
      <text:p text:style-name="P22">20.Differenced between fork(),pthread() system calls.What is vfork().What is a file system how does</text:p>
      <text:p text:style-name="P22">kernel stores the data structure with respect to file system,he hinted to super blocks I was not much</text:p>
      <text:p text:style-name="P22">aware of super blocks etc in a file system,then I attempted for VFS kind of thing.</text:p>
      <text:p text:style-name="P22">my opinion regarding the first qstn:</text:p>
      <text:p text:style-name="P22">fork() - it does call clone() inside it but with the flag as SIGCHLD i.e. clone(SIGCHLD, 0). So, none</text:p>
      <text:p text:style-name="P22">of the resources are shared. But, copied to child on COW basis.</text:p>
      <text:p text:style-name="P22">pthread() - is a POSIX wrapper for clone() system call to create a thread, in this case clone is called</text:p>
      <text:p text:style-name="P22">like clone( CLONE_VM | CLONE_FS | CLONE_FILE | CLONE_SIGHNDL). So, address space,</text:p>
      <text:p text:style-name="P22">open files, file system handlers, signal handlers are shared.</text:p>
      <text:p text:style-name="P22">vfork() - is also calling clone() similar to fork(), only difference is process address space is not</text:p>
      <text:p text:style-name="P22">copied to child and execution of parent is suspended till the execution of child. They used it before</text:p>
      <text:p text:style-name="P22">COW was introduced.</text:p>
      <text:p text:style-name="P22">Interesting thing is all of them are calling clone() because linux kernel actually does not</text:p>
      <text:p text:style-name="P22">differentiate between process and thread except the flags - all are tasks.</text:p>
      <text:p text:style-name="P22"/>
      <text:p text:style-name="P22">22.What does the following command do in unix:</text:p>
      <text:p text:style-name="P22">&gt;ls a/b/c/./e/../f/./../g/./../h</text:p>
      <text:p text:style-name="P22">Consider a,b,c....g,h to be folders?</text:p>
      <text:p text:style-name="P22">List of a/b/c/h</text:p>
      <text:p text:style-name="P22">the directory tree is</text:p>
      <text:p text:style-name="P22">a</text:p>
      <text:p text:style-name="P22">|-b</text:p>
      <text:p text:style-name="P22">...|-c</text:p>
      <text:p text:style-name="P22">......|-e</text:p>
      <text:p text:style-name="P22">......|-f</text:p>
      <text:p text:style-name="P22">......|-g</text:p>
      <text:p text:style-name="P22"><text:soft-page-break/>......|-h</text:p>
      <text:p text:style-name="P22"/>
      <text:p text:style-name="P22">23.Command to sort the file contents in Linux?</text:p>
      <text:p text:style-name="P22">ls -al | sort -r -n -k2here k2 its signifies the column of sorting .</text:p>
      <text:p text:style-name="P22"/>
      <text:p text:style-name="P22">24.Content Based Search (Have a file with a word say "Mumbai". Do not remember the File Name</text:p>
      <text:p text:style-name="P22">or the File Path. Search for the string)?</text:p>
      <text:p text:style-name="P22">fgrep "mumbai" FILE path</text:p>
      <text:p text:style-name="P22">grep -ir &lt;search_string&gt; *</text:p>
      <text:p text:style-name="P22"/>
      <text:p text:style-name="P22">25.Write code for page fault handler in Linux ( I have a project on this so may be I was asked)?</text:p>
      <text:p text:style-name="P22">I don't think, it is about invalid reference. It is about Page table entry. If process is trying to write in</text:p>
      <text:p text:style-name="P22">text segment, That's protection fault, Kernel sends SIGSEGV to process. If it just need a valid page,</text:p>
      <text:p text:style-name="P22">which entry is not present in Page table, that's Page fault.</text:p>
      <text:p text:style-name="P22"/>
      <text:p text:style-name="P22">26.Say there is an operation like a=b; Its the statement for which you want to avoid concurrency.</text:p>
      <text:p text:style-name="P22">(Say SMP or preemption or what ever)</text:p>
      <text:p text:style-name="P22">With out using locks(spin,semaphore,mutex etc. etc.) how would you make this statement protected?</text:p>
      <text:p text:style-name="P22">Ans: atomic operations (atomic assign etc.)</text:p>
      <text:p text:style-name="P22">disable all interrutp when this statement get executed in case of uniprocessor.</text:p>
      <text:p text:style-name="P22"/>
      <text:p text:style-name="P22">27.How would you debug kernel code.?</text:p>
      <text:p text:style-name="P22">printks ! Simple and very convinient. KDB and kernel probes can also be used.</text:p>
      <text:p text:style-name="P22">Or</text:p>
      <text:p text:style-name="P22">kernel code can be debugged various methods some of them</text:p>
      <text:p text:style-name="P22">1) UML ( User mode linux) - Best method but lacks Device Driver support</text:p>
      <text:p text:style-name="P22">2) KGDB ( Kernel gnu debugger.. via serial,network, also we can use vmware etc)... Best needs two</text:p>
      <text:p text:style-name="P22">systems</text:p>
      <text:p text:style-name="P22">3) kdb ( Builtin kernel debugger)... Source code debugger is not possible</text:p>
      <text:p text:style-name="P22">4) kdump tools ( for Kerenel core dump etc) similar like UM</text:p>
      <text:p text:style-name="P22"/>
      <text:p text:style-name="P22">28.How would you do benchmarking (compare the performance) in a device driver code? Apart</text:p>
      <text:p text:style-name="P22">from timing or time is there any other standard way? He basically meant comparing Programmed</text:p>
      <text:p text:style-name="P22">I/O and DMA. (Leave security etc. only performance comparison)?</text:p>
      <text:p text:style-name="P22">we can use the struct timeval and timespec timers inside the printk to see the transfer time of bulk</text:p>
      <text:p text:style-name="P22">data using the I/O map or DMA transfer</text:p>
      <text:p text:style-name="P22">or jiffies</text:p>
      <text:p text:style-name="P22"/>
      <text:p text:style-name="P22">29.How would you handle sleeping or blocking instructions in an Interrupt Service Routine(if</text:p>
      <text:p text:style-name="P22">unavoidable) or basically if the length of ISR is long?</text:p>
      <text:p text:style-name="P22">Ans: Tasklets and Workqueues. PLEASE LET ME KNOW IF THERE ARE ANY OTHER.</text:p>
      <text:p text:style-name="P22">SoftIRQs and tasklets cannot use any blocking instructions as they run in an interrupt context.</text:p>
      <text:p text:style-name="P22">Workqueues can only be used from a process context. So, I guess if the ISR is long, it can wake up a kernel thread, and let the kernel thread do the dirty work i.e. use blocking instructions.</text:p>
      <text:p text:style-name="P22">Or</text:p>
      <text:p text:style-name="P22">Sleep or blocking can not be allowed in ISR(Interrupt context), Tasklets(soft interrupt context)</text:p>
      <text:p text:style-name="P22">But allowed in WorkQueues(kernel context).30.What is virtual memory ? What is the pre-requisite in hardware for supporting virtual memory ?</text:p>
      <text:p text:style-name="P22">The pre-requisite is that the CPU should have a MMU to support virtual to physical address translation.</text:p>
      <text:p text:style-name="P22"/>
      <text:p text:style-name="P22"><text:soft-page-break/>31.System call? What happens in low level.</text:p>
      <text:p text:style-name="P22">System calls are for kernel service.</text:p>
      <text:p text:style-name="P22">Using 0x80 INT, it jumps to kernel context.</text:p>
      <text:p text:style-name="P22">For this u shd have asmlinkage pre-knowledge is required.</text:p>
      <text:p text:style-name="P22">While implementation, u need to increment macro count from particular header file then define ur</text:p>
      <text:p text:style-name="P22">call and u need to put in corresponds...location</text:p>
      <text:p text:style-name="P22"/>
      <text:p text:style-name="P22">32.Signal handling mechanism.</text:p>
      <text:p text:style-name="P22">Process PA can send signal to Process PB. But it PA can get that signal from kernel only.</text:p>
      <text:p text:style-name="P22">For that kernel developers kept some mechanism inside like</text:p>
      <text:p text:style-name="P22">"find_task_by_pid" call needs PID of process to which signal to be sent.</text:p>
      <text:p text:style-name="P22">Then this call return task_struct instance.</text:p>
      <text:p text:style-name="P22">"send_sig_info" call needs the aboce task_struct and signal name.</text:p>
      <text:p text:style-name="P22">The above these two methods implemented for signal handling mechanism.</text:p>
      <text:p text:style-name="P22"/>
      <text:p text:style-name="P22">33.Entry points into kernel?</text:p>
      <text:p text:style-name="P22">System Call, Synchronous Exceptions(Divided by Zero..etc)also called as traps, Asynchronous</text:p>
      <text:p text:style-name="P22">Exceptions(Interuprts).</text:p>
      <text:p text:style-name="P22">Or</text:p>
      <text:p text:style-name="P22">Procfs , Kernel module , Interrupts</text:p>
      <text:p text:style-name="P22">34.How do you debug?</text:p>
      <text:p text:style-name="P22">Gdb.</text:p>
      <text:p text:style-name="P22"/>
      <text:p text:style-name="P22">35.How would sleep in a kernel?</text:p>
      <text:p text:style-name="P22">By making a call to function :</text:p>
      <text:p text:style-name="P22">thread_switch(S_SLEEP /*State*/, wchan *wc /*wait channel*/)</text:p>
      <text:p text:style-name="P22">This would put curthread inside the kernel to sleep by putting it on sleep queue and changing its</text:p>
      <text:p text:style-name="P22">state from runnable to sleep.</text:p>
      <text:p text:style-name="P22">or</text:p>
      <text:p text:style-name="P22">wait_queue_timeout are best way to to sleep inside kernel</text:p>
      <text:p text:style-name="P22">or</text:p>
      <text:p text:style-name="P22">why do we need sleep in the kernel?</text:p>
      <text:p text:style-name="P22">Kernel is like a machine which run everything , if kernel sleep , other thread won't get a chance to</text:p>
      <text:p text:style-name="P22">run , so the whole system will stop , unless you want to process interrupt.</text:p>
      <text:p text:style-name="P22">I guess if in kernel you want this thread to sleep, you can do a context switch to let the current</text:p>
      <text:p text:style-name="P22">thread sleep, then you can let other thread run.</text:p>
      <text:p text:style-name="P22">if you really want to sleep in kernel, you can disable interrupt, so that the scheduler won't have a</text:p>
      <text:p text:style-name="P22">chance to work , you will be able to sleep as long as you want with a while loop.36.Difference between semaphore and mutex.?</text:p>
      <text:p text:style-name="P22">An ownership kind of thing is associated with a mutex. The thread which takes a lock,can release a</text:p>
      <text:p text:style-name="P22">lock.It is used to mutual exclusion on the same block.</text:p>
      <text:p text:style-name="P22">Semaphore on the other hand, acts as a signaling mechanism. A thread can enter into critical</text:p>
      <text:p text:style-name="P22">section after receiving signal from some other thread.</text:p>
      <text:p text:style-name="P22">In short, a lock can be released by some other thread apart from the thread which has acquired it.</text:p>
      <text:p text:style-name="P22"/>
      <text:p text:style-name="P22">37.Mutex:</text:p>
      <text:p text:style-name="P22">Is a key to a toilet. One person can have the key - occupy the toilet - at the time. When finished, the</text:p>
      <text:p text:style-name="P22">person gives (frees) the key to the next person in the queue.</text:p>
      <text:p text:style-name="P22">Officially: "Mutexes are typically used to serialise access to a section of re-entrant code that cannot</text:p>
      <text:p text:style-name="P22">be executed concurrently by more than one thread. A mutex object only allows one thread into a</text:p>
      <text:p text:style-name="P22">controlled section, forcing other threads which attempt to gain access to that section to wait until</text:p>
      <text:p text:style-name="P22">the first thread has exited from that section."</text:p>
      <text:p text:style-name="P22"><text:soft-page-break/>Ref: Symbian Developer Library</text:p>
      <text:p text:style-name="P22">(A mutex is really a semaphore with value 1.)</text:p>
      <text:p text:style-name="P22">Semaphore:</text:p>
      <text:p text:style-name="P22">Is the number of free identical toilet keys. Example, say we have four toilets with identical locks and keys. The semaphore count - the count of keys - is set to 4 at beginning (all four toilets are free), then the count value is decremented as people are coming in. If all toilets are full, ie. there are no free keys left, the semaphore count is 0. Now, when eq. one person leaves the toilet, semaphore is increased to 1 (one free key), and given to the next person in the queue.</text:p>
      <text:p text:style-name="P22">Officially: "A semaphore restricts the number of simultaneous users of a shared resource up to a</text:p>
      <text:p text:style-name="P22">maximum number. Threads can request access to the resource (decrementing the semaphore), and</text:p>
      <text:p text:style-name="P22">can signal that they have finished using the resource (incrementing the semaphore)."</text:p>
      <text:p text:style-name="P22">Ref: Symbian Developer Library</text:p>
      <text:p text:style-name="P22"/>
      <text:p text:style-name="P22">39.Write a pseudo code for page fault handler.?</text:p>
      <text:p text:style-name="P22"/>
      <text:p text:style-name="P22">40.What is an ISR? What are the basic operations there?</text:p>
      <text:p text:style-name="P22">An interrupt handler, also known as an interrupt service routine (ISR), is a callback subroutine in</text:p>
      <text:p text:style-name="P22">an operating system or device driver whose execution is triggered by the reception of an interrupt</text:p>
      <text:p text:style-name="P22">Step in executing an Interrupt:</text:p>
      <text:p text:style-name="P22">1) It finish the instruction it is executing and saves the address of the next instruction (PC) on the</text:p>
      <text:p text:style-name="P22">stack.</text:p>
      <text:p text:style-name="P22">2) It also saves the current status of all the interrupt internally.</text:p>
      <text:p text:style-name="P22">3) It Jumps to a fixed location in memory called the interrupt vector table that holds the address of</text:p>
      <text:p text:style-name="P22">the interrupt service routine.4) The microcontroller gets the address of the ISR from the interrupt vector and jumps to it. It starts</text:p>
      <text:p text:style-name="P22">to execute the interrupt service subroutine until it reaches the last instruction of the subroutine.</text:p>
      <text:p text:style-name="P22">5) Upon executing the RETI instruction ,the microcontroller returns to the Place where it was</text:p>
      <text:p text:style-name="P22">interrupt.</text:p>
      <text:p text:style-name="P22">Or</text:p>
      <text:p text:style-name="P22">x86 intepretation</text:p>
      <text:p text:style-name="P22">1 - interrupt occurs (from PCI, keyboard controller, whatever...)</text:p>
      <text:p text:style-name="P22">2 - save current context (unless interupt is masked, then do nothing end of story)</text:p>
      <text:p text:style-name="P22">3.- Lookup address in interrupt descriptor table, jump to it.</text:p>
      <text:p text:style-name="P22">4 - do stuff...</text:p>
      <text:p text:style-name="P22">5 - Clear interrupt (maybe a legacy thing)</text:p>
      <text:p text:style-name="P22">6 – return</text:p>
      <text:p text:style-name="P22"/>
      <text:p text:style-name="P22">42.Explain about what you cannot do in a ISR.</text:p>
      <text:p text:style-name="P22">ou can't use sleeping functions inside irq handler .</text:p>
      <text:p text:style-name="P22">Write less instruction in handle</text:p>
      <text:p text:style-name="P22">43.Various locking mechanisms?</text:p>
      <text:p text:style-name="P22">mutex , semaphore, spin lock</text:p>
      <text:p text:style-name="P22">44.Write code for any pointer function.</text:p>
      <text:p text:style-name="P22">45.Macros vs Functions?</text:p>
      <text:p text:style-name="P22">46.code to find out the fist set MSB bit.</text:p>
      <text:p text:style-name="P22"/>
      <text:p text:style-name="P22">47.Find the angle between min and hour hands of a clock.</text:p>
      <text:p text:style-name="P22">int angle( int hr, int min)</text:p>
      <text:p text:style-name="P22">{</text:p>
      <text:p text:style-name="P22">return abs ( min*6 - (hr*30 + min*0.5) )</text:p>
      <text:p text:style-name="P22">}</text:p>
      <text:p text:style-name="P22">48.How do you improve performance of kernel code.</text:p>
      <text:p text:style-name="P22"><text:soft-page-break/>By seting kernel variable.</text:p>
      <text:p text:style-name="P22"/>
      <text:p text:style-name="P22">49.Given a matrix (2D array). How would you rotate it 180 degrees? Clue: Swapping rows with</text:p>
      <text:p text:style-name="P22">columns rotates it by 90 degrees.</text:p>
      <text:p text:style-name="P22">for(i=0;i&lt;row_total;i++)</text:p>
      <text:p text:style-name="P22">{</text:p>
      <text:p text:style-name="P22">for(j=0;j&lt;column_total;j++)</text:p>
      <text:p text:style-name="P22">{</text:p>
      <text:p text:style-name="P22">c[i][j] = a[i][j];</text:p>
      <text:p text:style-name="P22">}</text:p>
      <text:p text:style-name="P22">}</text:p>
      <text:p text:style-name="P22">for(i=0;i&lt;row_total;i++)</text:p>
      <text:p text:style-name="P22">{</text:p>
      <text:p text:style-name="P22">for(j=0;j&lt;column_total;j++)</text:p>
      <text:p text:style-name="P22">{</text:p>
      <text:p text:style-name="P22">a[i][j] = c[row_total-1-i][colum_total-1-j];</text:p>
      <text:p text:style-name="P22">}</text:p>
      <text:p text:style-name="P22">}Guys , we are talking about 180 , not 90</text:p>
      <text:p text:style-name="P22">say :</text:p>
      <text:p text:style-name="P22">a:</text:p>
      <text:p text:style-name="P22">0,1,2,3</text:p>
      <text:p text:style-name="P22">4,5,6,7</text:p>
      <text:p text:style-name="P22">after switching180, it would be:</text:p>
      <text:p text:style-name="P22">3,2,1,0</text:p>
      <text:p text:style-name="P22">7,6,5,4</text:p>
      <text:p text:style-name="P22">so it is basically just a reverse of ever row.</text:p>
      <text:p text:style-name="P22"/>
      <text:p text:style-name="P22">50.Why pass double pointers to functions? How would you declare the prototype of a function that</text:p>
      <text:p text:style-name="P22">takes double pointer?</text:p>
      <text:p text:style-name="P22">51.How can one change the value of the Kernel Variables during the runtime?</text:p>
      <text:p text:style-name="P22">Depends on what 'variables' the interviewer refers to. In the case of devices, they can be accessed</text:p>
      <text:p text:style-name="P22">through the /sysfs Virtual file system. With respect to processes, certain parameters can be changed</text:p>
      <text:p text:style-name="P22">through /prof VFS.</text:p>
      <text:p text:style-name="P22">use sysctl -a to see available parameters.</text:p>
      <text:p text:style-name="P22">Or</text:p>
      <text:p text:style-name="P22">Sysfs. procfs, configfs, debugfs</text:p>
      <text:p text:style-name="P22"/>
      <text:p text:style-name="P22">53.how to find a child process in unix?</text:p>
      <text:p text:style-name="P22">Pstree.</text:p>
      <text:p text:style-name="P22"/>
      <text:p text:style-name="P22">54.What is cache ? How it is used and mapped the physical address cache and virtual address</text:p>
      <text:p text:style-name="P22">cache ?</text:p>
      <text:p text:style-name="P22">Cache is a component that improves performance by transparently storing data such that future</text:p>
      <text:p text:style-name="P22">requests for that data can be served faster.</text:p>
      <text:p text:style-name="P22">The data that is stored within a cache might be values that have been computed earlier or</text:p>
      <text:p text:style-name="P22">duplicates of original values that are stored elsewhere. If requested data is contained in the cache</text:p>
      <text:p text:style-name="P22">(cache hit), this request can be served by simply reading the cache, which is comparably faster.</text:p>
      <text:p text:style-name="P22">Otherwise (cache miss), the data has to be recomputed or fetched from its original storage location,</text:p>
      <text:p text:style-name="P22">which is comparably slower. Hence, the more requests can be served from the cache the better the</text:p>
      <text:p text:style-name="P22">overall system performance is.</text:p>
      <text:p text:style-name="P22">Mapping between physical address and cache:-</text:p>
      <text:p text:style-name="P22">Main Memory Cache Memory</text:p>
      <text:p text:style-name="P22"><text:soft-page-break/>---------------</text:p>
      <text:p text:style-name="P22">|Index Data | ---------------------</text:p>
      <text:p text:style-name="P22">--------------- |Index Tag Data |</text:p>
      <text:p text:style-name="P22">|0 xyx |&lt;------- ---------------------</text:p>
      <text:p text:style-name="P22">--------------- | |-----|0 2 pas |</text:p>
      <text:p text:style-name="P22">|1 sdp | | | ---------------------</text:p>
      <text:p text:style-name="P22">--------------- |---|-----|1 0 xyx |</text:p>
      <text:p text:style-name="P22">|2 pas |&lt;----------| -------------------------------------</text:p>
      <text:p text:style-name="P22">|3 eqw |</text:p>
      <text:p text:style-name="P22">---------------</text:p>
      <text:p text:style-name="P22"/>
      <table:table table:name="Table1" table:style-name="Table1">
        <table:table-column table:style-name="Table1.A"/>
        <table:table-header-rows>
          <table:table-row>
            <table:table-cell table:style-name="Table1.A1" office:value-type="string">
              <text:p text:style-name="Table_20_Contents"/>
            </table:table-cell>
          </table:table-row>
        </table:table-header-rows>
      </table:table>
      <text:p text:style-name="P22">55.User application will block on IOCTL, in kernel untill interrupt arrives this IOCTL will be</text:p>
      <text:p text:style-name="P22">blocked. When interrupt comes IOCTL should retun. Desing this mechanism.</text:p>
      <text:p text:style-name="P22">he is simply telling you to implement a some mechanism such as waitqueues</text:p>
      <text:p text:style-name="P22"/>
      <text:p text:style-name="P22">56.What is IOCTL, how it is used in user and kernel driver code ?</text:p>
      <text:p text:style-name="P22">IOCTL is system call where from user space u can call like:</text:p>
      <text:p text:style-name="P22">ioctl(fd, &lt;CMD&gt;, &lt;Addr of buffer&gt;)</text:p>
      <text:p text:style-name="P22">But u need to define IOCTL call for that particular FD in kernel.</text:p>
      <text:p text:style-name="P22">Or</text:p>
      <text:p text:style-name="P22">ioctl exposes mechanism to implement device specific system calls. Such as if you want to</text:p>
      <text:p text:style-name="P22">implement speed change of motor, you can implement it in ioctl call with specific flag as switch.</text:p>
      <text:p text:style-name="P22">Same flag is used by application for making ioctl system call to request for motor speed change.</text:p>
      <text:p text:style-name="P22">best example is selection of wifi connection on your laptop , it internally uses ioctl.</text:p>
      <text:p text:style-name="P22"/>
      <text:p text:style-name="P22">58.What is difference between wake_up ( ) and wake_up_interruptible ( ) APIs in linux kernel ?</text:p>
      <text:p text:style-name="P22">When should should use which one, how it should be decided ?</text:p>
      <text:p text:style-name="P22">wake_up - wakes exactly one exclusive sleeping process in TASK_INTERRUPTIBLE or</text:p>
      <text:p text:style-name="P22">TASK_UNINTERRUPTIBLE state from the wait queue</text:p>
      <text:p text:style-name="P22">wake_up_interruptible - wakes only one exclusive sleeping process in TASK_INTERRUPTIBLE</text:p>
      <text:p text:style-name="P22">from the wait queue</text:p>
      <text:p text:style-name="P22">Wake_up_interruptible might be used in semaphore which wakes up only one process waiting for</text:p>
      <text:p text:style-name="P22">the signal from the wait queue. If you need to wake up only processes which are waiting on an</text:p>
      <text:p text:style-name="P22">event, then wake_up_interruptible must be used.</text:p>
      <text:p text:style-name="P22">To generally wake up all the processes to some activity such as device I/O then wake_up has to be</text:p>
      <text:p text:style-name="P22">used.</text:p>
      <text:p text:style-name="P22">I might be wrong, but this what I understand.</text:p>
      <text:p text:style-name="P22">Or</text:p>
      <text:p text:style-name="P22">wake_up_interruptible() can wake only those processes which are put to sleep using</text:p>
      <text:p text:style-name="P22">wait_event_interruptible(), i.e. the processes which are put to sleep with its state as</text:p>
      <text:p text:style-name="P22">TASK_INTERRUPTIBLE.</text:p>
      <text:p text:style-name="P22">wake_up() wakes up all the processes which is waiting for that event.</text:p>
      <text:p text:style-name="P22"/>
      <text:p text:style-name="P22">59.what is difference between sleep_on ( ) and interruptible_sleep_on ( ) APIs in linux kernel ?</text:p>
      <text:p text:style-name="P22">When should should use which one, how it should be decided ?</text:p>
      <text:p text:style-name="P22">The interruptible_sleep_on( ) function is identical to sleep_on( ) , except that</text:p>
      <text:p text:style-name="P22">it sets the state of the current process P to TASK_INTERRUPTIBLE instead of</text:p>
      <text:p text:style-name="P22">TASK_UNINTERRUPTIBLE so that P can also be awakened by receiving a signal.</text:p>
      <text:p text:style-name="P22"/>
      <text:p text:style-name="P22">60.Differentiate between threads and processes</text:p>
      <text:p text:style-name="P22">What are spin locks, are they better then mutex ?Spin lock is hardly even better than mutex, since <text:soft-page-break/>its mostly implemented as a while loop with</text:p>
      <text:p text:style-name="P22">condition check. Now two processes or threads can check the same condition together and enter,</text:p>
      <text:p text:style-name="P22">which will be a race condition. Obviously lot of waste of CPU cycles.</text:p>
      <text:p text:style-name="P22">Mutex however puts a process which was unable to acquire a lock put to a queue and wake one up</text:p>
      <text:p text:style-name="P22">upon unlocking</text:p>
      <text:p text:style-name="P22">or</text:p>
      <text:p text:style-name="P22">Spinlocks are efficient if threads are only likely to be blocked for a short period of time, as they</text:p>
      <text:p text:style-name="P22">avoid overhead from operating system process re-scheduling or context switching. For this reason,</text:p>
      <text:p text:style-name="P22">spinlocks are often used inside operating system kernels. However, spinlocks become wasteful if</text:p>
      <text:p text:style-name="P22">held for longer durations, both preventing other threads from running and requiring re-schedulin</text:p>
      <text:p text:style-name="P22"/>
      <text:p text:style-name="P22">61.How to write a perticular value on real hardware register or hardware address in device driver</text:p>
      <text:p text:style-name="P22">programming ?</text:p>
      <text:p text:style-name="P22">It all depends on how the real hardware is connected to the device driver module (like I2C bus etc).</text:p>
      <text:p text:style-name="P22">If the device driver can access the hardware register (like a I/O mapped memory) we have to type</text:p>
      <text:p text:style-name="P22">cast the memory of the register address to the pointer of the data type it stores then write to that</text:p>
      <text:p text:style-name="P22">pointer address. Ex:</text:p>
      <text:p text:style-name="P22">*(uint16 *)0x1234 = (uint16) dat.</text:p>
      <text:p text:style-name="P22">Or</text:p>
      <text:p text:style-name="P22">outb(base_address of register,data).</text:p>
      <text:p text:style-name="P22"/>
      <text:p text:style-name="P22">62.Given a url how do u download page from server. He was looking for some command to do that</text:p>
      <text:p text:style-name="P22">in windows when I mentioned u can use wget in linux. How do u get all pages of that url. How do u</text:p>
      <text:p text:style-name="P22">eliminate cycles and same pages?</text:p>
      <text:p text:style-name="P22">telnet &lt;host&gt; 80</text:p>
      <text:p text:style-name="P22">GET &lt;URL&gt;</text:p>
      <text:p text:style-name="P22"/>
      <text:p text:style-name="P22">63.How SpinkLocks work in SMP and UP architectures.</text:p>
      <text:p text:style-name="P22">Its more about how spin locking work in terms of disabling and re-enabling interrupts..</text:p>
      <text:p text:style-name="P22">On SMP, spin_lock_irqsave() and spin_unlock_irqrestore is used.. it disables and re-enables the</text:p>
      <text:p text:style-name="P22">LOCAL interrupts..i.e. interrupts on the same CPU on which lock is help...so</text:p>
      <text:p text:style-name="P22">other CPUs can continue serving the interrupts on them..</text:p>
      <text:p text:style-name="P22"/>
      <text:p text:style-name="P22">64.Asked me what happens when a interrupt is received,told the standard answer but he asked me</text:p>
      <text:p text:style-name="P22">what is contained inside an interrupt handler</text:p>
      <text:p text:style-name="P22">May be he expects one of following things:</text:p>
      <text:p text:style-name="P22">1. Interrupt code shouldn't have any lock or other things which may delay/block execution of ISR.</text:p>
      <text:p text:style-name="P22">2. Basically ISR could be either a kernel function (in case of system call) OR a function in the</text:p>
      <text:p text:style-name="P22">device driver code.</text:p>
      <text:p text:style-name="P22">3. Minimum amount of work will be done immediately and most of the work will be assigned to the</text:p>
      <text:p text:style-name="P22">kernel subsystem such as different queues.</text:p>
      <text:p text:style-name="P22">4. The ISR must save the context and restore it again.</text:p>
      <text:p text:style-name="P22"/>
      <text:p text:style-name="P22">65.Replace a word "Old" with word "new" in all the files of the directory. Solution can be a linux</text:p>
      <text:p text:style-name="P22">script also?</text:p>
      <text:p text:style-name="P22">sed -i 's/Old/new/g' *.txt</text:p>
      <text:p text:style-name="P22">or</text:p>
      <text:p text:style-name="P22">perl -pi -e 's/Old/new/g;' *.txt</text:p>
      <text:p text:style-name="P22"/>
      <text:p text:style-name="P22">66.In a particular directory, list the 15 recently modified files. ls -ltr | tail -15.?find / -type f -mtime -15 &gt; output.txt</text:p>
      <text:p text:style-name="P22">This command will find all the files that have been modified in the last 15 days and will store it in</text:p>
      <text:p text:style-name="P22"><text:soft-page-break/>output.txt</text:p>
      <text:p text:style-name="P22"/>
      <text:p text:style-name="P22">67.Can Linux be compromised? How secure is Linux? How would you compromise a *NIX system?</text:p>
      <text:p text:style-name="P22"/>
      <text:p text:style-name="P22">68.In a given text file, replace all instances of "a savings of X%" with "(X% off)", where 'X'</text:p>
      <text:p text:style-name="P22">represents an actual percentage</text:p>
      <text:p text:style-name="P22">sed /s/"a savings of X%"/"a savings of X% off"/g</text:p>
      <text:p text:style-name="P22">or</text:p>
      <text:p text:style-name="P22">sed 's/a savings of (\d+)%/a savings of \1% off/g'</text:p>
      <text:p text:style-name="P22"/>
      <text:p text:style-name="P22">69.How do you debug a process which is consuming 90% of CPU?</text:p>
      <text:p text:style-name="P22">do a kill -6 to get a core dump and debug the core</text:p>
      <text:p text:style-name="P22">or</text:p>
      <text:p text:style-name="P22">kill -6 is one solution as one user mentioned</text:p>
      <text:p text:style-name="P22">Set conditional breakpoints by having counters at multiple places in the suspected process. Based</text:p>
      <text:p text:style-name="P22">on one counters hitting a certain count you can break and look into the possible buggy code area</text:p>
      <text:p text:style-name="P22">You can have throttled printf mechanism based on the above counter logic</text:p>
      <text:p text:style-name="P22">A normal process executing in user mode cannot consume 90% of CPU as the process will get</text:p>
      <text:p text:style-name="P22">switched out after it consumes its time share slot.</text:p>
      <text:p text:style-name="P22">If the process is a Real Time process and has a bug in its code, inspite of getting preempted after its</text:p>
      <text:p text:style-name="P22">timeshare, it could get the cpu right back if it is the highest priority process. So, it may show 90%</text:p>
      <text:p text:style-name="P22">accumulated cpu usage over time, but cannot consume 90% in one continuous grab of cpu time.</text:p>
      <text:p text:style-name="P22">The only way for the cpu to be 90% consumed by one process is some sort of kernel problem.</text:p>
      <text:p text:style-name="P22">Usually, there is some sort of an infinite loop OR a very long running process that is not preempting</text:p>
      <text:p text:style-name="P22">and giving up the CPU.</text:p>
      <text:p text:style-name="P22">One way to debug such problems is to use kernel tracers. For example, refer to ktracer on HPUX.</text:p>
      <text:p text:style-name="P22">This tool traces kernel procedure calls, arguments and timing. So, if there is a loop and a particular</text:p>
      <text:p text:style-name="P22">stack trace is being repeatedly executed leading to a loop, we can see it in ktracer output.</text:p>
      <text:p text:style-name="P22">A similar tool is Solaris Dtrace</text:p>
      <text:p text:style-name="P22"/>
      <text:p text:style-name="P22">70.-what are fork exec,IPC.</text:p>
      <text:p text:style-name="P22">fork creates a new process, which is a copy of the process which called fork. exec replaces the</text:p>
      <text:p text:style-name="P22">current process with the executable given as parameter. For fork/exec combination is the only way</text:p>
      <text:p text:style-name="P22">to start a different executable.</text:p>
      <text:p text:style-name="P22">IPC = inter-process communication, the OS provides pipes, shared memory, even sockets</text:p>
      <text:p text:style-name="P22">or</text:p>
      <text:p text:style-name="P22">when is fork called then it is create a new process and exec is replaced from one process to another</text:p>
      <text:p text:style-name="P22">but another process has same PID.and IPC is a mechanism which used to synchronization and communication between related and</text:p>
      <text:p text:style-name="P22">unrelated process(Shared memory,message queue,)</text:p>
      <text:p text:style-name="P22"/>
      <text:p text:style-name="P22">71.how can you periodically print the cpu usage of a given process id in Linux?</text:p>
      <text:p text:style-name="P22">We can use the top command by using -p option.</text:p>
      <text:p text:style-name="P22">first grep by using ps -ef | grep "processname" and then use the pid.</text:p>
      <text:p text:style-name="P22">or</text:p>
      <text:p text:style-name="P22">top -p pid</text:p>
      <text:p text:style-name="P22">or</text:p>
      <text:p text:style-name="P22">cat /proc/cpuinfo</text:p>
      <text:p text:style-name="P22"/>
      <text:p text:style-name="P22">72.After fork, does new process get file handles and locks?</text:p>
      <text:p text:style-name="P22">No, file locks set by the parent process shall not be inherited by the child process. Also the child</text:p>
      <text:p text:style-name="P22"><text:soft-page-break/>process shall not inherit any address space memory locks established by the parent process via calls</text:p>
      <text:p text:style-name="P22">to mlockall() or mlock().</text:p>
      <text:p text:style-name="P22">Or</text:p>
      <text:p text:style-name="P22">The child process has its own copy of the file decriptors for the parent process. Each of the file</text:p>
      <text:p text:style-name="P22">descriptors for a child process refer to the same open file description with the corresponding file</text:p>
      <text:p text:style-name="P22">descriptor of the parent process.</text:p>
      <text:p text:style-name="P22">The child process does not inherit file locks set by the parent process.</text:p>
      <text:p text:style-name="P22">73.In unix, how do you kill all child processes of a particular parent?</text:p>
      <text:p text:style-name="P22">pkill -P &lt;PPID&gt;</text:p>
      <text:p text:style-name="P22"/>
      <text:p text:style-name="P22">74.In unix, what is a defunct process ?</text:p>
      <text:p text:style-name="P22">Its a zombie. A child process that is dead but its entry in the process table hasnt been removed so</text:p>
      <text:p text:style-name="P22">that the parent process can get the exit status information of this child.</text:p>
      <text:p text:style-name="P22">Use ps v -u username and check under STAT column with Z value.</text:p>
      <text:p text:style-name="P22"/>
      <text:p text:style-name="P22">75.Can u have a floating point operation inside a interrupt handler?</text:p>
      <text:p text:style-name="P22">He asked me this question after he asked me whether there can be a print message inside a interrupt</text:p>
      <text:p text:style-name="P22">handler.</text:p>
      <text:p text:style-name="P22">Well.. first of all, why would kernel need a floating point operation.</text:p>
      <text:p text:style-name="P22">Secondly, if it ever requires, I don't see any hurdles in it specially if those operations are trivial and</text:p>
      <text:p text:style-name="P22">non-blocking.</text:p>
      <text:p text:style-name="P22">Why would interrupt handler get blocked? Its just that it has to handle all possible</text:p>
      <text:p text:style-name="P22">errors/exceptions including unhandled one, and probably take care to save/restore FPU context.</text:p>
      <text:p text:style-name="P22">The best alternative would be using 'software fp operations' through compilers - if one is not sure</text:p>
      <text:p text:style-name="P22">about restoring FPU state.</text:p>
      <text:p text:style-name="P22">Or</text:p>
      <text:p text:style-name="P22">The ISR code does not run in the normal task context. It has no task control block and all ISR's</text:p>
      <text:p text:style-name="P22">share a single stack. Because of these differences there are restrictions to the type of routines that</text:p>
      <text:p text:style-name="P22">can be used in the ISR.</text:p>
      <text:p text:style-name="P22">ISR's should not invoke functions which may cause ``blocking'' of the caller. For example, semTake.</text:p>
      <text:p text:style-name="P22">malloc and free cannot be used because they call functions which may cause blocking and thus allcreation and deletion functions are forbidden since they use malloc and free. An ISR must not</text:p>
      <text:p text:style-name="P22">perform I/O through the VxWorks I/O system. A call to a device driver may block the system if the</text:p>
      <text:p text:style-name="P22">caller needs to wait for the device. However, the VxWorks pipe driver has been designed to permit</text:p>
      <text:p text:style-name="P22">writes by interrupt service code.</text:p>
      <text:p text:style-name="P22">The best way to print out messages from an ISR is to use the function logMsg or other functions</text:p>
      <text:p text:style-name="P22">provided by the library logLib. ISRs should not use floating point instructions since these registers</text:p>
      <text:p text:style-name="P22">are not saved on entry to the ISR. If floating point instructions are to be used the registers must be</text:p>
      <text:p text:style-name="P22">saved using the functions in fppALib. However, floating point operations are time intensive and</text:p>
      <text:p text:style-name="P22">should be avoided in ISRs.</text:p>
      <text:p text:style-name="P22"/>
      <text:p text:style-name="P22">1. DMA controller.</text:p>
      <text:p text:style-name="P22">2. Cache coherency.- MESI /MSI protocol</text:p>
      <text:p text:style-name="P22">3. Cache coherency mechanism.</text:p>
      <text:p text:style-name="P22">4. Interrupt handler.</text:p>
      <text:p text:style-name="P22">5. what happens when function1 calls function2 with it.(like where does the linkage register stuff get</text:p>
      <text:p text:style-name="P22">stored..and resume execution)</text:p>
      <text:p text:style-name="P22">6.Can u have reentrant code inside interrupt handler. (NO)</text:p>
      <text:p text:style-name="P22">7.What will happen/can u have printf/printk inside an interrrupt hancler (i think he wanted me to</text:p>
      <text:p text:style-name="P22">say no.. but I did not know the reason)</text:p>
      <text:p text:style-name="P22"><text:soft-page-break/>8.context switch.. when do u need it.</text:p>
      <text:p text:style-name="P22">9.what does a interrupt handler take in as input... and what does it return.( it does not accept or</text:p>
      <text:p text:style-name="P22">return anything)</text:p>
      <text:p text:style-name="P22">10. what is the difference between ISR and interrupt handler.(Both are the same)</text:p>
      <text:p text:style-name="P22">11.how to search a book in one million books.</text:p>
      <text:p text:style-name="P22">12.How to check whether a linked list is circular.</text:p>
      <text:p text:style-name="P22"/>
      <text:p text:style-name="P22">1. DMA controller.</text:p>
      <text:p text:style-name="P22">Its a piece of intelligent hardware that helps transfer of chunk of data from/to a device/memory.</text:p>
      <text:p text:style-name="P22">This allows the CPU to do other job during the transfer. This is the theoretical answer one can give</text:p>
      <text:p text:style-name="P22">but in reality there can be many specifics associated with a DMA controller and associated transfer.</text:p>
      <text:p text:style-name="P22">2. Cache coherency.- MESI /MSI protocol</text:p>
      <text:p text:style-name="P22">MESI - Cache Coherency protocol used in x86 processors. M- Modified, E - Exclusive, S - Shared ,</text:p>
      <text:p text:style-name="P22">I - Invalid</text:p>
      <text:p text:style-name="P22">MSI - Message Signalled Interrupt - Again specific to x86 (latest processors). Doing a mem write in</text:p>
      <text:p text:style-name="P22">a specific memory mapped region, cause a x86 interrupt</text:p>
      <text:p text:style-name="P22">3. Cache coherency mechanism.</text:p>
      <text:p text:style-name="P22">MESI protocol is used to maitain cache coherency between processors and memory controllers</text:p>
      <text:p text:style-name="P22">4. Interrupt handler.</text:p>
      <text:p text:style-name="P22">A function registered to service a interrupt of a device</text:p>
      <text:p text:style-name="P22">5. what happens when function1 calls function2 with it.(like where does the linkage register stuff get</text:p>
      <text:p text:style-name="P22">stored..and resume execution)</text:p>
      <text:p text:style-name="P22">This is again processor specific stuff. On a x86 processor, its based on "ebp" register which holds</text:p>
      <text:p text:style-name="P22">the linkage across stack frames. The return address of the function will be the next address to "ebp"in the current stack frame.</text:p>
      <text:p text:style-name="P22">In other processors the concept remains same but the designated registers differ. This is defined in</text:p>
      <text:p text:style-name="P22">ABI (Architecture Binary Interface) of the processor</text:p>
      <text:p text:style-name="P22">6.Can u have reentrant code inside interrupt handler. (NO)</text:p>
      <text:p text:style-name="P22">Yes. Interrupt code should be re-entrant coz the interrupt can be nested. This can be achieved using</text:p>
      <text:p text:style-name="P22">spin_lock_irqsave if you access global variables within the handler</text:p>
      <text:p text:style-name="P22">7.What will happen/can u have printf/printk inside an interrrupt hancler (i think he wanted me to</text:p>
      <text:p text:style-name="P22">say no.. but I did not know the reason)</text:p>
      <text:p text:style-name="P22">You can have printks in interrupt handlers but you will loose interrupts and the purpose of</text:p>
      <text:p text:style-name="P22">debugging is lost.</text:p>
      <text:p text:style-name="P22">8.context switch.. when do u need it.</text:p>
      <text:p text:style-name="P22">When a current executable moves from "running" state to any state other than running like pending,</text:p>
      <text:p text:style-name="P22">sleeping state, we need a context switch to run the other thread/process/executable which is in</text:p>
      <text:p text:style-name="P22">ready-to-run state</text:p>
      <text:p text:style-name="P22">9.what does a interrupt handler take in as input... and what does it return.( it does not accept or</text:p>
      <text:p text:style-name="P22">return anything)</text:p>
      <text:p text:style-name="P22">Interrupt handler does not return anything</text:p>
      <text:p text:style-name="P22">10. what is the difference between ISR and interrupt handler.(Both are the same)</text:p>
      <text:p text:style-name="P22">Both are same</text:p>
      <text:p text:style-name="P22">11.how to search a book in one million books.</text:p>
      <text:p text:style-name="P22">Its more of one's opinion rather than a one specific answer</text:p>
      <text:p text:style-name="P22">12.How to check whether a linked list is circular.</text:p>
      <text:p text:style-name="P22">As others mentioned, have two pointers moving faster and one pointer moving one after other. If the</text:p>
      <text:p text:style-name="P22">slow pointer meets any of the faster pointer, then the list is circular. If the list is not circular, either</text:p>
      <text:p text:style-name="P22">the fast or slow pointer will hit a NULL and we can use that as a condition to exit the function</text:p>
      <text:p text:style-name="P22"/>
      <text:p text:style-name="P22">1. which kernel were u working? debugging techniques? challenges?</text:p>
      <text:p text:style-name="P22"><text:soft-page-break/>2. a mad user tries to allocate 1 gb memory using calloc.</text:p>
      <text:p text:style-name="P22">but the program fails after allocationg about 800mg(appx. i dont remember). Tell me what could</text:p>
      <text:p text:style-name="P22">have gone wrong?</text:p>
      <text:p text:style-name="P22"/>
      <text:p text:style-name="P22">3. We know disabling interrupts works only if it is single processor(i.e local disabling of interrupts).</text:p>
      <text:p text:style-name="P22">Consider this case where we have a SMP(symmetric multi proc) the processor. Processor-1 wants to</text:p>
      <text:p text:style-name="P22">perform some critical operation so it disables all the interrupts.</text:p>
      <text:p text:style-name="P22">What will happen when processor-2 throws an interrupt.</text:p>
      <text:p text:style-name="P22">calloc beasically puts zeros when allocation memory. The program crashes because it tries to pu in</text:p>
      <text:p text:style-name="P22">0s to all the page table entries.So the page table is 4096 bytes(somthing like that).. so wehn all the pages are filled that when the</text:p>
      <text:p text:style-name="P22">program crashes... It does not crash after allocatiing all the 1gb.</text:p>
      <text:p text:style-name="P22">3. Answer: P1 will be interrrupted. So the critical operation might have a problem.</text:p>
      <text:p text:style-name="P22">Basically when critical operation needs to be done.. have spin locks.. which exist over both p1 and</text:p>
      <text:p text:style-name="P22">p2. but again using spin locks has to be done carefully bcoz... they might end up getting into a</text:p>
      <text:p text:style-name="P22">deadlock(i dint understand how. kindly someone explain).</text:p>
      <text:p text:style-name="P22">Deadlock can be avaided if.. we have a interruot handler.. in p1 which disables the interrupt</text:p>
      <text:p text:style-name="P22">handler and then graps the spin lock..</text:p>
      <text:p text:style-name="P22">these things are complex.. and I have made it even more cryptic... the problem is that i did not</text:p>
      <text:p text:style-name="P22">completely understand what the interviewer was talking..(my first interview in life)... SO if people</text:p>
      <text:p text:style-name="P22">could elaborate on these lines... it would be helpful for me and the</text:p>
      <text:p text:style-name="P22"/>
      <text:p text:style-name="P22">76.How one can measure time spent in context switch.</text:p>
      <text:p text:style-name="P22">I will add one thing about this. Context switch has three parts:</text:p>
      <text:p text:style-name="P22">+ picking a new thread/process to run: means looking at the scheduler queues to pick up the best</text:p>
      <text:p text:style-name="P22">process to run. If there is one better than the current one, pick it.</text:p>
      <text:p text:style-name="P22">+ saving the context of the current thread/process</text:p>
      <text:p text:style-name="P22">+ restoring the context of the newly picked process</text:p>
      <text:p text:style-name="P22">One could definitely save the timer ticks value before the first step and save the timer value after the</text:p>
      <text:p text:style-name="P22">last step. This will give the time for one context switch.</text:p>
      <text:p text:style-name="P22">The interesting point to note is that this value has to be stored in global memory. If the value is</text:p>
      <text:p text:style-name="P22">stored in the Uarea or any per-thread storage, then after the context switch, that address is no</text:p>
      <text:p text:style-name="P22">longer accessible.</text:p>
      <text:p text:style-name="P22">The other interesting point is what is the variable part of the context switch here. Depending on how</text:p>
      <text:p text:style-name="P22">many scheduler queues need to be checked, the time to search and pick the next best process might</text:p>
      <text:p text:style-name="P22">vary. And, if the memory location where we save and restore from is NUMA memory, then the</text:p>
      <text:p text:style-name="P22">memory saving time can also vary.</text:p>
      <text:p text:style-name="P22">Or</text:p>
      <text:p text:style-name="P22">Context switch only occurs in 3 situations (exception, interrupt, and system call). It looks like we</text:p>
      <text:p text:style-name="P22">can write a system call to calculate this. I'm just talking out of my ass. Any comments?</text:p>
      <text:p text:style-name="P22">-&gt;Consider the statement</text:p>
      <text:p text:style-name="P22">result = a ? b : c;</text:p>
      <text:p text:style-name="P22">Implement the above statement without using any conditional statements.</text:p>
      <text:p text:style-name="P22">a &amp;&amp; (result = b, 1) || (result = c, 0)</text:p>
      <text:p text:style-name="P22">-&gt;Write a multi threaded C code with one thread printing all even numbers and the other all odd</text:p>
      <text:p text:style-name="P22">numbers. The output should always be in sequence</text:p>
      <text:p text:style-name="P22">ie. 0,1,2,3,4....etc-&gt;Write a piece of code to find out if the system is x86 architecure of Sparc</text:p>
      <text:p text:style-name="P22">use-&gt; uname -a | grep -q "x86" in /bin/sh</text:p>
      <text:p text:style-name="P22">-&gt;In Linux, we use virtual address.So each process will think it has 4 GB</text:p>
      <text:p text:style-name="P22">memory space even if the real memory is only 2GB. Now suppose we do not have</text:p>
      <text:p text:style-name="P22">MMU and programmer use real physical address in their program. We only have</text:p>
      <text:p text:style-name="P22">small size of physical memory. How can we design the system?</text:p>
      <text:p text:style-name="P22"><text:soft-page-break/>You can design the system in 2 ways :</text:p>
      <text:p text:style-name="P22">1. Implement the virtual memory yourself and use File IO operations if and when you need more</text:p>
      <text:p text:style-name="P22">memory than existing memory. You need to swap some of your data to a File to create space for new</text:p>
      <text:p text:style-name="P22">Objects.</text:p>
      <text:p text:style-name="P22">2. You try to clean memory just like a garbage collector does and remove unwanted objects from</text:p>
      <text:p text:style-name="P22">time to time. This is inferior to 1 and you run the risk of your program crashing because of lack of</text:p>
      <text:p text:style-name="P22">memory.</text:p>
      <text:p text:style-name="P22">You can use a combination of 1 &amp; 2.</text:p>
      <text:p text:style-name="P22">-&gt;The interviewer asked the following question.</text:p>
      <text:p text:style-name="P22">char *s = "Hello";</text:p>
      <text:p text:style-name="P22">printf("%s",s);</text:p>
      <text:p text:style-name="P22">printf(s)</text:p>
      <text:p text:style-name="P22">The second print statement crashes sometimes. Why</text:p>
      <text:p text:style-name="P22">Actually, when we assigns</text:p>
      <text:p text:style-name="P22">char * s= "Hello".</text:p>
      <text:p text:style-name="P22">'s' starts pointing in read only segement where the "Hello" is.And when you do printf(s), IMO printf</text:p>
      <text:p text:style-name="P22">alwyas sees first argument as format string which it can change. And as he tries to change or</text:p>
      <text:p text:style-name="P22">format that argument you will get an access vilolation as you are writing to read only segment.</text:p>
      <text:p text:style-name="P22">-&gt;Given an int, write code to return the number of bits that are 1 in O(m) time, where m is the</text:p>
      <text:p text:style-name="P22">number of bits that are 1.</text:p>
      <text:p text:style-name="P22">public static int getNOnes(int n)</text:p>
      <text:p text:style-name="P22">{</text:p>
      <text:p text:style-name="P22">int result = 0;</text:p>
      <text:p text:style-name="P22">while(n&gt;;0)</text:p>
      <text:p text:style-name="P22">{</text:p>
      <text:p text:style-name="P22">n = n&amp;(n-1);</text:p>
      <text:p text:style-name="P22">result++;</text:p>
      <text:p text:style-name="P22">}</text:p>
      <text:p text:style-name="P22">return result;</text:p>
      <text:p text:style-name="P22">}</text:p>
      <text:p text:style-name="P22">-&gt;Assuming you have three N bit unsigned integers a, b and c, what is the min number of bits you</text:p>
      <text:p text:style-name="P22">would need to store the result of a * b + c?</text:p>
      <text:p text:style-name="P22">Another easy way to understand this is : consider N to be 8 bits or 1 byte... An unsigned int of 1 byte</text:p>
      <text:p text:style-name="P22">can have a max value of 255. Now applying the given equation with the maximum values possible:</text:p>
      <text:p text:style-name="P22">a*b + c = 255*255 + 255 = 65280we know unsigned 8 bit value max is 255 . Similarly unsigned 16 bit value is 65536 and 65280 is</text:p>
      <text:p text:style-name="P22">less than 65536. Hence we need 16bits for storing the result or 2N bits.</text:p>
      <text:p text:style-name="P22">-&gt;Given a char array find possible soln like :</text:p>
      <text:p text:style-name="P22">eg for "abc"</text:p>
      <text:p text:style-name="P22">ans: {a,ab,abc.b,bc,c}</text:p>
      <text:p text:style-name="P22">char[] function(char[])</text:p>
      <text:p text:style-name="P22">#include &lt;stdio.h&gt;</text:p>
      <text:p text:style-name="P22">#include &lt;string.h&gt;</text:p>
      <text:p text:style-name="P22">void main() {</text:p>
      <text:p text:style-name="P22">char string[10] = "abc";</text:p>
      <text:p text:style-name="P22">int i,j,k;</text:p>
      <text:p text:style-name="P22">for(i=0;i&lt;strlen(string);i++) {</text:p>
      <text:p text:style-name="P22">for(j=0;j&lt;(strlen(string)-i);j++) {</text:p>
      <text:p text:style-name="P22">for(k=0;k&lt;=j;k++)</text:p>
      <text:p text:style-name="P22">printf("%c", string[i+k]);</text:p>
      <text:p text:style-name="P22"><text:soft-page-break/>printf(",");</text:p>
      <text:p text:style-name="P22">}</text:p>
      <text:p text:style-name="P22">}</text:p>
      <text:p text:style-name="P22">}</text:p>
      <text:p text:style-name="P22">-&gt;</text:p>
      <text:p text:style-name="P22">Given an integer array find the longest subarray cantaining consequitive nos.</text:p>
      <text:p text:style-name="P22">eg {4,5,34,33,32,11,10,31}</text:p>
      <text:p text:style-name="P22">ans is {31,32,33,34}</text:p>
      <text:p text:style-name="P22">int[] function(int[])</text:p>
      <text:p text:style-name="P22">#include&lt;stdio.h&gt;</text:p>
      <text:p text:style-name="P22">#include&lt;conio.h&gt;</text:p>
      <text:p text:style-name="P22">int arr[] = {5,2,7,9,3,6,8,1};</text:p>
      <text:p text:style-name="P22">int max=0, max_in,count;</text:p>
      <text:p text:style-name="P22">int longest(int);</text:p>
      <text:p text:style-name="P22">int main()</text:p>
      <text:p text:style-name="P22">{</text:p>
      <text:p text:style-name="P22">int i;</text:p>
      <text:p text:style-name="P22">for(i=0;i&lt;8;i++)</text:p>
      <text:p text:style-name="P22">{</text:p>
      <text:p text:style-name="P22">count = 1;</text:p>
      <text:p text:style-name="P22">longest(arr[i]);}</text:p>
      <text:p text:style-name="P22">for(i=0;i&lt;max;i++)</text:p>
      <text:p text:style-name="P22">{</text:p>
      <text:p text:style-name="P22">printf("%d\t",max_in);</text:p>
      <text:p text:style-name="P22">max_in++;</text:p>
      <text:p text:style-name="P22">}</text:p>
      <text:p text:style-name="P22">getch();</text:p>
      <text:p text:style-name="P22">return 0;}</text:p>
      <text:p text:style-name="P22">int longest(int in)</text:p>
      <text:p text:style-name="P22">{</text:p>
      <text:p text:style-name="P22">int i,in_1=in;</text:p>
      <text:p text:style-name="P22">for(i=0;i&lt;8;i++)</text:p>
      <text:p text:style-name="P22">{</text:p>
      <text:p text:style-name="P22">if(arr[i]==in+1)</text:p>
      <text:p text:style-name="P22">{</text:p>
      <text:p text:style-name="P22">longest(in+1);</text:p>
      <text:p text:style-name="P22">count=count+1;</text:p>
      <text:p text:style-name="P22">break;</text:p>
      <text:p text:style-name="P22">}</text:p>
      <text:p text:style-name="P22">}</text:p>
      <text:p text:style-name="P22">if(count&gt;max)</text:p>
      <text:p text:style-name="P22">{</text:p>
      <text:p text:style-name="P22">max=count;</text:p>
      <text:p text:style-name="P22">max_in = in_1;</text:p>
      <text:p text:style-name="P22">}</text:p>
      <text:p text:style-name="P22">return 0;</text:p>
      <text:p text:style-name="P22">}</text:p>
      <text:p text:style-name="P22">-&gt;Give output for the following code</text:p>
      <text:p text:style-name="P22">#include&lt;stdio.h&gt;</text:p>
      <text:p text:style-name="P22">void main()</text:p>
      <text:p text:style-name="P22">{</text:p>
      <text:p text:style-name="P22">int i = 5;</text:p>
      <text:p text:style-name="P22"><text:soft-page-break/>printf("%d\n",i++ + ++i);</text:p>
      <text:p text:style-name="P22">printf("%d\n",i++ + ++i + i++ + i++);</text:p>
      <text:p text:style-name="P22">printf("%d\n",++i + i++ + ++i + i++);</text:p>
      <text:p text:style-name="P22">}</text:p>
      <text:p text:style-name="P22">Please give the output with os and compiler u used with proper explanation. Getting unexpected</text:p>
      <text:p text:style-name="P22">answers..... help !!!</text:p>
      <text:p text:style-name="P22">This is old question posed by senior student</text:p>
      <text:p text:style-name="P22">i got answer as</text:p>
      <text:p text:style-name="P22">12</text:p>
      <text:p text:style-name="P22">35</text:p>
      <text:p text:style-name="P22">52</text:p>
      <text:p text:style-name="P22">but</text:p>
      <text:p text:style-name="P22">When i ran this program on machine i shocked to get the answer 12,32,50.</text:p>
      <text:p text:style-name="P22">i am writing here what concept i used.</text:p>
      <text:p text:style-name="P22">If we do some operation in printf statement on same element then we have to use stack.</text:p>
      <text:p text:style-name="P22">so in first printf statement:-</text:p>
      <text:p text:style-name="P22">structure of stack is</text:p>
      <text:p text:style-name="P22">++i (top of stack) =&gt; 6</text:p>
      <text:p text:style-name="P22">i++ =&gt; 6</text:p>
      <text:p text:style-name="P22">and after the execution of this value of i is 7 and i++ + ++i is 6+6 = 12</text:p>
      <text:p text:style-name="P22">in second printf statementstructure of stack is</text:p>
      <text:p text:style-name="P22">i++ &lt;- (top of stack) = &gt; 7</text:p>
      <text:p text:style-name="P22">i++ =&gt;8</text:p>
      <text:p text:style-name="P22">++i =&gt; 10</text:p>
      <text:p text:style-name="P22">i++ (lower index of stack) =&gt; 10</text:p>
      <text:p text:style-name="P22">and after the execution of this value of i is 11 and i++ + ++i + i++ + i++is 10 + 10 + 8 + 7 = 35</text:p>
      <text:p text:style-name="P22">in third printf statement</text:p>
      <text:p text:style-name="P22">structure of stack is</text:p>
      <text:p text:style-name="P22">i++ &lt;- (top of stack) = &gt; 11</text:p>
      <text:p text:style-name="P22">++i =&gt;13</text:p>
      <text:p text:style-name="P22">i++ =&gt; 13</text:p>
      <text:p text:style-name="P22">++i (lower index of stack) =&gt; 15</text:p>
      <text:p text:style-name="P22">and after the execution of this value of i is 15 and ++i + i++ + ++i + i++ is 15 + 13 + 13 + 11 =</text:p>
      <text:p text:style-name="P22">52</text:p>
      <text:p text:style-name="P22">but When i ran this program on machine i shocked to get the answer 12,32,50.</text:p>
      <text:p text:style-name="P22">i dont know what concept they used ..most probably side effect..</text:p>
      <text:p text:style-name="P22">let me know if some have answer of this question with proper explanation.</text:p>
      <text:p text:style-name="P22">thanks in advance ..!!!</text:p>
      <text:p text:style-name="P22">-&gt;swap every two bits in an unsigned char .. eg swap bits at 0 and 1st position, swap 2nd and 3rd</text:p>
      <text:p text:style-name="P22">position, swap 4th and 5th position etc ..</text:p>
      <text:p text:style-name="P22">unsigned char swap_bits(unsigned char ch)</text:p>
      <text:p text:style-name="P22">{</text:p>
      <text:p text:style-name="P22">return ((ch &amp; 0xAA)&gt;&gt;;1 ) | ( (ch &amp; 0x55) &lt;&lt; 1);</text:p>
      <text:p text:style-name="P22">}</text:p>
      <text:p text:style-name="P22">-&gt; Given two numbers "a" and "b" and an average formula (a+b)/2. Find one condition where it</text:p>
      <text:p text:style-name="P22">wont work. Also, give solution to it</text:p>
      <text:p text:style-name="P22">int computeAvg(int a, int b)</text:p>
      <text:p text:style-name="P22">{</text:p>
      <text:p text:style-name="P22">return (a &gt;&gt; 1 + b &gt;&gt; 1 + (a&amp;;1 + b&amp;;1) &gt;&gt; 1);</text:p>
      <text:p text:style-name="P22">}</text:p>
      <text:p text:style-name="P22">-&gt;In a multi-threaded process,If one thread is busy on I/O will the entire process be blocked?</text:p>
      <text:p text:style-name="P22">It WILL be blocked if the thread is implemented as a user level thread and will NOT be blocked if it</text:p>
      <text:p text:style-name="P22"><text:soft-page-break/>is implemented as a kernel level thread.</text:p>
      <text:p text:style-name="P22">-&gt;Assuming there's no Array data structure in C, how would you implement it?</text:p>
      <text:p text:style-name="P22">to implement integer array of size array_size</text:p>
      <text:p text:style-name="P22">int *p = (int *) malloc (sizeof(int) * array_size);</text:p>
      <text:p text:style-name="P22">now you can assign values using p[i] = something // i =0 to array_size-1</text:p>
      <text:p text:style-name="P22">and and access them using same;</text:p>
      <text:p text:style-name="P22">-&gt;given two integers and two bit positions. Set the first integer between the two bit positions to be</text:p>
      <text:p text:style-name="P22">that of the second integer.</text:p>
      <text:p text:style-name="P22">int replace_bits(int a, int b, int x, int y)</text:p>
      <text:p text:style-name="P22">{int mask = ((1 &lt;&lt; (y - x + 1)) - 1) &lt;&lt; x;</text:p>
      <text:p text:style-name="P22">// Clear a and replace with that of b</text:p>
      <text:p text:style-name="P22">return ((a &amp; ~mask) | (b &amp; mask));</text:p>
      <text:p text:style-name="P22">}</text:p>
      <text:p text:style-name="P22">or</text:p>
      <text:p text:style-name="P22">s =&gt; start bit</text:p>
      <text:p text:style-name="P22">e =&gt; end bit</text:p>
      <text:p text:style-name="P22">first =&gt; first value</text:p>
      <text:p text:style-name="P22">second =&gt; second value</text:p>
      <text:p text:style-name="P22">Now</text:p>
      <text:p text:style-name="P22">bits = e - s + 1;</text:p>
      <text:p text:style-name="P22">mask =( (~0) &lt;&lt; ((sizeof(int) * 8) - bits) ) &gt;&gt; ((sizeof(int) * 8) - bits - s) ) ;</text:p>
      <text:p text:style-name="P22">(first &amp; ~mask) | (second &amp; mask)</text:p>
      <text:p text:style-name="P22">-&gt;Difference between constant char pointer and constant pointer to a char.</text:p>
      <text:p text:style-name="P22">const char pointer: const char *</text:p>
      <text:p text:style-name="P22">The chars the pointer points to cannot be modified.</text:p>
      <text:p text:style-name="P22">const pointer to char: char * const</text:p>
      <text:p text:style-name="P22">The address the pointer points to cannot be modified.</text:p>
      <text:p text:style-name="P22">-&gt;Difference between array and linked list</text:p>
      <text:p text:style-name="P22">The difference is the way we access the data , we can access the data randomly in array using the</text:p>
      <text:p text:style-name="P22">index, but in linked list we have to loop sequentially to get into the data...</text:p>
      <text:p text:style-name="P22">However, the linked list is more efficient in saving memory in the way they use pointer to save the</text:p>
      <text:p text:style-name="P22">address of the next node (ie don't have to allocate memory for all the data that we dont' use or not</text:p>
      <text:p text:style-name="P22">use yet.</text:p>
      <text:p text:style-name="P22">-&gt;int error()</text:p>
      <text:p text:style-name="P22">{</text:p>
      <text:p text:style-name="P22">char *buf=(char *) malloc(10,sizeof(char));</text:p>
      <text:p text:style-name="P22">return buf;</text:p>
      <text:p text:style-name="P22">}</text:p>
      <text:p text:style-name="P22">whats the error....?</text:p>
      <text:p text:style-name="P22">warm up question</text:p>
      <text:p text:style-name="P22">-&gt;example of volatile usage.</text:p>
      <text:p text:style-name="P22">The usual four examples of volatile objects are:</text:p>
      <text:p text:style-name="P22">1. an object that is a memory-mapped I/O port</text:p>
      <text:p text:style-name="P22">2. an object that is shared between multiple concurrent processes</text:p>
      <text:p text:style-name="P22">3. an object that is modified by an asynchronous signal handler</text:p>
      <text:p text:style-name="P22">4. an automatic storage duration object declared in a function that calls setjmp and whose value is</text:p>
      <text:p text:style-name="P22">changed between the call to setjmp and a corresponding call to longjmp</text:p>
      <text:p text:style-name="P22">-&gt;aligned malloc, asked me exactly y do u allocate extra space for the void *. i tried to explain why,he wasnt listening. in the end he told me what i was trying to tell him</text:p>
      <text:p text:style-name="P22">memalign(size, align)</text:p>
      <text:p text:style-name="P22">{</text:p>
      <text:p text:style-name="P22">total_size = size + align</text:p>
      <text:p text:style-name="P22"><text:soft-page-break/>ptr = malloc(total_size)</text:p>
      <text:p text:style-name="P22">ptr += (char *)ptr + (align - (uint)ptr % align)</text:p>
      <text:p text:style-name="P22">return ptr</text:p>
      <text:p text:style-name="P22">}</text:p>
      <text:p text:style-name="P22">-&gt;os concepts involving deadlocks, semaphores, spinlocks, sleeping in the kernel ( process and</text:p>
      <text:p text:style-name="P22">interrupt context ), softirq's</text:p>
      <text:p text:style-name="P22">interrupts, interrupt handling, few virtual memory questions</text:p>
      <text:p text:style-name="P22">A deadlock is a situation in which two computer programs sharing the same resource are effectively</text:p>
      <text:p text:style-name="P22">preventing each other from accessing the resource, resulting in both programs ceasing to function.</text:p>
      <text:p text:style-name="P22">A semaphore is a variable or abstract data type that provides a simple but useful abstraction for</text:p>
      <text:p text:style-name="P22">controlling access by multiple processes to a common resource in a parallel programming</text:p>
      <text:p text:style-name="P22">environment</text:p>
      <text:p text:style-name="P22">In software engineering, a spinlock is a lock where the thread simply waits in a loop ("spins")</text:p>
      <text:p text:style-name="P22">repeatedly checking until the lock becomes available. Since the thread remains active but isn't</text:p>
      <text:p text:style-name="P22">performing a useful task, the use of such a lock is a kind of busy waiting. Once acquired, spinlocks</text:p>
      <text:p text:style-name="P22">will usually be held until they are explicitly released, although in some implementations they may be</text:p>
      <text:p text:style-name="P22">automatically released if the thread being waited on (that which holds the lock) blocks, or "goes to</text:p>
      <text:p text:style-name="P22">sleep".</text:p>
      <text:p text:style-name="P22">softirq stands for software interrupt</text:p>
      <text:p text:style-name="P22">-&gt;find if 2 strings are anagrams of each other</text:p>
      <text:p text:style-name="P22">-&gt;strucure padding, why network packets are not padded, how to avoid padding ( i told him the</text:p>
      <text:p text:style-name="P22">__attribute(packed)__ pragma )</text:p>
      <text:p text:style-name="P22">#pragma pack(push,1)</text:p>
      <text:p text:style-name="P22">structure</text:p>
      <text:p text:style-name="P22">#pragma pack(pop)</text:p>
      <text:p text:style-name="P22">-&gt;implementation of the sizeof operator, i told him its an operator, he said no. he wanted me to</text:p>
      <text:p text:style-name="P22">write the code how it works.</text:p>
      <text:p text:style-name="P22">#define my_sizeof(type) \</text:p>
      <text:p text:style-name="P22">({typeof(type) x; (char *)(&amp;x+1)-(char*)(&amp;x);})</text:p>
      <text:p text:style-name="P22">-&gt;How to find out the intersection of a link-list without using flags or modifying the link list</text:p>
      <text:p text:style-name="P22">It can be done in this way</text:p>
      <text:p text:style-name="P22">1. Find out the length of both lists.</text:p>
      <text:p text:style-name="P22">2. Subtract small one from longer - This will bring both in same point to traverse</text:p>
      <text:p text:style-name="P22">3. Now start traversing both &amp; check for pointers. If they both are same at any point of time, they</text:p>
      <text:p text:style-name="P22">are intersecting. Else they are not</text:p>
      <text:p text:style-name="P22">-&gt;Rotation of a 32 bit number// Rotate an integer n left by k</text:p>
      <text:p text:style-name="P22">int rotLeft32(int n, int k)</text:p>
      <text:p text:style-name="P22">{</text:p>
      <text:p text:style-name="P22">return (n &lt;&lt; k) | ((unsigned int)n &gt;&gt; (32 - k));</text:p>
      <text:p text:style-name="P22">}</text:p>
      <text:p text:style-name="P22">-&gt;When would you use a hash table? Specific situations were asked</text:p>
      <text:p text:style-name="P22">-&gt;write a code to find the endianness of the system</text:p>
      <text:p text:style-name="P22">int main()</text:p>
      <text:p text:style-name="P22">{int n=1;</text:p>
      <text:p text:style-name="P22">char *c=&amp;n;</text:p>
      <text:p text:style-name="P22">if(c)</text:p>
      <text:p text:style-name="P22">printf("Little endian");</text:p>
      <text:p text:style-name="P22">else</text:p>
      <text:p text:style-name="P22">printf("Big endian ");</text:p>
      <text:p text:style-name="P22">return 0;</text:p>
      <text:p text:style-name="P22">}</text:p>
      <text:p text:style-name="P22"><text:soft-page-break/>-&gt;given a pointer to a single node of singly linked list, with no other details ( dont know where the</text:p>
      <text:p text:style-name="P22">head is) and its not a circular list, how would you remove only that node from the list</text:p>
      <text:p text:style-name="P22">void delNode(Node **p)</text:p>
      <text:p text:style-name="P22">{</text:p>
      <text:p text:style-name="P22">Node *temp = *p;</text:p>
      <text:p text:style-name="P22">*p-&gt; data = temp-&gt;next-&gt;data;</text:p>
      <text:p text:style-name="P22">*p-&gt;next = temp -&gt;next;</text:p>
      <text:p text:style-name="P22">free(temp);</text:p>
      <text:p text:style-name="P22">}</text:p>
      <text:p text:style-name="P22">-&gt;How would you do benchmarking (compare the performance) in a device driver code? Apart</text:p>
      <text:p text:style-name="P22">from timing or time is there any other standard way? He basically meant comparing Programmed</text:p>
      <text:p text:style-name="P22">I/O and DMA. (Leave security etc. only performance comparison)</text:p>
      <text:p text:style-name="P22">we can use the struct timeval and timespec timers inside the printk to see the transfer time of bulk</text:p>
      <text:p text:style-name="P22">data using the I/O map or DMA transfer.</text:p>
      <text:p text:style-name="P22">Or jiffies</text:p>
      <text:p text:style-name="P22">-&gt;Is sizeof() a macro or a function? I said macro... asked why not a function (leave alone the inline</text:p>
      <text:p text:style-name="P22">advantage of a macro)</text:p>
      <text:p text:style-name="P22">Ans: In C there is no overloading. We send various 'Types' of parameters to sizeof. Macros dont do</text:p>
      <text:p text:style-name="P22">type checking. Hence Macros!</text:p>
      <text:p text:style-name="P22">Or</text:p>
      <text:p text:style-name="P22">sizeof is neither a macro nor a function. Its a unary operator like ! or ~. Its implemented by(in)</text:p>
      <text:p text:style-name="P22">compiler.</text:p>
      <text:p text:style-name="P22">-&gt;What is Memory Alignment?</text:p>
      <text:p text:style-name="P22">Can Two Processes have the same Virtual Address?</text:p>
      <text:p text:style-name="P22">Difference between a MUTEX and a SEMAPHORE?</text:p>
      <text:p text:style-name="P22">Does Malloc give a memory aligned address?What is MMU made up of? (with reference to data structures</text:p>
      <text:p text:style-name="P22">memory alignment is aligning variable or user defined variable acc. to processor's memory</text:p>
      <text:p text:style-name="P22">addressing strategy.</text:p>
      <text:p text:style-name="P22">yes,two processes can have same virtual address.</text:p>
      <text:p text:style-name="P22">Semaphores can suffer with priority inversion where as mutex cant. secondly, semaphores can have</text:p>
      <text:p text:style-name="P22">no deadlock if function is called recursively, but mutex can suffer with deadlock in that case.</text:p>
      <text:p text:style-name="P22">Thirdly, in multithreaded environment, any thread can signal the semaphore where as in mutex who</text:p>
      <text:p text:style-name="P22">have taken the lock can only unlock it.</text:p>
      <text:p text:style-name="P22">Yes,Malloc gives a memory aligned addresses.</text:p>
      <text:p text:style-name="P22">MMU is memory management unit which assign virtual addresses to processes instead of physical</text:p>
      <text:p text:style-name="P22">addresses and take care of paging concept of processes.</text:p>
      <text:p text:style-name="P22">Or</text:p>
      <text:p text:style-name="P22">2 processes cannot have same virtual address.. process have independant address space... but 2</text:p>
      <text:p text:style-name="P22">virtual pages of different process can be mapped to same physical pae frame with read-only</text:p>
      <text:p text:style-name="P22">permissions</text:p>
      <text:p text:style-name="P22">-&gt;Program to reverse the linked list!</text:p>
      <text:p text:style-name="P22">void reverse(Node **head) {</text:p>
      <text:p text:style-name="P22">Node *current = *head;</text:p>
      <text:p text:style-name="P22">Node *next;</text:p>
      <text:p text:style-name="P22">Node *temp;</text:p>
      <text:p text:style-name="P22">if (head == NULL || *head == NULL || (*head)-&gt;next == NULL)</text:p>
      <text:p text:style-name="P22">return;</text:p>
      <text:p text:style-name="P22">temp = current-&gt;next;</text:p>
      <text:p text:style-name="P22">current-&gt;next = NULL;</text:p>
      <text:p text:style-name="P22">while (temp != NULL) {</text:p>
      <text:p text:style-name="P22">next = temp-&gt;next;</text:p>
      <text:p text:style-name="P22"><text:soft-page-break/>temp-&gt;next = current;</text:p>
      <text:p text:style-name="P22">current = temp;</text:p>
      <text:p text:style-name="P22">temp = next;</text:p>
      <text:p text:style-name="P22">}</text:p>
      <text:p text:style-name="P22">*head = current;</text:p>
      <text:p text:style-name="P22">}</text:p>
      <text:p text:style-name="P22">-&gt;Write a C program to interchange the nodes of a linked list. Consider the linked list 1-&gt;2-&gt;3-</text:p>
      <text:p text:style-name="P22">&gt;4-&gt;5. You should get the o/p as 2-&gt;1-&gt;4-&gt;3-&gt;5. The pointers should be exchanged not just the</text:p>
      <text:p text:style-name="P22">data!</text:p>
      <text:p text:style-name="P22">I used 3 pointers. Not sure if you can do it with two. If anyone has any suggestions please let me</text:p>
      <text:p text:style-name="P22">know! handles even # of nodes, odd # of nodes, 0, 1, 2 nodes.</text:p>
      <text:p text:style-name="P22">void swap_every_two(node **head) {</text:p>
      <text:p text:style-name="P22">node *current = *head;</text:p>
      <text:p text:style-name="P22">node *next = NULL;</text:p>
      <text:p text:style-name="P22">node *prev = NULL;</text:p>
      <text:p text:style-name="P22">if (head == NULL)</text:p>
      <text:p text:style-name="P22">return;</text:p>
      <text:p text:style-name="P22">if (*head == NULL) /* no elements */</text:p>
      <text:p text:style-name="P22">return;if ((*head)-&gt;next == NULL) /* only one element */</text:p>
      <text:p text:style-name="P22">return;</text:p>
      <text:p text:style-name="P22">*head = current-&gt;next; /* update the head pointer */</text:p>
      <text:p text:style-name="P22">next = current-&gt;next;</text:p>
      <text:p text:style-name="P22">current-&gt;next = next-&gt;next;</text:p>
      <text:p text:style-name="P22">next-&gt;next = current;</text:p>
      <text:p text:style-name="P22">prev = current;</text:p>
      <text:p text:style-name="P22">current = current-&gt;next;</text:p>
      <text:p text:style-name="P22">while (current != NULL &amp;&amp; current-&gt;next != NULL) {</text:p>
      <text:p text:style-name="P22">next = current-&gt;next;</text:p>
      <text:p text:style-name="P22">current-&gt;next = next-&gt;next;</text:p>
      <text:p text:style-name="P22">next-&gt;next = current;</text:p>
      <text:p text:style-name="P22">prev-&gt;next = next;</text:p>
      <text:p text:style-name="P22">prev = current;</text:p>
      <text:p text:style-name="P22">current = current-&gt;next;</text:p>
      <text:p text:style-name="P22">}</text:p>
      <text:p text:style-name="P22">-&gt;Implement a MACRO(i,j,k) where i is a Hex number, j is the bit position and k is 0/1. So based</text:p>
      <text:p text:style-name="P22">on k, jth bit in i should be replaced. (Not no IF stmts allowed nor For loops in a macro)</text:p>
      <text:p text:style-name="P22">#define MACRO(i,j,k) i = i&amp;(((((i&gt;&gt;j)&lt;&lt;1)|k)&lt;&lt;(j-1))|(~(1&lt;&lt;j)))</text:p>
      <text:p text:style-name="P22">-&gt;If we add a signed integer and a unsigned integer, will the result be signed or unsigned? What I</text:p>
      <text:p text:style-name="P22">guessed was signed, but after searching online for a while, looks like I was wrong. Can anybody</text:p>
      <text:p text:style-name="P22">give more detailed explanation?</text:p>
      <text:p text:style-name="P22">Signed integer max 2^31, Unsigned 2^32. You are asking for trouble if unsigned number is big.</text:p>
      <text:p text:style-name="P22">-&gt;What does the Static key word used in C qualify?</text:p>
      <text:p text:style-name="P22">Static keyword results in only one instance of the variable.the memory for the is allocated at</text:p>
      <text:p text:style-name="P22">compile time</text:p>
      <text:p text:style-name="P22">-&gt;given a structure,</text:p>
      <text:p text:style-name="P22">struct {int a, float b, char c } x,y;</text:p>
      <text:p text:style-name="P22">what are the 4 ways to copy contents of x into</text:p>
      <text:p text:style-name="P22">4 ways I can think of are following:</text:p>
      <text:p text:style-name="P22">1) y = x;</text:p>
      <text:p text:style-name="P22">2) y.a=x.a, y.b=x.b, y.c=x.c</text:p>
      <text:p text:style-name="P22">3) memmove(&amp;y,&amp;x,sizeof(x));</text:p>
      <text:p text:style-name="P22">4) memcpy(&amp;y,&amp;x,sizeof(x));</text:p>
      <text:p text:style-name="P22"><text:soft-page-break/>-&gt;What is difference between wake_up ( ) and wake_up_interruptible ( ) APIs in linux kernel ?</text:p>
      <text:p text:style-name="P22">When should should use which one, how it should be decided ?</text:p>
      <text:p text:style-name="P22">wake_up - wakes exactly one exclusive sleeping process in TASK_INTERRUPTIBLE or</text:p>
      <text:p text:style-name="P22">TASK_UNINTERRUPTIBLE state from the wait queue</text:p>
      <text:p text:style-name="P22">wake_up_interruptible - wakes only one exclusive sleeping process in TASK_INTERRUPTIBLE</text:p>
      <text:p text:style-name="P22">from the wait queue</text:p>
      <text:p text:style-name="P22">Wake_up_interruptible might be used in semaphore which wakes up only one process waiting for</text:p>
      <text:p text:style-name="P22">the signal from the wait queue. If you need to wake up only processes which are waiting on an</text:p>
      <text:p text:style-name="P22">event, then wake_up_interruptible must be used.</text:p>
      <text:p text:style-name="P22">To generally wake up all the processes to some activity such as device I/O then wake_up has to be</text:p>
      <text:p text:style-name="P22">used.</text:p>
      <text:p text:style-name="P22">I might be wrong, but this what I understand.-&gt;how to find the msb in smallest no. of steps</text:p>
      <text:p text:style-name="P22">a &amp; (((sizeof(a)*8)-1)&lt;&lt;1)</text:p>
      <text:p text:style-name="P22">-&gt;Addition of two signed characters, what happens the carry bit, and to the signed bit. Can the</text:p>
      <text:p text:style-name="P22">carry bit be over written on a signed bit</text:p>
      <text:p text:style-name="P22">Yeah when an overflow occurs the sign bit is overwritten by the carry bit.</text:p>
      <text:p text:style-name="P22">char a= 127;</text:p>
      <text:p text:style-name="P22">a++;</text:p>
      <text:p text:style-name="P22">printf("%d",a);</text:p>
      <text:p text:style-name="P22">The output of the above code would be -128</text:p>
      <text:p text:style-name="P22">-&gt;</text:p>
      <text:p text:style-name="P22">What is the most efficient way of representing a number in the multiple of 256? (Clue - How do you</text:p>
      <text:p text:style-name="P22">clear a bit?) - Anyone has an answer to this</text:p>
      <text:p text:style-name="P22">inline unsigned int mod256(unsigned int _i)</text:p>
      <text:p text:style-name="P22">{</text:p>
      <text:p text:style-name="P22">_i &amp;= (~255);</text:p>
      <text:p text:style-name="P22">_i &gt;&gt;= 8;</text:p>
      <text:p text:style-name="P22">return _i;</text:p>
      <text:p text:style-name="P22">}</text:p>
      <text:p text:style-name="P22">-&gt;Have you ever called any device's function?</text:p>
      <text:p text:style-name="P22">Compute Unified Device Architecture is an easy way to use GPU for General Purpose</text:p>
      <text:p text:style-name="P22">Programming. No graphics knowledge is required to use CUDA for doing a program using GPU. A</text:p>
      <text:p text:style-name="P22">CUDA program is almost same as a C program but have some additional features. In CUDA a</text:p>
      <text:p text:style-name="P22">function can be run in many threads by giving a execution configuration while calling a function.</text:p>
      <text:p text:style-name="P22">There are 3 kinds of functions in CUDA. A device function which can be only executed in the device</text:p>
      <text:p text:style-name="P22">and called from device, a global function which can be called from host(CPU) using some</text:p>
      <text:p text:style-name="P22">configuration and gets executed in device, and a pure host function which must be executed in the</text:p>
      <text:p text:style-name="P22">CPU only.</text:p>
      <text:p text:style-name="P22">There are some additional specifiers to distinguish the function type.</text:p>
      <text:p text:style-name="P22">__device__ - if a function is suffixed with __device__ it becomes a device function which can only</text:p>
      <text:p text:style-name="P22">be executed at device and which can only be called from a function that executes on device.</text:p>
      <text:p text:style-name="P22">__host__ - These functions are the normal C functions that can be executed on the host(CPU)</text:p>
      <text:p text:style-name="P22">__global__ - A function suffixed with __global__ can be called from CPU. But for calling this</text:p>
      <text:p text:style-name="P22">function the execution configuration must be mentioned. The execution configuration decides how</text:p>
      <text:p text:style-name="P22">many threads and blocks have to be made for executing this function.</text:p>
      <text:p text:style-name="P22">Also there are different kinds of memory,</text:p>
      <text:p text:style-name="P22">__shared__ - if this is prefixed that memory becomes a shared memory and it can be shared across</text:p>
      <text:p text:style-name="P22">threads. This is the fastest memory.</text:p>
      <text:p text:style-name="P22">__constant__ - a memory to which we can write from host only.</text:p>
      <text:p text:style-name="P22">__device__ - a memory to which we can write from both device and host.Each thread will have a thread ID and block ID to know which area of the data need to be</text:p>
      <text:p text:style-name="P22"><text:soft-page-break/>processed by this thread. This is the tricky area where all the performance improvement lies.</text:p>
      <text:p text:style-name="P22">-&gt;How would you reverse bits of an integer in an optimized way suitable for an embedded system?</text:p>
      <text:p text:style-name="P22">use lookup table to store reversed bits of every possible combination in a 8-bit field, so your lookup</text:p>
      <text:p text:style-name="P22">table is O(1) in memory with 256 elements. then:</text:p>
      <text:p text:style-name="P22">int input,result;</text:p>
      <text:p text:style-name="P22">result=((table[input&amp;0xff]&lt;&lt;;24)|(table[(input&gt;&gt;;8)&amp;0xff]&lt;&lt;;16)|(table[(input&gt;&gt;;16)&amp;0xff]&lt;&lt;;8)|(</text:p>
      <text:p text:style-name="P22">table[(input&gt;&gt;;24)&amp;0xff]));</text:p>
      <text:p text:style-name="P22">return result;</text:p>
      <text:p text:style-name="P22">-&gt;What is the difference detween ISR &amp; function call</text:p>
      <text:p text:style-name="P22">function calls are done in the program</text:p>
      <text:p text:style-name="P22">ISR are the special function that are excuted on particular interrupts..</text:p>
      <text:p text:style-name="P22">it mit be s/w or h/w.</text:p>
      <text:p text:style-name="P22">u can call function as F()</text:p>
      <text:p text:style-name="P22">but isr cannot be involed like that its based on the signal(s/w / h/w)</text:p>
      <text:p text:style-name="P22">ISR is not function.</text:p>
      <text:p text:style-name="P22">ISR never accept or return any value !!!!</text:p>
      <text:p text:style-name="P22">ISR execution not necessarily causes a context switch, it causes a mode switch to kernel mode from</text:p>
      <text:p text:style-name="P22">user mode. After the execution of the ISR kernel may decide to continue with the same process or</text:p>
      <text:p text:style-name="P22">make a context switch.</text:p>
      <text:p text:style-name="P22">an ISR flow usually consist of:</text:p>
      <text:p text:style-name="P22">- Save ALL registers and system states</text:p>
      <text:p text:style-name="P22">- Set all registers needed by the ISR, including the data and stack pointers.</text:p>
      <text:p text:style-name="P22">- Process the event</text:p>
      <text:p text:style-name="P22">- Restore ALL registers</text:p>
      <text:p text:style-name="P22">- Return to the interrupted process</text:p>
      <text:p text:style-name="P22">or</text:p>
      <text:p text:style-name="P22">ISR:</text:p>
      <text:p text:style-name="P22">Asynchronous event that can occur any time during the execution of the program</text:p>
      <text:p text:style-name="P22">Saves the PC, Flags and registers on the stack and disables all the interrupts and loads the address</text:p>
      <text:p text:style-name="P22">of the ISR</text:p>
      <text:p text:style-name="P22">ISR cannot have arguments that can be passed to it</text:p>
      <text:p text:style-name="P22">Cannot return values</text:p>
      <text:p text:style-name="P22">Enables the interrupts</text:p>
      <text:p text:style-name="P22">Generally small as they are taking the time of some other process</text:p>
      <text:p text:style-name="P22">Some of ISR have have their own stack</text:p>
      <text:p text:style-name="P22">Fucntion:</text:p>
      <text:p text:style-name="P22">Occurs when ever there is a function call</text:p>
      <text:p text:style-name="P22">Saves the PC and registers on the stack</text:p>
      <text:p text:style-name="P22">Can have arguments</text:p>
      <text:p text:style-name="P22">Can return values</text:p>
      <text:p text:style-name="P22">No restriction on the size and duration of execution</text:p>
      <text:p text:style-name="P22">-&gt;what type of values cant be used in switch case can we use alphabets,floats,strings</text:p>
      <text:p text:style-name="P22">switch case allows only integer constant or constant expression like case 1,case 2+3*4 etc-&gt;where is the memory map for the process stored and is it in hardware or in software</text:p>
      <text:p text:style-name="P22">Memory of a process is nothing but the virtual address space of that process. So the map of it, as in</text:p>
      <text:p text:style-name="P22">which physical page it resides, is stored in Page Table (single level or multi-level). Page Table is</text:p>
      <text:p text:style-name="P22">software, a part of the kernel.</text:p>
      <text:p text:style-name="P22">Or</text:p>
      <text:p text:style-name="P22">Pagetable can be stored in a hardware registers..the address of this register is stored in PCB</text:p>
      <text:p text:style-name="P22">block...if the pagetable is very big then we can store the pagetable in main memory..a pointer called</text:p>
      <text:p text:style-name="P22">page table base register points the address of the pagetable.</text:p>
      <text:p text:style-name="P22">-&gt;explain what is done in compilation phase and what is done in linking phase and where does</text:p>
      <text:p text:style-name="P22"><text:soft-page-break/>assembler comes into picture if at all ?</text:p>
      <text:p text:style-name="P22">Compilation phase : Produces assembly code[Instruction sets defined for the Core].</text:p>
      <text:p text:style-name="P22">Assembler : Convert assembly instructions into opcode-offset format ..object file[usually a</text:p>
      <text:p text:style-name="P22">relocatable code].</text:p>
      <text:p text:style-name="P22">Linker : Link different object file via resolving references and consolidate them into an executable</text:p>
      <text:p text:style-name="P22">file.</text:p>
      <text:p text:style-name="P22">Or</text:p>
      <text:p text:style-name="P22">Normally the C’s program building process involves four stages and utilizes different ‘tools’ such as</text:p>
      <text:p text:style-name="P22">a preprocessor, compiler, assembler, and linker.</text:p>
      <text:p text:style-name="P22">At the end there should be a single executable file. Below are the stages that happen in order</text:p>
      <text:p text:style-name="P22">regardless of the operating system/compiler and graphically illustrated in Figure w.1.</text:p>
      <text:p text:style-name="P22">Preprocessing is the first pass of any C compilation. It processes include-files, conditional</text:p>
      <text:p text:style-name="P22">compilation instructions and macros.</text:p>
      <text:p text:style-name="P22">Compilation is the second pass. It takes the output of the preprocessor, and the source code, and</text:p>
      <text:p text:style-name="P22">generates assembler source code.</text:p>
      <text:p text:style-name="P22">Assembly is the third stage of compilation. It takes the assembly source code and produces an</text:p>
      <text:p text:style-name="P22">assembly listing with offsets. The assembler output is stored in an object file.</text:p>
      <text:p text:style-name="P22">Linking is the final stage of compilation. It takes one or more object files or libraries as input and</text:p>
      <text:p text:style-name="P22">combines them to produce a single (usually executable) file. In doing so, it resolves references to</text:p>
      <text:p text:style-name="P22">external symbols, assigns final addresses to procedures/functions and variables, and revises code</text:p>
      <text:p text:style-name="P22">and data to reflect new addresses (a process called relocation)</text:p>
      <text:p text:style-name="P22">-&gt;what will happen if process without any children executed thread_join</text:p>
      <text:p text:style-name="P22">since we haven't created the thread and we are asking the parent to wait for it...it will do nothing</text:p>
      <text:p text:style-name="P22">imo...i tried it on linux</text:p>
      <text:p text:style-name="P22">or</text:p>
      <text:p text:style-name="P22">thread_join is an API which causes the calling thread to wait till a particular thread be executed.</text:p>
      <text:p text:style-name="P22">Let say we have two threads available in a process.</text:p>
      <text:p text:style-name="P22">1- Main thread : - Generates another thread</text:p>
      <text:p text:style-name="P22">2- Both threads are independent and start executes in parallel.</text:p>
      <text:p text:style-name="P22">3- If let say Main thread get CPU and it doesn't execute "join" API , it might cause process to exit</text:p>
      <text:p text:style-name="P22">without waiting for the newly generated thread completes its execution.</text:p>
      <text:p text:style-name="P22">int main()</text:p>
      <text:p text:style-name="P22">{</text:p>
      <text:p text:style-name="P22">create_thread(); //We have 2 threads now main thread + child thread;</text:p>
      <text:p text:style-name="P22">main thread completes the execution;//thread_join(); wait for child thread execution</text:p>
      <text:p text:style-name="P22">exit(0);</text:p>
      <text:p text:style-name="P22">}</text:p>
      <text:p text:style-name="P22">-&gt;WHY CONSTRUCTORS NEED NOT TO BE DECALRED AS VIRTUAL</text:p>
      <text:p text:style-name="P22">The purpose of the Constructors is to construct an object of that very type. Declaring it virtual is</text:p>
      <text:p text:style-name="P22">meaningless because by the time a constructor is called, compiler knows the exact type of the object</text:p>
      <text:p text:style-name="P22">to create.</text:p>
      <text:p text:style-name="P22">It is the same reason that virtual functions called from within a constructor bypass the virtual call</text:p>
      <text:p text:style-name="P22">mechanism. Because within a CTOR, the exact object type is known, compiler can directly call the</text:p>
      <text:p text:style-name="P22">correct version without having to go thru the vfn table.</text:p>
      <text:p text:style-name="P22">-&gt;constants defined through $define are placed in what type of memory and do they follow block</text:p>
      <text:p text:style-name="P22">scope will o/p of print be 1</text:p>
      <text:p text:style-name="P22">void main()</text:p>
      <text:p text:style-name="P22">{</text:p>
      <text:p text:style-name="P22">funct();</text:p>
      <text:p text:style-name="P22">printf("%d",x)</text:p>
      <text:p text:style-name="P22">}</text:p>
      <text:p text:style-name="P22">funct()</text:p>
      <text:p text:style-name="P22"><text:soft-page-break/>{</text:p>
      <text:p text:style-name="P22">#define x 1</text:p>
      <text:p text:style-name="P22">}</text:p>
      <text:p text:style-name="P22">It will give a syntax error as "x undeclared" .. The preprocessor replaces all the statements followed</text:p>
      <text:p text:style-name="P22">by the #define statements within the scope..</text:p>
      <text:p text:style-name="P22">This will work without any error-</text:p>
      <text:p text:style-name="P22">void main()</text:p>
      <text:p text:style-name="P22">{</text:p>
      <text:p text:style-name="P22">#define x 1</text:p>
      <text:p text:style-name="P22">funct();</text:p>
      <text:p text:style-name="P22">}</text:p>
      <text:p text:style-name="P22">funct()</text:p>
      <text:p text:style-name="P22">{</text:p>
      <text:p text:style-name="P22">printf("%d",x);</text:p>
      <text:p text:style-name="P22">}</text:p>
      <text:p text:style-name="P22">whereas this will give an error-</text:p>
      <text:p text:style-name="P22">void main()</text:p>
      <text:p text:style-name="P22">{</text:p>
      <text:p text:style-name="P22">funct();</text:p>
      <text:p text:style-name="P22">printf("%d",x);</text:p>
      <text:p text:style-name="P22">}</text:p>
      <text:p text:style-name="P22">funct()</text:p>
      <text:p text:style-name="P22">{</text:p>
      <text:p text:style-name="P22">#define x 1</text:p>
      <text:p text:style-name="P22">}#define is a preprocessor. it doesn't take any area inside the program memory. Before compilation it</text:p>
      <text:p text:style-name="P22">replace with the actual value inside the code.</text:p>
      <text:p text:style-name="P22">-&gt;ell some of applications of buffer?</text:p>
      <text:p text:style-name="P22">What is D-Word, Q-word?</text:p>
      <text:p text:style-name="P22">Buffers are used to speed up the operations. They reduce delay</text:p>
      <text:p text:style-name="P22">D word is double word 32</text:p>
      <text:p text:style-name="P22">Q-word is Quad word. 64</text:p>
      <text:p text:style-name="P22">-&gt;how to compare 2 floating point no.s</text:p>
      <text:p text:style-name="P22">int compareFloats(float f1, float f2) {</text:p>
      <text:p text:style-name="P22">char *b1;</text:p>
      <text:p text:style-name="P22">char *b2;</text:p>
      <text:p text:style-name="P22">b1 = (char*) &amp;f1;</text:p>
      <text:p text:style-name="P22">b2 = (char*) &amp;f2;</text:p>
      <text:p text:style-name="P22">int ix=0;</text:p>
      <text:p text:style-name="P22">for (ix; ix&lt; sizeof(float); ix++, b1++, b2++) {</text:p>
      <text:p text:style-name="P22">if (*b1!=*b2)</text:p>
      <text:p text:style-name="P22">return 0; // not same</text:p>
      <text:p text:style-name="P22">}</text:p>
      <text:p text:style-name="P22">return 1; // same</text:p>
      <text:p text:style-name="P22">}</text:p>
      <text:p text:style-name="P22">-&gt;In a computer which has a word size of 4 bytes, how do we read just a single byte?</text:p>
      <text:p text:style-name="P22">By using character pointer.</text:p>
      <text:p text:style-name="P22">#include &lt;stdio.h&gt;</text:p>
      <text:p text:style-name="P22">int main()</text:p>
      <text:p text:style-name="P22">{</text:p>
      <text:p text:style-name="P22">int x=256;</text:p>
      <text:p text:style-name="P22">char *p=&amp;x;</text:p>
      <text:p text:style-name="P22"><text:soft-page-break/>printf("%d",*p++);</text:p>
      <text:p text:style-name="P22">printf("%d",*p++);</text:p>
      <text:p text:style-name="P22">printf("%d",*p++);</text:p>
      <text:p text:style-name="P22">printf("%d",*p);</text:p>
      <text:p text:style-name="P22">}</text:p>
      <text:p text:style-name="P22">-&gt;Provide an example of synchronous and asynchronous signals</text:p>
      <text:p text:style-name="P22">synchronous: SIGFPE, SIGSEV ,asynchronous: SIGINT.in UNIX all signals are asynchronous</text:p>
      <text:p text:style-name="P22">-&gt;What signal is generated on divide by 0?</text:p>
      <text:p text:style-name="P22">SIGFPE is the signal generated and the code generated is FPE_INTDIV in case of integer divide by</text:p>
      <text:p text:style-name="P22">zero and the code generated is FPE_FLTDIV in case of floating point divide by zero.</text:p>
      <text:p text:style-name="P22">-&gt;What do we mean by 64 bit architecture? What are the advantages and disadvantages of 64 bit</text:p>
      <text:p text:style-name="P22">architecture?</text:p>
      <text:p text:style-name="P22"># 64-bit refers to the number of bits that make up the structure of various parts of a processor’s</text:p>
      <text:p text:style-name="P22">architecture. These structures usually include the data bus, address bus, and internal registers.</text:p>
      <text:p text:style-name="P22"># Memory-mapped files are becoming more difficult to implement in 32-bit architectures, especiallydue to the introduction of relatively cheap recordable DVD technology. A 4 GB file is no longer</text:p>
      <text:p text:style-name="P22">uncommon, and such large files cannot be memory mapped easily to 32-bit architectures; only a</text:p>
      <text:p text:style-name="P22">region of the file can be mapped into the address space, and to access such a file by memory</text:p>
      <text:p text:style-name="P22">mapping, those regions will have to be mapped into and out of the address space as needed. This is</text:p>
      <text:p text:style-name="P22">a problem, as memory mapping remains one of the most efficient disk-to-memory methods, when</text:p>
      <text:p text:style-name="P22">properly implemented by the OS.</text:p>
      <text:p text:style-name="P22"># Some programs such as data encryption software can benefit greatly from 64-bit registers (if the</text:p>
      <text:p text:style-name="P22">software is 64-bit compiled) and effectively execute 3 to 5 times faster on 64-bit than on 32-bit.</text:p>
      <text:p text:style-name="P22"># The main disadvantage of 64-bit architectures is that relative to 32-bit architectures the same data</text:p>
      <text:p text:style-name="P22">occupies more space in memory (due to swollen pointers and possibly other types and alignment</text:p>
      <text:p text:style-name="P22">padding). This increases the memory requirements of a given process and can have implications for</text:p>
      <text:p text:style-name="P22">efficient processor cache utilization. The ability of 64-bit applications to access a larger physical</text:p>
      <text:p text:style-name="P22">and virtual memory space means that address tables are larger and can result in a larger data-</text:p>
      <text:p text:style-name="P22">transaction overhead. As a result, small or repetitive tasks may run marginally slower than in a 32-</text:p>
      <text:p text:style-name="P22">bit environment.</text:p>
      <text:p text:style-name="P22">-&gt;From which type of memory does shared segment come?</text:p>
      <text:p text:style-name="P22">Heap segment.</text:p>
      <text:p text:style-name="P22">-&gt;What happens when the following piece of code is executed?</text:p>
      <text:p text:style-name="P22">Char *ptr;</text:p>
      <text:p text:style-name="P22">While(1) ptr = malloc(1024*1024);</text:p>
      <text:p text:style-name="P22">Malloc would simply start failing when it can no longer allocate more memory. The program will</text:p>
      <text:p text:style-name="P22">continue to run...</text:p>
      <text:p text:style-name="P22">or</text:p>
      <text:p text:style-name="P22">stack overflow cant occur malloc uses heap :)</text:p>
      <text:p text:style-name="P22">-&gt;In execution is it possible for an old process to get control back?</text:p>
      <text:p text:style-name="P22">yes its very much possible, when a process that did an interrrupt event, will get the control back</text:p>
      <text:p text:style-name="P22">after the interrupt request has been finished.</text:p>
      <text:p text:style-name="P22">-&gt;In byte addressable memory, what is the smallest size of data accessible? Is it byte? what about</text:p>
      <text:p text:style-name="P22">bool?</text:p>
      <text:p text:style-name="P22">Yes a bolean use 1 Byte.</text:p>
      <text:p text:style-name="P22">-&gt;Explain what is meant by synchronous and asynchronous bus.</text:p>
      <text:p text:style-name="P22">synchronous bus include clock bus in control lines.A fixed protocol for communication.It involves</text:p>
      <text:p text:style-name="P22">very little logic and can run very fast.disadv:Every device must be on the same clock rate.</text:p>
      <text:p text:style-name="P22">Asynchronous bus is not clocked and can accomodate with wide range of devices.disadv:</text:p>
      <text:p text:style-name="P22">It require handshaking protocol.</text:p>
      <text:p text:style-name="P22">-&gt;is it possible signals to be send in hardware and what is the example simillarly example of</text:p>
      <text:p text:style-name="P22"><text:soft-page-break/>software and hardware interrupt ?</text:p>
      <text:p text:style-name="P22">in C++</text:p>
      <text:p text:style-name="P22">signal() can be used to register a handler, raise() can be used to raise a signal.Signals:</text:p>
      <text:p text:style-name="P22">SIGABRT (Signal Abort) Abnormal termination, such as is initiated by the abort function.</text:p>
      <text:p text:style-name="P22">SIGFPE (Signal Floating-Point Exception) Erroneous arithmetic operation, such as zero divide or</text:p>
      <text:p text:style-name="P22">an operation resulting in overflow (not necessarily with a floating-point operation).</text:p>
      <text:p text:style-name="P22">SIGILL (Signal Illegal Instruction) Invalid function image, such as an illegal instruction. This is</text:p>
      <text:p text:style-name="P22">generally due to a corruption in the code or to an attempt to execute data.</text:p>
      <text:p text:style-name="P22">SIGINT (Signal Interrupt) Interactive attention signal. Generally generated by the application user.</text:p>
      <text:p text:style-name="P22">SIGSEGV (Signal Segmentation Violation) Invalid access to storage: When a program tries to read</text:p>
      <text:p text:style-name="P22">or write outside the memory it is allocated for it.</text:p>
      <text:p text:style-name="P22">SIGTERM (Signal Terminate) Termination request sent to program</text:p>
      <text:p text:style-name="P22">-&gt;if we declare some auto/global variables inside a particular thread will they be visible to another</text:p>
      <text:p text:style-name="P22">thread too (remember threads share same memory space) ?</text:p>
      <text:p text:style-name="P22">thread has its own stack, so auto declared inside thread should not be visible outside</text:p>
      <text:p text:style-name="P22">if you mean a static variable as a global variable inside the thread, imo it should not be visible</text:p>
      <text:p text:style-name="P22">outside the thread.</text:p>
      <text:p text:style-name="P22">Or</text:p>
      <text:p text:style-name="P22">AS per me static variables declared inside thread are visible to other threads since all threads have</text:p>
      <text:p text:style-name="P22">the same address space</text:p>
      <text:p text:style-name="P22">or</text:p>
      <text:p text:style-name="P22">Auto variables are stored on stack, whereas global and static variables are stored in data segment.</text:p>
      <text:p text:style-name="P22">Threads share all segments expect stack. So they share the auto variables, but not the global or</text:p>
      <text:p text:style-name="P22">static.</text:p>
      <text:p text:style-name="P22">-&gt;if thread allocate something dynamically will it be visible to other threads</text:p>
      <text:p text:style-name="P22">no,</text:p>
      <text:p text:style-name="P22">it will not visible to other thread...</text:p>
      <text:p text:style-name="P22">each thread has own stack area. and heap area also.</text:p>
      <text:p text:style-name="P22">so only if you re initlize globle variable with in one thread it will visible to other thread...</text:p>
      <text:p text:style-name="P22">or</text:p>
      <text:p text:style-name="P22">Each thread has a private stack All threads share a common heap.</text:p>
      <text:p text:style-name="P22">Dynamic memory allocated from heap.</text:p>
      <text:p text:style-name="P22">SO yes it will be visible to others</text:p>
      <text:p text:style-name="P22">-&gt;in exec since pid of the new process has the same pid as the old process after exec. So what</text:p>
      <text:p text:style-name="P22">happens heap stack and other memory space of the process ?</text:p>
      <text:p text:style-name="P22">Clean up - cleared. Essentially it would be a new process with old id.-&gt;pass array by value to a function</text:p>
      <text:p text:style-name="P22">Syntax-wise, strictly speaking you cannot pass an array by value in C.</text:p>
      <text:p text:style-name="P22">void func (int* x); /* this is a pointer */</text:p>
      <text:p text:style-name="P22">void func (int x[]); /* this is a pointer */</text:p>
      <text:p text:style-name="P22">void func (int x[10]); /* this is a pointer */</text:p>
      <text:p text:style-name="P22">by using stracture we can do it...</text:p>
      <text:p text:style-name="P22">eg:</text:p>
      <text:p text:style-name="P22">struct A { int arr[2]; };</text:p>
      <text:p text:style-name="P22">void func(struct A);</text:p>
      <text:p text:style-name="P22">-&gt;explain nested interrupts</text:p>
      <text:p text:style-name="P22">Interrupt Service Routine [ISR] getting interrupted. That is a nested interrupt.</text:p>
      <text:p text:style-name="P22">Example - mouse interrupt is being interrupted by power switch interrupt.</text:p>
      <text:p text:style-name="P22">-&gt;difference between software development cycle in rtos and normal os.</text:p>
      <text:p text:style-name="P22">Not quite complete answer, but one of the difference will be while in the Design stage, more care</text:p>
      <text:p text:style-name="P22">will be taken to maintain the deterministic scheduling of a RTOS and also in the Testing stage, it</text:p>
      <text:p text:style-name="P22">would taken care of, the RTOS gives a strict deterministic time results.</text:p>
      <text:p text:style-name="P22"><text:soft-page-break/>-&gt;What is the differnce between embedded systems and the system in which rtos is running?</text:p>
      <text:p text:style-name="P22">Embedded system use a software which should be able to run for a along time without human</text:p>
      <text:p text:style-name="P22">intervention. There are many embedded systems which don't even need an OS or any scheduling</text:p>
      <text:p text:style-name="P22">algorithm. embedded systems with RTOS are more sophisticated devices with scalability and</text:p>
      <text:p text:style-name="P22">deterministic behaviour.</text:p>
      <text:p text:style-name="P22">-&gt;WHY padding increases systems performance</text:p>
      <text:p text:style-name="P22">Padding is done to fast access the memory.Let us take ex of structure padding.</text:p>
      <text:p text:style-name="P22">In it , structure members are aligned to be based on the memory pointer size.</text:p>
      <text:p text:style-name="P22">If word size is 4 bytes then data should be read at the offset of multiple of 4.</text:p>
      <text:p text:style-name="P22">-&gt;advantages and disadvantages of Memory mapped I/O and Input mapped I/o.</text:p>
      <text:p text:style-name="P22">Memory Mapped I/O means using the memory addressing to interface with the peripherals, while</text:p>
      <text:p text:style-name="P22">I/O mapped I/O (also called Port mapped I/O) means using 8-bit port addresses to interface the</text:p>
      <text:p text:style-name="P22">peripherals.</text:p>
      <text:p text:style-name="P22">-&gt;what is signal handler? In which space they are written user or kernel</text:p>
      <text:p text:style-name="P22">default handler is written in kernel, user-defined handler is in user space, user define handlers can</text:p>
      <text:p text:style-name="P22">override the kernel ones</text:p>
      <text:p text:style-name="P22">-&gt;explain what is saved in thread context switch and compare with process context switchonly stack,PC and registers are saved in a thread context switch..</text:p>
      <text:p text:style-name="P22">-&gt;explain embedded systems properties of cellphone</text:p>
      <text:p text:style-name="P22">Low memory footprints, low power consumption, scalable OS (RTOS),deterministic behaviour</text:p>
      <text:p text:style-name="P22">-&gt;Explain the boot sequence ?</text:p>
      <text:p text:style-name="P22">BIOS is given the control.</text:p>
      <text:p text:style-name="P22">BIOS loads the first 512 bytes of the Hard disk in memory location 0x7c00. This is nothing but the</text:p>
      <text:p text:style-name="P22">boot loader located in the MBR.</text:p>
      <text:p text:style-name="P22">BIOS passes CPU control to this location and execution begins. This bootloader loads the</text:p>
      <text:p text:style-name="P22">appropriate kernel image in memory and puts CPU in protected mode from real mode.</text:p>
      <text:p text:style-name="P22">-&gt;Difference between Interrupt and a signal when to use each ?</text:p>
      <text:p text:style-name="P22">Signal is a form of Inter process communication between in a multiprocessing environment.</text:p>
      <text:p text:style-name="P22">Interrupts are of two types- Software and Hardware. Both these forms stops what the CPU is</text:p>
      <text:p text:style-name="P22">currently doing and executes the interrupt service routine (handler).</text:p>
      <text:p text:style-name="P22">example of Hardware interrupt : Trap, Interrupt from an I/O device.</text:p>
      <text:p text:style-name="P22">Software Interrupt : System call, exception etc.</text:p>
      <text:p text:style-name="P22">Or</text:p>
      <text:p text:style-name="P22">signal is a form of interprocess communication .It is an asynchronous noticification sent to a</text:p>
      <text:p text:style-name="P22">process or specific thread.when a signal is sent the operating system interrupt the target process's</text:p>
      <text:p text:style-name="P22">normal flow of execution.</text:p>
      <text:p text:style-name="P22">Interrupt is a signal that is generated by hardware or software that need 's immediate attention . an</text:p>
      <text:p text:style-name="P22">inetrrupt alert the processor to a high priority condition requiring the interruption of the current</text:p>
      <text:p text:style-name="P22">code that processor is executing .then processor responds by suspending it's current activity and</text:p>
      <text:p text:style-name="P22">execute a small program called interrupt handler to deal that event .</text:p>
      <text:p text:style-name="P22">-&gt;if there r 2 processes with the same deadline in RTOS and we can run only 1 processes and both</text:p>
      <text:p text:style-name="P22">the processes are exactly same in everything like start time priority and all how will scheduler</text:p>
      <text:p text:style-name="P22">decide which process to run</text:p>
      <text:p text:style-name="P22">What i have an approach in mind is that, as both the process have the same priority and stuff, the</text:p>
      <text:p text:style-name="P22">round robin or timeslice mechanism would come in action and a certain timeslice would be given to</text:p>
      <text:p text:style-name="P22">the processes and once they are executed, the processor will again look for a higher prioirty task</text:p>
      <text:p text:style-name="P22">and then execute it first and so on...</text:p>
      <text:p text:style-name="P22">Please let me know if there are some other ideas for this</text:p>
      <text:p text:style-name="P22">-&gt;after context switch processes which has interrupted other process starts running but how does os</text:p>
      <text:p text:style-name="P22">know which process to run after running current process. Simillarly in case of interrupt how does</text:p>
      <text:p text:style-name="P22">interrupt handler know where it should go back ?</text:p>
      <text:p text:style-name="P22">i guess its the process control block[PCB] thats keeps getting pushed on top of stack for each</text:p>
      <text:p text:style-name="P22"><text:soft-page-break/>interruption/switch by another process,,, so the moment one process is over the one sitting on TOP</text:p>
      <text:p text:style-name="P22">of the stack is picked and that is exactly the same process that was running when the request for</text:p>
      <text:p text:style-name="P22">serving another process come...and this applies recursively upto the last process left in the</text:p>
      <text:p text:style-name="P22">Stack...similar to function calls in programming languages like C/C++ etc...</text:p>
      <text:p text:style-name="P22">-&gt;what do you mean by address space of a process what essentially it is ?address space of a process is the memory allocated to the process by the OS for completing its</text:p>
      <text:p text:style-name="P22">operation. the process gets exclusive rights to that address space unless the process wants to share</text:p>
      <text:p text:style-name="P22">something with some other process...this address space as allocated by OS is essentially belongs to</text:p>
      <text:p text:style-name="P22">Virtual Memory that gets mapped to the real one....</text:p>
      <text:p text:style-name="P22">Address space of a process essentially consists of -</text:p>
      <text:p text:style-name="P22">1&gt; Stack</text:p>
      <text:p text:style-name="P22">2&gt; Heap</text:p>
      <text:p text:style-name="P22">3&gt; Data segment</text:p>
      <text:p text:style-name="P22">4&gt; Code segment</text:p>
      <text:p text:style-name="P22">-&gt;</text:p>
      <text:p text:style-name="P22">What is the difference between process and thread context switch what all needs to be saved for</text:p>
      <text:p text:style-name="P22">process and thread context switch like do we need to save heap, basically she wanted me to list</text:p>
      <text:p text:style-name="P22">everything when i said registers she asked me to tell the name of the registers then she asked if</text:p>
      <text:p text:style-name="P22">process variables needs to be saved and so on ?</text:p>
      <text:p text:style-name="P22">the mininum content required to restart a process where it left off before getting interrupted by</text:p>
      <text:p text:style-name="P22">another process, is the information that needs to be saved through PCB which essentially contains</text:p>
      <text:p text:style-name="P22">things mentioned clearly in the definition of Process Control Block@wikipedia:</text:p>
      <text:p text:style-name="P22">http://en.wikipedia.org/wiki/Process_control_block ....hope this helps.</text:p>
      <text:p text:style-name="P22">-&gt;find max number of repetitions in an array.like {2,3,4,5,2,3,2} max repeat is 2. optimize it for</text:p>
      <text:p text:style-name="P22">space then in time.</text:p>
      <text:p text:style-name="P22">Hash table wont be optimized by space... I think sorting is the technique, if we look for space</text:p>
      <text:p text:style-name="P22">optimization, and Hash table is the solution if time complexity is more improtant.</text:p>
      <text:p text:style-name="P22">-&gt;basic questions like what is volatile , static and where to use them and why?</text:p>
      <text:p text:style-name="P22">-&gt;write a macro to give offset of particular field in structure.Like struct abc { int a,int b,char c}.</text:p>
      <text:p text:style-name="P22">Write a macro like offset(abc , c) to find offset of c from top.</text:p>
      <text:p text:style-name="P22">#define offset(abc,c) ((char*)(&amp;(abc.c)) – (char*)(&amp;(abc)))</text:p>
      <text:p text:style-name="P22">-&gt;everse binary representation of number.</text:p>
      <text:p text:style-name="P22">-&gt;I have a number in float like 2.5. Store this number in int in such a way that store 2 in bits</text:p>
      <text:p text:style-name="P22">31-16 and 5 in 15-0.write a function to do that to convert it and vice versa.</text:p>
      <text:p text:style-name="P22">should be correct up to rounding:</text:p>
      <text:p text:style-name="P22">unsigned float2fixed(float x) {</text:p>
      <text:p text:style-name="P22">unsigned res = (unsigned)floorf(x) &lt;&lt; 16;</text:p>
      <text:p text:style-name="P22">res |= ((unsigned)floorf(x * 65536.0f) &amp; 0xffff);</text:p>
      <text:p text:style-name="P22">}</text:p>
      <text:p text:style-name="P22">float fixed2float(unsigned x) {</text:p>
      <text:p text:style-name="P22">float res = (float)(x &gt;&gt; 16);</text:p>
      <text:p text:style-name="P22">res += (float)(x &amp; 0xffff) / 65536.0f;</text:p>
      <text:p text:style-name="P22">}</text:p>
      <text:p text:style-name="P22">-&gt;Let suppose there is a FIFO. Data is written into the FIFO at the speed of 4 ns. A maximum</text:p>
      <text:p text:style-name="P22">of 80 words /100 cycle are expected. The read port reads the data at the speed of 5ns. Itcan read 80 words/ 80 cycles. What should be the depth of the FIFO so that we dont lose any</text:p>
      <text:p text:style-name="P22">data. Hint: Consider the previous cycle as well</text:p>
      <text:p text:style-name="P22">The worst case is that it can write 160 words consecutively. The time of writing is (160*4)ns.</text:p>
      <text:p text:style-name="P22">Reading is one word per cycle. So the number of reading is 160*4/5=128. Therefore, we need 160-</text:p>
      <text:p text:style-name="P22">128=32.</text:p>
      <text:p text:style-name="P22">-&gt;Detect loop in a singly linked-list</text:p>
      <text:p text:style-name="P22">..mplement atoi(char *p)</text:p>
      <text:p text:style-name="P22"><text:soft-page-break/>int atoi(char *p)</text:p>
      <text:p text:style-name="P22">{</text:p>
      <text:p text:style-name="P22">int total = 0;</text:p>
      <text:p text:style-name="P22">int i=0;</text:p>
      <text:p text:style-name="P22">while(p[i] != '\0')</text:p>
      <text:p text:style-name="P22">{</text:p>
      <text:p text:style-name="P22">total *= 10;</text:p>
      <text:p text:style-name="P22">total += p[i] - '0';</text:p>
      <text:p text:style-name="P22">i++;</text:p>
      <text:p text:style-name="P22">}</text:p>
      <text:p text:style-name="P22">return total;</text:p>
      <text:p text:style-name="P22">}</text:p>
      <text:p text:style-name="P22">///What is DMA? Can user level buffer / pointer used by kernel or drivers?</text:p>
      <text:p text:style-name="P22">///Write an aligned malloc &amp; free function. Which takes number of bytes and aligned byte (which is</text:p>
      <text:p text:style-name="P22">always power of 2)</text:p>
      <text:p text:style-name="P22">Ex. align_malloc (1000,128);</text:p>
      <text:p text:style-name="P22">it will return memory address multiple of 128 of the size 1000.</text:p>
      <text:p text:style-name="P22">aligned_free();</text:p>
      <text:p text:style-name="P22">it will free memory allocated by align_malloc.</text:p>
      <text:p text:style-name="P22">///</text:p>
      <text:p text:style-name="P22">Write an printhex function which implements "%x" in printf without using printf.</text:p>
      <text:p text:style-name="P22">Example :-</text:p>
      <text:p text:style-name="P22">printhex(10) output is A .</text:p>
      <text:p text:style-name="P22">char table[16] = { '0', '1', '2','3','4','5','6','7','8','9','A','B','C','D', 'E','F' };</text:p>
      <text:p text:style-name="P22">void printhex(int input)</text:p>
      <text:p text:style-name="P22">{</text:p>
      <text:p text:style-name="P22">int index = input%16;</text:p>
      <text:p text:style-name="P22">input/=16;</text:p>
      <text:p text:style-name="P22">if(input) printhex(input);</text:p>
      <text:p text:style-name="P22">putchar(table[index]);</text:p>
      <text:p text:style-name="P22">}</text:p>
      <text:p text:style-name="P22">///Find the Maximum of 2 numbers without using any if-else or any other comparison operator</text:p>
      <text:p text:style-name="P22">Hmm... its basically how a multiplexer works . suppose 2 numbers are A and B .</text:p>
      <text:p text:style-name="P22">Perform the operation A-B and extract the MSB .let it be k. Now if k =1 then A&gt;B else B&gt;A (2's</text:p>
      <text:p text:style-name="P22">complement)..return (1-k)*A+k*B. This will alyways return the maximum of A&amp;B</text:p>
      <text:p text:style-name="P22">//What is the minimum number instructions required to swap Odd and even bits in an uinteger</text:p>
      <text:p text:style-name="P22">Eg</text:p>
      <text:p text:style-name="P22">10101010 should become 01010101</text:p>
      <text:p text:style-name="P22">well ths soultion will be like</text:p>
      <text:p text:style-name="P22">1) let the number be A = 10101111</text:p>
      <text:p text:style-name="P22">2) A1 = A &amp; 10101010 = 10101010</text:p>
      <text:p text:style-name="P22">3) A2 = A &amp; 01010101 = 00000101</text:p>
      <text:p text:style-name="P22">4) A1 = A1 &gt;&gt; 1 = 01010101</text:p>
      <text:p text:style-name="P22">5) A2 = A2 &lt;&lt; 1 = 00001010</text:p>
      <text:p text:style-name="P22">6) Answer = A1 | A2 = 01011111</text:p>
      <text:p text:style-name="P22">so u require 5 instructions</text:p>
      <text:p text:style-name="P22">///How will you determine if a loop exists in a link list?</text:p>
      <text:p text:style-name="P22">function boolean hasLoop(Node startNode){</text:p>
      <text:p text:style-name="P22">Node slowNode = Node fastNode = startNode;</text:p>
      <text:p text:style-name="P22">while (slowNode &amp;&amp; fastNode)</text:p>
      <text:p text:style-name="P22">{</text:p>
      <text:p text:style-name="P22">if (slowNode == fastNode) return true;</text:p>
      <text:p text:style-name="P22"><text:soft-page-break/>slowNode = slowNode.next();</text:p>
      <text:p text:style-name="P22">fastNode = fastNode.next();</text:p>
      <text:p text:style-name="P22">if (slowNode == fastNode) return true;</text:p>
      <text:p text:style-name="P22">fastNode = fastNode == null? null : fastNode.next();</text:p>
      <text:p text:style-name="P22">}</text:p>
      <text:p text:style-name="P22">return false;</text:p>
      <text:p text:style-name="P22">}</text:p>
      <text:p text:style-name="P22">///What's wrong with this code:</text:p>
      <text:p text:style-name="P22">unsigned int i;</text:p>
      <text:p text:style-name="P22">for (i = 100; i &gt;= 0; --i)</text:p>
      <text:p text:style-name="P22">printf("%d\n",i);</text:p>
      <text:p text:style-name="P22">//Describe in english what this code do?</text:p>
      <text:p text:style-name="P22">( (n &amp; (n-1)) == 0)</text:p>
      <text:p text:style-name="P22">No! This code reveals whether the integer is a Power of 2.</text:p>
      <text:p text:style-name="P22">//Explain Virtual Memory. What is the TLB?</text:p>
      <text:p text:style-name="P22">Virtual memory is very important because each program is gonna take 2 power 32 bytes of memory</text:p>
      <text:p text:style-name="P22">which 4GB and many programs doesnt use that much of memory physically. So we have RAM which</text:p>
      <text:p text:style-name="P22">will map the addresses to the physical address. So once a variable needs an address its gonna look</text:p>
      <text:p text:style-name="P22">into the page table and will get the physical memory page to the RAM. So pages will be going in</text:p>
      <text:p text:style-name="P22">and out and you feel that you have been actually given 4GB which you dont know that it hasn't</text:p>
      <text:p text:style-name="P22">allocated. So its gonna load only on demand into the virtual memory and its the memory managers</text:p>
      <text:p text:style-name="P22">duty to avoid two processes or programs virtual memories to map to the same physical address and</text:p>
      <text:p text:style-name="P22">there by corrupting each other accidentally. Now coming to TLB, TLB is translation Lookaside</text:p>
      <text:p text:style-name="P22">Buffer, Since we need to map the virtual address to physical address in the disk, its gonna look in</text:p>
      <text:p text:style-name="P22">the TLB cache to see where the corresponding physical address is present to the corresponding</text:p>
      <text:p text:style-name="P22">virtual address requested by the process.Confused...you can actually google them and study a bit architecture to brush up these internal</text:p>
      <text:p text:style-name="P22">details.</text:p>
      <text:p text:style-name="P22">Difference between Block and Character Devices</text:p>
      <text:p text:style-name="P22">In Linu x environment, or Linux OS will not consider the extension of File names . For instance extension</text:p>
      <text:p text:style-name="P22">of file has more significance only in Windows operating system. That is filename.bat or filename.exe has</text:p>
      <text:p text:style-name="P22">more significant</text:p>
      <text:p text:style-name="P22">what is the difference between block and character devices ?</text:p>
      <text:p text:style-name="P22">when the user writes some thing the information is saved and written in chunks and assume that every time if</text:p>
      <text:p text:style-name="P22">you want to access the device it will be a time consuming task. Instead we can use a buffer where it can store</text:p>
      <text:p text:style-name="P22">the latest information. Devices which uses buffers are called block devices and which are not using buffer</text:p>
      <text:p text:style-name="P22">cache are called character devices</text:p>
      <text:p text:style-name="P22">Difference between kill and raise Functions</text:p>
      <text:p text:style-name="P22">Kill function send a signal to process or group of process whereas raise function is used to allow a</text:p>
      <text:p text:style-name="P22">process to send a signal to itself.</text:p>
      <text:p text:style-name="P22">Difference between Alarm and pause functions</text:p>
      <text:p text:style-name="P22">Alarm functions allow us to set a timer that will expires at a specific time in future and if the timer</text:p>
      <text:p text:style-name="P22">expires, SIGALARM signal is generated. we need to handle this signal and if we are not handling it,</text:p>
      <text:p text:style-name="P22">the default action is to terminate the process</text:p>
      <text:p text:style-name="P22">Pause functions are used to suspend the calling process until the signal is caught.</text:p>
      <text:p text:style-name="P22">Signals that cant be ignored</text:p>
      <text:p text:style-name="P22"><text:soft-page-break/>Signals are the classic examples of asynchronous events and even though we catch or ignore the</text:p>
      <text:p text:style-name="P22">signal. There are two signals where the user cant catch those signals. SIGKILL and SIGSTOP are</text:p>
      <text:p text:style-name="P22">the two signals where the user cant ignore the signals and this allows the supervisor to control the</text:p>
      <text:p text:style-name="P22">status of any process.</text:p>
      <text:p text:style-name="P22">Symbolic link vs Hard link in LinuxLinks are more useful in Linux system and the same is created at different purpose. Symbolic links</text:p>
      <text:p text:style-name="P22">are created with 'ln -s' option and hard link without 's' option. In case of hard link the inode number</text:p>
      <text:p text:style-name="P22">is same and we can create as many aliases to the same location and the other important point here is</text:p>
      <text:p text:style-name="P22">the content will get destroyed only if we remove the entire alias.</text:p>
      <text:p text:style-name="P22">The inode number for all the files linked through hard link will be same and in case of symbolic</text:p>
      <text:p text:style-name="P22">link the file is just linked to the source location. This is equivalent to the creation of short cuts</text:p>
      <text:p text:style-name="P22">created for windows software's</text:p>
      <text:p text:style-name="P22">Important service and daeomns in linux</text:p>
      <text:p text:style-name="P22">When Linux system is booting we could see a lot of services are coming up with OK or failed. every one</text:p>
      <text:p text:style-name="P22">wonders what is the nature of program and what could be the importance of this services. once Linux system</text:p>
      <text:p text:style-name="P22">is getting booted.. it reads the file called /etc/inittab which is very important and this is an important file</text:p>
      <text:p text:style-name="P22">where the init progam reads this file and follows the instructions. The services which are configured and</text:p>
      <text:p text:style-name="P22">needs to be started will be available in /etc/rc.d/init.d/ directory which has all the services or daemons. This</text:p>
      <text:p text:style-name="P22">services are simply Bash scripts and other important point is for new Linux users, this is an important place</text:p>
      <text:p text:style-name="P22">where all kinds of shell scripting is being used</text:p>
      <text:p text:style-name="P22">Managing Disk space</text:p>
      <text:p text:style-name="P22">There is lot of scenarios where we need to take care of the disk space and in the real world if we are</text:p>
      <text:p text:style-name="P22">not taking care of the disk space, there could be serious performance issue. For a process to perform</text:p>
      <text:p text:style-name="P22">well, it needs both memory space as well as disk space.</text:p>
      <text:p text:style-name="P22">We can use the disk free (df) command to identify the amount of free space available and if we</text:p>
      <text:p text:style-name="P22">want to find our consumption of file directory rather than file system, probably we can use disk</text:p>
      <text:p text:style-name="P22">usage (du) command. And if we use du with (-s) option this will give the summary rather than</text:p>
      <text:p text:style-name="P22">moving to each directory.</text:p>
      <text:p text:style-name="P22">Once we identified the disk space and utilization, probably we can find out the file which is</text:p>
      <text:p text:style-name="P22">consuming more space by using the find command with size option.</text:p>
      <text:p text:style-name="P22">Once we identified the files which are having larger space, the same can be reduced by using the</text:p>
      <text:p text:style-name="P22">compress and zip command. We can use the extract the files by using the uncompress and unzip</text:p>
      <text:p text:style-name="P22">command that are compressed already</text:p>
      <text:p text:style-name="P22">Command used for File Processing in Linux</text:p>
      <text:p text:style-name="P22">We need to process the files such as logs or source codes for different purpose. Basic understanding</text:p>
      <text:p text:style-name="P22">of each command related to file processing is essential to reduce the effort that we put forth for the</text:p>
      <text:p text:style-name="P22">same.</text:p>
      <text:p text:style-name="P22">Head and tail command is used to extract the top or bottom of the file contents. If we use head</text:p>
      <text:p text:style-name="P22">command, few lines from top of the file will be displayed and if we use tail command, bottom of</text:p>
      <text:p text:style-name="P22">the file content will be displayed. tail command can also be used more frequently to monitor the</text:p>
      <text:p text:style-name="P22">growth of file ( with -f option)</text:p>
      <text:p text:style-name="P22">tr is used to translate characters such as converting from</text:p>
      <text:p text:style-name="P22">lower to upper case and vice versa</text:p>
      <text:p text:style-name="P22">squeezing of spaces</text:p>
      <text:p text:style-name="P22">converting the delimiter and so on</text:p>
      <text:p text:style-name="P22">grep command is used to find the matching patterns in a file. This can be used for</text:p>
      <text:p text:style-name="P22"><text:soft-page-break/>To search the matching patterns with ignoring cases</text:p>
      <text:p text:style-name="P22">To count the matching patterns in fileTo print other than matching patterns and so on</text:p>
      <text:p text:style-name="P22">Tips and Tricks with Shell Programming.</text:p>
      <text:p text:style-name="P22">Every one wants to become master in Linux. what actually need is to understand the shortcuts and</text:p>
      <text:p text:style-name="P22">needs patience to understand how each command works. Lets take a simple example of how ls</text:p>
      <text:p text:style-name="P22">command works. That will give a better idea of the system calls involved and also will give a clear</text:p>
      <text:p text:style-name="P22">idea of how the inode number works.</text:p>
      <text:p text:style-name="P22">What is the importance of parameter $?</text:p>
      <text:p text:style-name="P22">Parameter $? stores the exit status of the last command</text:p>
      <text:p text:style-name="P22">When I can use the parameter $?</text:p>
      <text:p text:style-name="P22">parameter $? can be used in scenarios where we want to execute some commands based on the</text:p>
      <text:p text:style-name="P22">status of the last command</text:p>
      <text:p text:style-name="P22">The other scenario is if we want to display the status of the last executed command</text:p>
      <text:p text:style-name="P22">How I can increase the size of the history command</text:p>
      <text:p text:style-name="P22">$HISTSIZE is the built in variable which can be altered to increase/decrease the size of the history</text:p>
      <text:p text:style-name="P22">command</text:p>
      <text:p text:style-name="P22">What are the operators used as logical and conditional execution in bash shell programing</text:p>
      <text:p text:style-name="P22">$$ is used as Logical and operator</text:p>
      <text:p text:style-name="P22">|| is used as Logical or operator</text:p>
      <text:p text:style-name="P22">How to identify the process id of last background job</text:p>
      <text:p text:style-name="P22">$! can be used</text:p>
      <text:p text:style-name="P22">How to use the command line arguments in shell programming</text:p>
      <text:p text:style-name="P22">if we execute the shell programming as</text:p>
      <text:p text:style-name="P22">shell_name arg1 arg2 arg3 arg4</text:p>
      <text:p text:style-name="P22">for_instance</text:p>
      <text:p text:style-name="P22">run_program 12 13 14 15</text:p>
      <text:p text:style-name="P22">Here</text:p>
      <text:p text:style-name="P22">$0 is run_program, which is the program name</text:p>
      <text:p text:style-name="P22">$1 is 12</text:p>
      <text:p text:style-name="P22">$2 is 13</text:p>
      <text:p text:style-name="P22">$3 is 14</text:p>
      <text:p text:style-name="P22">$4 is 15</text:p>
      <text:p text:style-name="P22">$# is 4 which is total number of command line arguments</text:p>
      <text:p text:style-name="P22">What is the purpose of wait command in Linux</text:p>
      <text:p text:style-name="P22">Wrong command is used to verify whether any process is running in background in Linu x</text:p>
      <text:p text:style-name="P22">environment. We should not confuse with the wait() system call. This is a wait shell command</text:p>
      <text:p text:style-name="P22">which can be used along with process id or without process id.</text:p>
      <text:p text:style-name="P22">What is the difference of using wait with and without process id ?</text:p>
      <text:p text:style-name="P22">wait with process id will wait for only the particular process id to get completed. wait will wait for</text:p>
      <text:p text:style-name="P22">all background process to get completed. if the user wants to ensure that there is no process runningin background we can run the wait command</text:p>
      <text:p text:style-name="P22">Basic commands used in Linux</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soft-page-break/>•</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text:p>
      <text:p text:style-name="P22">grep print lines matching a pattern</text:p>
      <text:p text:style-name="P22">wc print the number of newlines, words, and bytes in files</text:p>
      <text:p text:style-name="P22">sort – sort lines of text files</text:p>
      <text:p text:style-name="P22">su – change user ID or become super user</text:p>
      <text:p text:style-name="P22">passwd – update a user’s authentication tokens(s)</text:p>
      <text:p text:style-name="P22">who – show who is logged on</text:p>
      <text:p text:style-name="P22">tar – to archive a file</text:p>
      <text:p text:style-name="P22">du – estimate file space usage</text:p>
      <text:p text:style-name="P22">cat – displaying and creating files</text:p>
      <text:p text:style-name="P22">echo – display a line of text</text:p>
      <text:p text:style-name="P22">rm -remove files or directories</text:p>
      <text:p text:style-name="P22">find – search for files in a directory hierarchy</text:p>
      <text:p text:style-name="P22">history – prints recently used commands</text:p>
      <text:p text:style-name="P22">cp – copy files and directories</text:p>
      <text:p text:style-name="P22">mv – move (rename) files</text:p>
      <text:p text:style-name="P22">man shows all information about the command</text:p>
      <text:p text:style-name="P22">sed stream editor for filtering and transforming text</text:p>
      <text:p text:style-name="P22">awk pattern scanning and processing language</text:p>
      <text:p text:style-name="P22">bg – make a foreground process to run in background</text:p>
      <text:p text:style-name="P22">fg – to make background process as foreground process</text:p>
      <text:p text:style-name="P22">jobs – displays the names and ids of background jobs</text:p>
      <text:p text:style-name="P22">chmod – change file access permissions</text:p>
      <text:p text:style-name="P22">chown – change file owner</text:p>
      <text:p text:style-name="P22">chgrp change the file group</text:p>
      <text:p text:style-name="P22">sort – sort lines of text files</text:p>
      <text:p text:style-name="P22">kill – to terminate the process</text:p>
      <text:p text:style-name="P22">ps – to view the process status</text:p>
      <text:p text:style-name="P22">split – splitting of a file into multiple files</text:p>
      <text:p text:style-name="P22">lp – printing of a file</text:p>
      <text:p text:style-name="P22">more paging output</text:p>
      <text:p text:style-name="P22">How do I can schedule the Jobs in Linux environment</text:p>
      <text:p text:style-name="P22">Scheduling of jobs</text:p>
      <text:p text:style-name="P22"><text:soft-page-break/>Scheduling of jobs is needed if the user wants to run the program at some time later or if he wants</text:p>
      <text:p text:style-name="P22">to run the program periodically</text:p>
      <text:p text:style-name="P22">what are the command that are available to schedule the jobs ?</text:p>
      <text:p text:style-name="P22">at command which is used to schedule the job once at later point of time</text:p>
      <text:p text:style-name="P22">crontab is used to schedule the jobs periodically</text:p>
      <text:p text:style-name="P22">batch command is used to schedule the job when the CPU utility is low</text:p>
      <text:p text:style-name="P22">which command can be used to schedule the jobs ( at or cron) and how I can select it ?</text:p>
      <text:p text:style-name="P22">Again this is depends on the purpose. If I wants to run the job periodically then my choice should be</text:p>
      <text:p text:style-name="P22">crontab and if I want to run the job only once, then I can prefer running the command with atHow do I control the scheduling of jobs with at command ?</text:p>
      <text:p text:style-name="P22">at -l command will let you know the jobs scheduled to run at later stage</text:p>
      <text:p text:style-name="P22">atrm command will allow you to remove the scheduled jobs based on job id</text:p>
      <text:p text:style-name="P22">what will be the reason if there is some issue with crontab or at command ?</text:p>
      <text:p text:style-name="P22">there could be multiple reasons for the above issue</text:p>
      <text:p text:style-name="P22">there could be problem with syntax and more preferably we have to verify whether the two</text:p>
      <text:p text:style-name="P22">important process which are taking care of scheduling the jobs is running or not. crond and</text:p>
      <text:p text:style-name="P22">atd process are more important process which does all the work</text:p>
      <text:p text:style-name="P22">How to control the process in foreground and background</text:p>
      <text:p text:style-name="P22">A program in execution is called process. each process will have unique process id.</text:p>
      <text:p text:style-name="P22">How do I differentiate the process is running in foreground/background ?</text:p>
      <text:p text:style-name="P22">if the user needs to wait for the result of the program, then the job is running in foreground. This</text:p>
      <text:p text:style-name="P22">also means if the user log out the terminal, then the job will get killed. In case of back ground jobs ,</text:p>
      <text:p text:style-name="P22">when the user runs the program, he will run with (&amp;) symbol where he will get the job id of the</text:p>
      <text:p text:style-name="P22">process running in background.</text:p>
      <text:p text:style-name="P22">How I can run the programs in background ?</text:p>
      <text:p text:style-name="P22">program_name arguments_input &amp;</text:p>
      <text:p text:style-name="P22">or</text:p>
      <text:p text:style-name="P22">nohup program_name arguments_input &amp;</text:p>
      <text:p text:style-name="P22">How do I know how many jobs are running in background ?</text:p>
      <text:p text:style-name="P22">jobs command will allow the user to know the jobs running in background with job id</text:p>
      <text:p text:style-name="P22">How do I can move the process from foreground to background ?</text:p>
      <text:p text:style-name="P22">1. run the process in foreground</text:p>
      <text:p text:style-name="P22">2. press control+z, the process will get stopped</text:p>
      <text:p text:style-name="P22">3. and run immediately with the command bg</text:p>
      <text:p text:style-name="P22">How do I move the process from background to foreground ?</text:p>
      <text:p text:style-name="P22">run the jobs command and view the job id of the program that we want to move to foreground.</text:p>
      <text:p text:style-name="P22">fg %job_id</text:p>
      <text:p text:style-name="P22">fg %starting name of process</text:p>
      <text:p text:style-name="P22">will allow the process to move from background to foreground</text:p>
      <text:p text:style-name="P22">HP Interview Questions</text:p>
      <text:p text:style-name="P22">1. Consider a scenario where the same program is executed twice in different terminal. if that is the</text:p>
      <text:p text:style-name="P22">case, please elaborate whether the above process will share the text region or not?</text:p>
      <text:p text:style-name="P22">2. How do you give maximum information to the user to debug the core file?</text:p>
      <text:p text:style-name="P22">3. Explain how the sigbus signal is generated?</text:p>
      <text:p text:style-name="P22">4. Write a 'C' program to simulate a stack.</text:p>
      <text:p text:style-name="P22">Yahoo Interview questions</text:p>
      <text:p text:style-name="P22">1. What is meant by MSB and LSB ?</text:p>
      <text:p text:style-name="P22">2. How to you find your system is little endian or bigendian ?</text:p>
      <text:p text:style-name="P22">3. How to you find your system is little endian or bigendian through C/C++ program ?4. How do you implement the Hash array technique of PERL through C program ?</text:p>
      <text:p text:style-name="P22">5. What is meant by Singleton ?</text:p>
      <text:p text:style-name="P22">6. How do you implement the singleton especially what type of constructor we used to implement</text:p>
      <text:p text:style-name="P22"><text:soft-page-break/>the same</text:p>
      <text:p text:style-name="P22">Unix/Linux Interview Questions</text:p>
      <text:p text:style-name="P22">what is zombie process?</text:p>
      <text:p text:style-name="P22">if child process dies and the associated parent process still exist, then we call the child process is</text:p>
      <text:p text:style-name="P22">zombie process.</text:p>
      <text:p text:style-name="P22">What is orphan process ?</text:p>
      <text:p text:style-name="P22">The exit() system call terminates the execution of a process. All open file descriptors are closed. If</text:p>
      <text:p text:style-name="P22">the exiting process had any child process, they no longer have a parent and as a result the kernel sets</text:p>
      <text:p text:style-name="P22">their parent-process-IDs to one, which is the process-ID of the init process. These child processes</text:p>
      <text:p text:style-name="P22">are called orphans and init is said to have adopted them</text:p>
      <text:p text:style-name="P22">How Protocol Works ? Interview Questions</text:p>
      <text:p text:style-name="P22">1. How FTP works?</text:p>
      <text:p text:style-name="P22">FTP uses two separate TCP connections and one is called as command channel (server uses port 21)</text:p>
      <text:p text:style-name="P22">and other is called as data channel (Server uses port 20) and client always uses port greater than</text:p>
      <text:p text:style-name="P22">1023 for both command and data channel.</text:p>
      <text:p text:style-name="P22">2. How TCP works?</text:p>
      <text:p text:style-name="P22">TCP working principle is based on three way handshaking between Host-A and Host-B. Host-A</text:p>
      <text:p text:style-name="P22">transmits SYN (synchronizing bit of where Host-A will transmit) and in order to acknowledge this</text:p>
      <text:p text:style-name="P22">Host-B will transmit ACK with what type of SYN bit Host-B is going to transmit and in order ( No</text:p>
      <text:p text:style-name="P22">more data from the sender bit) will be transmitted to indicate that no data are going to be</text:p>
      <text:p text:style-name="P22">transmitted between the hosts.</text:p>
      <text:p text:style-name="P22">3. Is TCP sends the data as continuous stream of bytes or packets?</text:p>
      <text:p text:style-name="P22">TCP sends the data as continuous stream of bytes not as individual packets. With help of sequence</text:p>
      <text:p text:style-name="P22">number and acknowledgment number in TCP header, TCP takes care of maintaining the sequence in</text:p>
      <text:p text:style-name="P22">which the bytes send and received.</text:p>
      <text:p text:style-name="P22">4. What are the two types of DNS n/w activities?</text:p>
      <text:p text:style-name="P22">a. Lookups (when client request the information from the server such as IP-address of the host name</text:p>
      <text:p text:style-name="P22">or the host-name of the IP-address etc. UDP/TCP)</text:p>
      <text:p text:style-name="P22">b. Zone transfer (occurs when secondary server trying to request the primary server that it knows</text:p>
      <text:p text:style-name="P22">about the zone information-TCP)</text:p>
      <text:p text:style-name="P22">5. How SIP works ?</text:p>
      <text:p text:style-name="P22">SIP is application layer protocol borrows most of the syntax from HTTP and SMTP. It is a signaling</text:p>
      <text:p text:style-name="P22">protocol used to transmit and control Video/Voice over IP protocol. SIP needs user agent to be more</text:p>
      <text:p text:style-name="P22">intelligent which can handle SIP signals from SIP client to SIP server and it can work on any one of</text:p>
      <text:p text:style-name="P22">the following underlying protocol1. User datagram protocol (UDP)</text:p>
      <text:p text:style-name="P22">2. Transmission Control Protocol (TCP)</text:p>
      <text:p text:style-name="P22">3. Stream Control Transmit protocol (SCTP)</text:p>
      <text:p text:style-name="P22">Linux Kernel Programming</text:p>
      <text:p text:style-name="P22">Linux-kernel can be distinguished in to various subsystems</text:p>
      <text:p text:style-name="P22">Process subsystem</text:p>
      <text:p text:style-name="P22">This subsystem supervise the process manipulation, such as</text:p>
      <text:p text:style-name="P22">Creation of process (system call fork, which is used to create new process in Unix file</text:p>
      <text:p text:style-name="P22">system),</text:p>
      <text:p text:style-name="P22">Transformation (loading another program into a process with system call exec. After calling</text:p>
      <text:p text:style-name="P22">exec we can’t return to the parent process),</text:p>
      <text:p text:style-name="P22">Synchronization of the process(parent waiting for child with system call wait) and</text:p>
      <text:p text:style-name="P22">Termination of the system call or process (system call exit).</text:p>
      <text:p text:style-name="P22">File subsystem</text:p>
      <text:p text:style-name="P22">This subsystem, also called the Virtual File system Switch (VFS) manages the manipulation with</text:p>
      <text:p text:style-name="P22">files. Since files are stored on different types of file systems, the VFS-layer contains file system-</text:p>
      <text:p text:style-name="P22">specific code for each supported type.</text:p>
      <text:p text:style-name="P22">Memory management</text:p>
      <text:p text:style-name="P22"><text:soft-page-break/>This subsystem manages the distribution of memory pages and takes care of freeing up memory as</text:p>
      <text:p text:style-name="P22">soon as the quantity of free memory is too small.</text:p>
      <text:p text:style-name="P22">Device drivers</text:p>
      <text:p text:style-name="P22">Consider device drivers as the layer between the generic kernel and the specific hardware. A device</text:p>
      <text:p text:style-name="P22">driver (character/Block/network) is a predefined set of subroutines or functions which manages a</text:p>
      <text:p text:style-name="P22">particular type of hardware-controller or device combination.</text:p>
      <text:p text:style-name="P22">Socket subsystem</text:p>
      <text:p text:style-name="P22">This subsystem deals with the network protocol families (e.g. the INET-family supporting the</text:p>
      <text:p text:style-name="P22">TCP/IP protocol stack</text:p>
      <text:p text:style-name="P22">Linux kernel Programming Interview questions</text:p>
      <text:p text:style-name="P22">What is meant by system call?</text:p>
      <text:p text:style-name="P22">Systems calls run in kernel mode on the user’s behalf and are provided by the kernel itself.</text:p>
      <text:p text:style-name="P22">What is the command to install the module in Linux?</text:p>
      <text:p text:style-name="P22">Insmod ( install – module) is the command to install the Module</text:p>
      <text:p text:style-name="P22">What is the command to remove the module which are already installed</text:p>
      <text:p text:style-name="P22">rmmod ( remove-module ) is the command to remove the module which are already registered</text:p>
      <text:p text:style-name="P22">What is a kernel Module?</text:p>
      <text:p text:style-name="P22">Kernel Modules are bits and pieces of code that can be loaded and unloaded in to Kernel based on</text:p>
      <text:p text:style-name="P22">demand or user request. The idea is simple that the kernel size will be small and modules are</text:p>
      <text:p text:style-name="P22">added/removed without rebooting the kernel</text:p>
      <text:p text:style-name="P22">What is the difference between programs and Kernel Modules?</text:p>
      <text:p text:style-name="P22">A program is compiled and an executable version where it has the main () function and it perform</text:p>
      <text:p text:style-name="P22">the task and comes for the halt. In case of modules it has module_init()/module_exit() function and</text:p>
      <text:p text:style-name="P22">it just initialize the modules and the rest is taken care by kernel.</text:p>
      <text:p text:style-name="P22">What is the difference between user space and kernel space?</text:p>
      <text:p text:style-name="P22">What is meant by Major number and Minor number?</text:p>
      <text:p text:style-name="P22">If kernel wants to know what type of driver it needs to use, then it has to see the major number. for</text:p>
      <text:p text:style-name="P22">instance if u have two floppy in the same PC, the two floppies will have the same major number and</text:p>
      <text:p text:style-name="P22">to differentiate between the two minor numbers are used, which will be used by the device driver.Hence Major numbers are being used by the kernel and the minor numbers are being used by the</text:p>
      <text:p text:style-name="P22">device drivers</text:p>
      <text:p text:style-name="P22">What is the function used to register a device?</text:p>
      <text:p text:style-name="P22">Can we uninstall the devices which are registered already?</text:p>
      <text:p text:style-name="P22">What is the importance of /proc File system ?</text:p>
      <text:p text:style-name="P22">What is the difference between system call and Library Call?</text:p>
      <text:p text:style-name="P22">What is the disadvantage of making the kernel as monolithic?</text:p>
      <text:p text:style-name="P22">What is the difference between printf() and printk() ?</text:p>
      <text:p text:style-name="P22">Difference between Block and Character device drivers</text:p>
      <text:p text:style-name="P22">How to distinguish various subsystems of Linux Kernel</text:p>
      <text:p text:style-name="P22"/>
      <text:p text:style-name="P4">C Programming Interview Questions</text:p>
      <text:p text:style-name="P4"/>
      <text:p text:style-name="P11">in one file global variable int i; is declared as static. In another file it is extern int i=100;</text:p>
      <text:p text:style-name="P11">Is this valid ?</text:p>
      <text:p text:style-name="P11"/>
      <text:p text:style-name="P2">Bit manipulation : </text:p>
      <text:p text:style-name="P2"/>
      <text:p text:style-name="P2">Write the logic for setting nth bit.</text:p>
      <text:p text:style-name="P2">Write the logic for clearing nth bit.</text:p>
      <text:p text:style-name="P2">Write the logic for toggling nth bit.</text:p>
      <text:p text:style-name="P2">Write the logic for setting nth to mth bits, where n &gt; m.</text:p>
      <text:p text:style-name="P2"><text:soft-page-break/>Write the logic for clearing nth to mth bits, where n &gt; m.</text:p>
      <text:p text:style-name="P2">Write the logic for toggling nth to mth bits, where n &gt; m.</text:p>
      <text:p text:style-name="P2">Program for finding number of 1s and 0s in a 32-bit number.</text:p>
      <text:p text:style-name="P2"/>
      <text:p text:style-name="P2">Program for finding whether a number is power of 2 or not.</text:p>
      <text:p text:style-name="P2">if((n) &amp; (n-1)){n is a power of 2}</text:p>
      <text:p text:style-name="P2"/>
      <text:p text:style-name="P2">Program for finding whether a number is even or odd.</text:p>
      <text:p text:style-name="P2">if((n) &amp; (1))</text:p>
      <text:p text:style-name="P2">{odd}</text:p>
      <text:p text:style-name="P2">else</text:p>
      <text:p text:style-name="P2">{even}</text:p>
      <text:p text:style-name="P2"/>
      <text:p text:style-name="P2">Write a function to swap even bits with consecutive odd bits in a number.</text:p>
      <text:p text:style-name="P2">e.g. b0 swapped with b1, b2 swapped with b3 and so on.</text:p>
      <text:p text:style-name="P2">unsigned int swap_bits(unsigned int num)</text:p>
      <text:p text:style-name="P2">{</text:p>
      <text:p text:style-name="P2">return (num&gt;&gt;1 &amp; 0x55555555) | (num&lt;&lt;1 &amp; 0xAAAAAAAA);</text:p>
      <text:p text:style-name="P2">}</text:p>
      <text:p text:style-name="P2"/>
      <text:p text:style-name="P2">Write a function to swap odd bits in a number.</text:p>
      <text:p text:style-name="P2">e.g. b1 swapped with b3, b5 swapped with b7 and so on.</text:p>
      <text:p text:style-name="P2">unsigned int swap_odd_bits(unsigned int num)</text:p>
      <text:p text:style-name="P2">{</text:p>
      <text:p text:style-name="P2">return (num&gt;&gt;2 &amp; 0x22222222) |</text:p>
      <text:p text:style-name="P2">(num&lt;&lt;2 &amp; 0x88888888) |</text:p>
      <text:p text:style-name="P2">( num</text:p>
      <text:p text:style-name="P2">&amp; 0x55555555) ;</text:p>
      <text:p text:style-name="P2">}</text:p>
      <text:p text:style-name="P2"/>
      <text:p text:style-name="P2">Write a function to swap even bits in a number.</text:p>
      <text:p text:style-name="P2">e.g. b0 swapped with b2, b4 swapped with b6 and so on.</text:p>
      <text:p text:style-name="P2">unsigned int swap_even_bits(unsigned int num)</text:p>
      <text:p text:style-name="P2">{</text:p>
      <text:p text:style-name="P2">return (num&gt;&gt;2 &amp; 0x11111111) |</text:p>
      <text:p text:style-name="P2">(num&lt;&lt;2 &amp; 0x44444444) |</text:p>
      <text:p text:style-name="P2">( num</text:p>
      <text:p text:style-name="P2">&amp; 0xAAAAAAAA) ;</text:p>
      <text:p text:style-name="P2">}</text:p>
      <text:p text:style-name="P2"/>
      <text:p text:style-name="P2">Write a function to find out the number of 1s in a number.</text:p>
      <text:p text:style-name="P2">unsigned int num_of_ones(unsigned int num)</text:p>
      <text:p text:style-name="P2">{</text:p>
      <text:p text:style-name="P2">unsigned int count = 0;</text:p>
      <text:p text:style-name="P2">while (num != 0) {</text:p>
      <text:p text:style-name="P2">num = (num) &amp; (num-1);</text:p>
      <text:p text:style-name="P2">count++;</text:p>
      <text:p text:style-name="P2">}</text:p>
      <text:p text:style-name="P2">return count;</text:p>
      <text:p text:style-name="P2">}</text:p>
      <text:p text:style-name="P2"/>
      <text:p text:style-name="P2">Write a function to check whether the number of 1s present in a number are even or odd.</text:p>
      <text:p text:style-name="P2"><text:soft-page-break/>enum {</text:p>
      <text:p text:style-name="P2">EVEN,</text:p>
      <text:p text:style-name="P2">ODD</text:p>
      <text:p text:style-name="P2">} even_odd;</text:p>
      <text:p text:style-name="P2">unsigned int check_even_odd_no_of_ones(unsigned int num)</text:p>
      <text:p text:style-name="P2">{if(num_of_ones(num) &amp; 1)</text:p>
      <text:p text:style-name="P2">return ODD;</text:p>
      <text:p text:style-name="P2">else</text:p>
      <text:p text:style-name="P2">return EVEN;</text:p>
      <text:p text:style-name="P2">}</text:p>
      <text:p text:style-name="P2"/>
      <text:p text:style-name="P2">Write a function for finding the first lowest bit set in a number.</text:p>
      <text:p text:style-name="P2">unsigned int first_lowest_bit_set(unsigned int num)</text:p>
      <text:p text:style-name="P2">{</text:p>
      <text:p text:style-name="P2">unsigned int count = 0;</text:p>
      <text:p text:style-name="P2">while(num) {</text:p>
      <text:p text:style-name="P2">count++;</text:p>
      <text:p text:style-name="P2">if(num&amp;1 == 1)</text:p>
      <text:p text:style-name="P2">break;</text:p>
      <text:p text:style-name="P2">num = num &gt;&gt; 1;</text:p>
      <text:p text:style-name="P2">}</text:p>
      <text:p text:style-name="P2">return count;</text:p>
      <text:p text:style-name="P2">}</text:p>
      <text:p text:style-name="P2"/>
      <text:p text:style-name="P2">Write a function for finding the higest bit set in a number.</text:p>
      <text:p text:style-name="P2">unsigned int first_highest_bit_set(unsigned int num)</text:p>
      <text:p text:style-name="P2">{</text:p>
      <text:p text:style-name="P2">unsigned int count = 0;</text:p>
      <text:p text:style-name="P2">while(num) {</text:p>
      <text:p text:style-name="P2">count++;</text:p>
      <text:p text:style-name="P2">if(num&amp;(1&lt;&lt;31) == 1)</text:p>
      <text:p text:style-name="P2">break;</text:p>
      <text:p text:style-name="P2">num = num &lt;&lt; 1;</text:p>
      <text:p text:style-name="P2">}</text:p>
      <text:p text:style-name="P2">return count;</text:p>
      <text:p text:style-name="P2">}</text:p>
      <text:p text:style-name="P2">Write a function for reversing the bits in a number.</text:p>
      <text:p text:style-name="P2"/>
      <text:p text:style-name="P2">unsigned int bit_reverse(unsigned int n)</text:p>
      <text:p text:style-name="P2">{</text:p>
      <text:p text:style-name="P2">unsigned int m = 0, i;</text:p>
      <text:p text:style-name="P2">for (i = 0; i &lt; 32; i++) {</text:p>
      <text:p text:style-name="P2">m |= (n &amp; 1) &lt;&lt; (31-i);</text:p>
      <text:p text:style-name="P2">n &gt;&gt;= 1;</text:p>
      <text:p text:style-name="P2">}</text:p>
      <text:p text:style-name="P2">return m;</text:p>
      <text:p text:style-name="P2">}</text:p>
      <text:p text:style-name="P2"/>
      <text:p text:style-name="P2">Write the code for extracting nth to mth bits, where n &lt; m.</text:p>
      <text:p text:style-name="P2">31</text:p>
      <text:p text:style-name="P2">0------------------------</text:p>
      <text:p text:style-name="P2">|</text:p>
      <text:p text:style-name="P2"><text:soft-page-break/>|</text:p>
      <text:p text:style-name="P2">m</text:p>
      <text:p text:style-name="P2">n</text:p>
      <text:p text:style-name="P2">(num &gt;&gt; n) &amp; ~(~0 &lt;&lt; (m-n+1))</text:p>
      <text:p text:style-name="P2"/>
      <text:p text:style-name="P2">Write the code for toggling nth to mth bits, where n &lt; m.</text:p>
      <text:p text:style-name="P2">e.g.</text:p>
      <text:p text:style-name="P2">4 2</text:p>
      <text:p text:style-name="P2">| |</text:p>
      <text:p text:style-name="P2">10101010 - num</text:p>
      <text:p text:style-name="P2">11111111 ~0</text:p>
      <text:p text:style-name="P2">11111100 (~0&lt;&lt;n)</text:p>
      <text:p text:style-name="P2">00011111 (~0&gt;&gt;(31-m))</text:p>
      <text:p text:style-name="P2">00011100 (~0&lt;&lt;n) &amp; (~0&gt;&gt;(31-m))</text:p>
      <text:p text:style-name="P2">--&gt; mask</text:p>
      <text:p text:style-name="P2">Solution: num ^ ((~0&lt;&lt;n) &amp; (~0&gt;&gt;(31-m)))</text:p>
      <text:p text:style-name="P2"/>
      <text:p text:style-name="P2">Write the code for setting nth to mth bits, where n &lt; m.</text:p>
      <text:p text:style-name="P2">num | ((~0&lt;&lt;n) &amp; (~0&gt;&gt;(31-m)))</text:p>
      <text:p text:style-name="P2"/>
      <text:p text:style-name="P2">Write the code for clearing nth to mth bits, where n &lt; m.</text:p>
      <text:p text:style-name="P2">num &amp; ~((~0&lt;&lt;n) &amp; (~0&gt;&gt;(31-m)))</text:p>
      <text:p text:style-name="P2"/>
      <text:p text:style-name="P2">Write a piece of code for sizeof() implementation.</text:p>
      <text:p text:style-name="P2">#define sizeof(a) ((char *)(&amp;a+1)-(char *)&amp;a)</text:p>
      <text:p text:style-name="P2"/>
      <text:p text:style-name="P2">Explain about ffs and ffz implementations in ARM linux.</text:p>
      <text:p text:style-name="P2">/*</text:p>
      <text:p text:style-name="P2">* On ARMv5 and above those functions can be implemented around</text:p>
      <text:p text:style-name="P2">* the clz instruction for much better code efficiency.</text:p>
      <text:p text:style-name="P2">*/</text:p>
      <text:p text:style-name="P2">static inline int fls(int x)</text:p>
      <text:p text:style-name="P2">{</text:p>
      <text:p text:style-name="P2">int ret;</text:p>
      <text:p text:style-name="P2">if (__builtin_constant_p(x))</text:p>
      <text:p text:style-name="P2">return constant_fls(x);</text:p>
      <text:p text:style-name="P2">asm("clz\t%0, %1" : "=r" (ret) : "r" (x));</text:p>
      <text:p text:style-name="P2">ret = 32 - ret;</text:p>
      <text:p text:style-name="P2">return ret;</text:p>
      <text:p text:style-name="P2">}</text:p>
      <text:p text:style-name="P2">#define __fls(x) (fls(x) - 1)</text:p>
      <text:p text:style-name="P2">#define ffs(x) ({ unsigned long __t = (x); fls(__t &amp; -__t); })</text:p>
      <text:p text:style-name="P2">#define __ffs(x) (ffs(x) - 1)#define ffz(x) __ffs( ~(x) )</text:p>
      <text:p text:style-name="P2">Explain about container_of() and offsetof() implementations.</text:p>
      <text:p text:style-name="P2">/**</text:p>
      <text:p text:style-name="P2">* container_of - cast a member of a structure out to the</text:p>
      <text:p text:style-name="P2">containing structure</text:p>
      <text:p text:style-name="P2">* @ptr:</text:p>
      <text:p text:style-name="P2">the pointer to the member.</text:p>
      <text:p text:style-name="P2">* @type:</text:p>
      <text:p text:style-name="P2">the type of the container struct this is embedded</text:p>
      <text:p text:style-name="P2">in.</text:p>
      <text:p text:style-name="P2"><text:soft-page-break/>* @member:</text:p>
      <text:p text:style-name="P2">the name of the member within the struct.</text:p>
      <text:p text:style-name="P2">*</text:p>
      <text:p text:style-name="P2">*/</text:p>
      <text:p text:style-name="P2">#define container_of(ptr, type, member) ({</text:p>
      <text:p text:style-name="P2">\</text:p>
      <text:p text:style-name="P2">const typeof( ((type *)0)-&gt;member ) *__mptr = (ptr);</text:p>
      <text:p text:style-name="P2">\</text:p>
      <text:p text:style-name="P2">(type *)( (char *)__mptr - offsetof(type,member) );})</text:p>
      <text:p text:style-name="P2">#define offsetof(TYPE, MEMBER) ((size_t) &amp;((TYPE *)0)-&gt;MEMBER)</text:p>
      <text:p text:style-name="P2"/>
      <text:p text:style-name="P2">How to implement bit-wise operations without using bit-wise operators?</text:p>
      <text:p text:style-name="P2"/>
      <text:p text:style-name="P2">/* a ^ b */</text:p>
      <text:p text:style-name="P2">c = 0;</text:p>
      <text:p text:style-name="P2">for (x = 0; x &lt;= 15; ++x) {</text:p>
      <text:p text:style-name="P2">c += c;</text:p>
      <text:p text:style-name="P2">if (a &lt; 0) {</text:p>
      <text:p text:style-name="P2">if (b &gt;= 0) {</text:p>
      <text:p text:style-name="P2">c += 1;</text:p>
      <text:p text:style-name="P2">}</text:p>
      <text:p text:style-name="P2">} else if (b &lt; 0) {</text:p>
      <text:p text:style-name="P2">c += 1;</text:p>
      <text:p text:style-name="P2">}</text:p>
      <text:p text:style-name="P2">a += a;</text:p>
      <text:p text:style-name="P2">b += b;</text:p>
      <text:p text:style-name="P2">}</text:p>
      <text:p text:style-name="P2">/* a &amp; b */</text:p>
      <text:p text:style-name="P2">c = 0;</text:p>
      <text:p text:style-name="P2">for (x = 0; x &lt;= 15; ++x) {</text:p>
      <text:p text:style-name="P2">c += c;</text:p>
      <text:p text:style-name="P2">if (a &lt; 0) {</text:p>
      <text:p text:style-name="P2">if (b &lt; 0) {</text:p>
      <text:p text:style-name="P2">c += 1;</text:p>
      <text:p text:style-name="P2">}</text:p>
      <text:p text:style-name="P2">}</text:p>
      <text:p text:style-name="P2">a += a;</text:p>
      <text:p text:style-name="P2">b += b;</text:p>
      <text:p text:style-name="P2">}/* a | b */</text:p>
      <text:p text:style-name="P2">c = 0;</text:p>
      <text:p text:style-name="P2">for (x = 0; x &lt;= 15; ++x) {</text:p>
      <text:p text:style-name="P2">c += c;</text:p>
      <text:p text:style-name="P2">if (a &lt; 0) {</text:p>
      <text:p text:style-name="P2">c += 1;</text:p>
      <text:p text:style-name="P2">} else if (b &lt; 0) {</text:p>
      <text:p text:style-name="P2">c += 1;</text:p>
      <text:p text:style-name="P2">}</text:p>
      <text:p text:style-name="P2">a += a;</text:p>
      <text:p text:style-name="P2">b += b;</text:p>
      <text:p text:style-name="P2">}</text:p>
      <text:p text:style-name="P2"/>
      <text:p text:style-name="P4">Data Structures</text:p>
      <text:p text:style-name="P2"><text:soft-page-break/></text:p>
      <text:p text:style-name="P2">Write a program for reversing a singly linked list?</text:p>
      <text:p text:style-name="P2"/>
      <text:p text:style-name="P2">struct node {</text:p>
      <text:p text:style-name="P2">int data;</text:p>
      <text:p text:style-name="P2">struct node *next;</text:p>
      <text:p text:style-name="P2">}</text:p>
      <text:p text:style-name="P2">void reverse(struct node **head)</text:p>
      <text:p text:style-name="P2">{</text:p>
      <text:p text:style-name="P2"><text:tab/>struct node *t0, *t1, *t2 = NULL;</text:p>
      <text:p text:style-name="P2"><text:tab/>t0 = *head;</text:p>
      <text:p text:style-name="P2"><text:tab/>while(t0 != NULL) </text:p>
      <text:p text:style-name="P2"><text:tab/>{</text:p>
      <text:p text:style-name="P2"><text:tab/><text:tab/>t1 = t2;</text:p>
      <text:p text:style-name="P2"><text:tab/><text:tab/>t2 = t0;</text:p>
      <text:p text:style-name="P2"><text:tab/><text:tab/>t0 = t0-&gt;next;</text:p>
      <text:p text:style-name="P2"><text:tab/><text:tab/>t2-&gt;next = t1;</text:p>
      <text:p text:style-name="P2"><text:tab/>}</text:p>
      <text:p text:style-name="P2"><text:tab/>*head = t2;</text:p>
      <text:p text:style-name="P2">}</text:p>
      <text:p text:style-name="P2"/>
      <text:p text:style-name="P2">Write a program for a singly linked list (insert, delete, count, search etc functions).</text:p>
      <text:p text:style-name="P2">Write a program for a doubly linked list (insert, delete, count, search etc functions).</text:p>
      <text:p text:style-name="P2">Write a program for a circular singly linked list (insert, delete, count, search etc functions).</text:p>
      <text:p text:style-name="P2">Write a program for a circular doubly linked list (insert, delete, count, search etc functions).</text:p>
      <text:p text:style-name="P2">Write a program for binary tree implementation.</text:p>
      <text:p text:style-name="P2">You are given a pointer to a node (not the tail node) in a singly linked list. Delete that node from the</text:p>
      <text:p text:style-name="P2">linked list. Write code in C.</text:p>
      <text:p text:style-name="P2">How to check whether a linked list is circular or not?</text:p>
      <text:p text:style-name="P2">How would you find a loop in a singly linked list?</text:p>
      <text:p text:style-name="P2">Write a c program for reversing a singly linked list.</text:p>
      <text:p text:style-name="P2">Given two singly linked list, find if they are intersecting. Do this in single iteration. Also find the</text:p>
      <text:p text:style-name="P2">intersecting node in O(n) time and O(1) space. By intersection I mean intersection by reference not</text:p>
      <text:p text:style-name="P2">by value.</text:p>
      <text:p text:style-name="P2">Solution</text:p>
      <text:p text:style-name="P2">Write a c program to get the intersection point of two singly linked lists.</text:p>
      <text:p text:style-name="P2">Solution 1 Solution 2</text:p>
      <text:p text:style-name="P2">Sorting Techniques</text:p>
      <text:p text:style-name="P2">Name some of the sorting techniques.</text:p>
      <text:p text:style-name="P2">Bubble sort, Quick sort, Merge sort, Insetion sort, Quick sort etc</text:p>
      <text:p text:style-name="P2">Write a program for Quick sort implementation.</text:p>
      <text:p text:style-name="P2">Write a program for Bubble sort implementation.</text:p>
      <text:p text:style-name="P2"/>
      <text:p text:style-name="P7">Question: There are 2 link lists merging at some node. Find the node, where these 2 lists merge</text:p>
      <text:p text:style-name="P7">Answer: We should have one fact in mind that</text:p>
      <text:p text:style-name="P7">merging node is found by comparing the address (not value) of the nodes. Since we have 2 different</text:p>
      <text:p text:style-name="P7">lists, one way is to have 2 for loops and compare addresses of all the possible nodes. This solution</text:p>
      <text:p text:style-name="P7">is O(mn) where 'm' and 'n' are lengths of given lists.</text:p>
      <text:p text:style-name="P7">If length of 2 lists are of equal length, we can traverse both the lists one node at a time and find the</text:p>
      <text:p text:style-name="P7">common node. But since lengths may not be same, we first find a node in bigger list, from where</text:p>
      <text:p text:style-name="P7">we have length same as that of smaller list. For this, first we need to find the length of both the lists,</text:p>
      <text:p text:style-name="P7">then move ahead the difference in bigger list and then match nodes in parallel.</text:p>
      <text:p text:style-name="P7"><text:soft-page-break/>Algorithm:</text:p>
      <text:p text:style-name="P7">1. Find length (len1) of first link list.</text:p>
      <text:p text:style-name="P7">2. Find length (len2) of second link list.3. find diff = abs(len1 – len2)</text:p>
      <text:p text:style-name="P7">4. Traverse the bigger list from the first node till 'diff' nodes. Now we have two lists,</text:p>
      <text:p text:style-name="P7">which have equal no of nodes.</text:p>
      <text:p text:style-name="P7">5. Traverse both the lists in parallel till we come across a common node.</text:p>
      <text:p text:style-name="P7"/>
      <text:p text:style-name="P7">Code:</text:p>
      <text:p text:style-name="P7">view plainprint?</text:p>
      <text:p text:style-name="P7">struct node* findMergeNode(struct node* list1, struct node* list2)</text:p>
      <text:p text:style-name="P7">{</text:p>
      <text:p text:style-name="P7"><text:tab/>int len1, len2, diff;</text:p>
      <text:p text:style-name="P7"><text:tab/>struct node* head1 = list1;</text:p>
      <text:p text:style-name="P7"><text:tab/>struct node* head2 = list2;</text:p>
      <text:p text:style-name="P7"><text:tab/>len1 = getlength(head1);</text:p>
      <text:p text:style-name="P7"><text:tab/>len2 = getlength(head2);</text:p>
      <text:p text:style-name="P7"><text:tab/>diff = len1 - len2;</text:p>
      <text:p text:style-name="P7"><text:tab/>if (len1 &lt; len2)</text:p>
      <text:p text:style-name="P7"><text:tab/>{</text:p>
      <text:p text:style-name="P7"><text:tab/><text:tab/>head1 = list2;</text:p>
      <text:p text:style-name="P7"><text:tab/><text:tab/>head2 = list1;</text:p>
      <text:p text:style-name="P7"><text:tab/><text:tab/>diff = len2 - len1;</text:p>
      <text:p text:style-name="P7"/>
      <text:p text:style-name="P7"><text:tab/>}</text:p>
      <text:p text:style-name="P7"><text:tab/>for(int i = 0; i &lt; diff; i++)</text:p>
      <text:p text:style-name="P7"><text:tab/>head1 = head1-&gt;next;</text:p>
      <text:p text:style-name="P7"><text:tab/>while(head1 != NULL &amp;&amp; head2 != NULL)</text:p>
      <text:p text:style-name="P7"><text:tab/>{</text:p>
      <text:p text:style-name="P7"><text:tab/><text:tab/>if(head1 == head2)</text:p>
      <text:p text:style-name="P7"><text:tab/><text:tab/>return head1-&gt;data;</text:p>
      <text:p text:style-name="P7"><text:tab/><text:tab/>head1= head1-&gt;next;</text:p>
      <text:p text:style-name="P7"><text:tab/><text:tab/>head2= head2-&gt;next;</text:p>
      <text:p text:style-name="P7"/>
      <text:p text:style-name="P7"><text:tab/>}</text:p>
      <text:p text:style-name="P7"><text:tab/>return NULL;</text:p>
      <text:p text:style-name="P7">}</text:p>
      <text:p text:style-name="P7"/>
      <text:p text:style-name="P24">Can the value of a constant be modified?</text:p>
      <text:p text:style-name="P24">Well, Yes. This is because of the fact that the keyword ‘const’ puts a restriction only on the name of</text:p>
      <text:p text:style-name="P24">the variable. This means that the value of the variable ‘count’ cannot be changed through its name</text:p>
      <text:p text:style-name="P24">but through any other way that does not involve the variable name, yes the value can be changed.</text:p>
      <text:p text:style-name="P24">For example, we can use pointers to achieve the same. Following is a proof of concept for this :</text:p>
      <text:p text:style-name="P24">#include</text:p>
      <text:p text:style-name="P24">int main(void)</text:p>
      <text:p text:style-name="P24">{</text:p>
      <text:p text:style-name="P24">const int count = 0;</text:p>
      <text:p text:style-name="P24">int *ptr = &amp;count;</text:p>
      <text:p text:style-name="P24">*ptr = 6;</text:p>
      <text:p text:style-name="P24">printf("%d\n", count);</text:p>
      <text:p text:style-name="P24">return 0;</text:p>
      <text:p text:style-name="P24">}</text:p>
      <text:p text:style-name="P24"/>
      <text:p text:style-name="P24"><text:soft-page-break/>simple rules about postfix ++, prefix ++ and * (dereference) operators</text:p>
      <text:p text:style-name="P24"/>
      <text:p text:style-name="P24">1) Precedence of prefix ++ and * is same. Associativity of both is right to left.</text:p>
      <text:p text:style-name="P24">2) Precedence of postfix ++ is higher than both * and prefix ++. Associativity of postfix ++</text:p>
      <text:p text:style-name="P24">is left to right.</text:p>
      <text:p text:style-name="P24">++*p -&gt; The expression ++*p has two operators of same precedence, so compiler looks for</text:p>
      <text:p text:style-name="P24">assoiativity. Associativity of operators is right to left. Therefore the expression is treated as ++(*p).</text:p>
      <text:p text:style-name="P24">The expression *p++ is treated as *(p++) as the precedence of postfix ++ is higher than *.</text:p>
      <text:p text:style-name="P24">The expression *++p has two operators of same precedence, so compiler looks for assoiativity.</text:p>
      <text:p text:style-name="P24">Associativity of operators is right to left.Therefore the expression is treated as *(++p).</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8T01:10:50.335996197</meta:creation-date>
    <dc:date>2015-09-28T02:36:38.332892848</dc:date>
    <meta:editing-duration>PT1H25M34S</meta:editing-duration>
    <meta:editing-cycles>36</meta:editing-cycles>
    <meta:generator>LibreOffice/4.4.2.2$Linux_X86_64 LibreOffice_project/40m0$Build-2</meta:generator>
    <meta:document-statistic meta:table-count="1" meta:image-count="0" meta:object-count="0" meta:page-count="54" meta:paragraph-count="2539" meta:word-count="22530" meta:character-count="129039" meta:non-whitespace-character-count="108980"/>
  </office:meta>
</office:document-meta>
</file>